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65056" officeooo:paragraph-rsid="00065056"/>
    </style:style>
    <style:style style:name="P2" style:family="paragraph" style:parent-style-name="Text_20_body">
      <style:text-properties officeooo:rsid="00065056" officeooo:paragraph-rsid="00065056"/>
    </style:style>
    <style:style style:name="P3" style:family="paragraph" style:parent-style-name="Standard">
      <style:text-properties officeooo:rsid="000edb11" officeooo:paragraph-rsid="000edb11"/>
    </style:style>
    <style:style style:name="P4" style:family="paragraph" style:parent-style-name="Heading_20_3">
      <style:text-properties officeooo:rsid="000edb11" officeooo:paragraph-rsid="000edb11"/>
    </style:style>
    <style:style style:name="P5" style:family="paragraph" style:parent-style-name="Text_20_body">
      <style:text-properties officeooo:rsid="000edb11" officeooo:paragraph-rsid="000edb11"/>
    </style:style>
    <style:style style:name="P6" style:family="paragraph" style:parent-style-name="Standard">
      <style:text-properties officeooo:rsid="000edb11" officeooo:paragraph-rsid="00245a76"/>
    </style:style>
    <style:style style:name="P7" style:family="paragraph" style:parent-style-name="Standard">
      <style:text-properties officeooo:rsid="000edb11" officeooo:paragraph-rsid="00289c84"/>
    </style:style>
    <style:style style:name="P8" style:family="paragraph" style:parent-style-name="Standard">
      <style:text-properties officeooo:rsid="000edb11" officeooo:paragraph-rsid="0028dd97"/>
    </style:style>
    <style:style style:name="P9" style:family="paragraph" style:parent-style-name="Standard">
      <style:text-properties officeooo:paragraph-rsid="000f342d"/>
    </style:style>
    <style:style style:name="P10" style:family="paragraph" style:parent-style-name="Heading_20_3">
      <style:text-properties officeooo:paragraph-rsid="000edb11"/>
    </style:style>
    <style:style style:name="P11" style:family="paragraph" style:parent-style-name="Standard">
      <style:text-properties officeooo:paragraph-rsid="000edb11"/>
    </style:style>
    <style:style style:name="P12" style:family="paragraph" style:parent-style-name="Heading_20_3">
      <style:paragraph-properties fo:margin-top="0in" fo:margin-bottom="0in" style:contextual-spacing="false"/>
      <style:text-properties officeooo:paragraph-rsid="00111723"/>
    </style:style>
    <style:style style:name="P13" style:family="paragraph" style:parent-style-name="Heading_20_3">
      <style:text-properties officeooo:rsid="0023544d" officeooo:paragraph-rsid="0029f3d8"/>
    </style:style>
    <style:style style:name="P14" style:family="paragraph" style:parent-style-name="Text_20_body">
      <style:text-properties officeooo:rsid="0023544d" officeooo:paragraph-rsid="0029f3d8"/>
    </style:style>
    <style:style style:name="P15" style:family="paragraph" style:parent-style-name="Standard">
      <style:text-properties officeooo:rsid="0023544d" officeooo:paragraph-rsid="0023544d"/>
    </style:style>
    <style:style style:name="P16" style:family="paragraph" style:parent-style-name="Heading_20_3">
      <style:text-properties officeooo:paragraph-rsid="0023544d"/>
    </style:style>
    <style:style style:name="P17" style:family="paragraph" style:parent-style-name="Standard">
      <style:text-properties officeooo:rsid="000cb188" officeooo:paragraph-rsid="000cb188"/>
    </style:style>
    <style:style style:name="P18" style:family="paragraph" style:parent-style-name="Standard">
      <style:text-properties fo:font-weight="bold" officeooo:rsid="000f3d2a" officeooo:paragraph-rsid="000f3d2a" style:font-weight-asian="bold" style:font-weight-complex="bold"/>
    </style:style>
    <style:style style:name="P19" style:family="paragraph" style:parent-style-name="Text_20_body">
      <style:text-properties fo:font-weight="bold" officeooo:rsid="000f3d2a" officeooo:paragraph-rsid="000f3d2a" style:font-weight-asian="bold" style:font-weight-complex="bold"/>
    </style:style>
    <style:style style:name="P20" style:family="paragraph" style:parent-style-name="Text_20_body">
      <style:text-properties fo:font-weight="bold" officeooo:rsid="000f3d2a" officeooo:paragraph-rsid="00266e5d" style:font-weight-asian="bold" style:font-weight-complex="bold"/>
    </style:style>
    <style:style style:name="P21" style:family="paragraph" style:parent-style-name="Standard">
      <style:text-properties fo:font-weight="bold" officeooo:rsid="000f6866" officeooo:paragraph-rsid="000f6866" style:font-weight-asian="bold" style:font-weight-complex="bold"/>
    </style:style>
    <style:style style:name="P22" style:family="paragraph" style:parent-style-name="Standard">
      <style:text-properties fo:font-weight="bold" officeooo:rsid="000edb11" officeooo:paragraph-rsid="000edb11" style:font-weight-asian="bold" style:font-weight-complex="bold"/>
    </style:style>
    <style:style style:name="P23" style:family="paragraph" style:parent-style-name="Standard">
      <style:text-properties fo:font-weight="bold" officeooo:rsid="0015676f" officeooo:paragraph-rsid="0015676f" style:font-weight-asian="bold" style:font-weight-complex="bold"/>
    </style:style>
    <style:style style:name="P24" style:family="paragraph" style:parent-style-name="Standard">
      <style:text-properties fo:font-weight="bold" officeooo:rsid="001c5f73" officeooo:paragraph-rsid="001c5f73" style:font-weight-asian="bold" style:font-weight-complex="bold"/>
    </style:style>
    <style:style style:name="P25" style:family="paragraph" style:parent-style-name="Standard">
      <style:text-properties fo:font-weight="bold" officeooo:rsid="001c5f73" officeooo:paragraph-rsid="001d346a" style:font-weight-asian="bold" style:font-weight-complex="bold"/>
    </style:style>
    <style:style style:name="P26" style:family="paragraph" style:parent-style-name="Standard">
      <style:text-properties fo:font-weight="bold" officeooo:rsid="0028dd97" officeooo:paragraph-rsid="0028dd97" style:font-weight-asian="bold" style:font-weight-complex="bold"/>
    </style:style>
    <style:style style:name="P27" style:family="paragraph" style:parent-style-name="Standard">
      <style:text-properties officeooo:paragraph-rsid="0015676f"/>
    </style:style>
    <style:style style:name="P28" style:family="paragraph" style:parent-style-name="Standard">
      <style:paragraph-properties fo:margin-top="0in" fo:margin-bottom="0.1965in" style:contextual-spacing="false"/>
      <style:text-properties officeooo:paragraph-rsid="00188e32"/>
    </style:style>
    <style:style style:name="P29" style:family="paragraph" style:parent-style-name="Standard">
      <style:text-properties fo:font-weight="normal" officeooo:rsid="000edb11" officeooo:paragraph-rsid="000edb11" style:font-weight-asian="normal" style:font-weight-complex="normal"/>
    </style:style>
    <style:style style:name="P30" style:family="paragraph" style:parent-style-name="Text_20_body">
      <style:text-properties fo:font-weight="normal" officeooo:rsid="0015676f" officeooo:paragraph-rsid="0015676f" style:font-weight-asian="normal" style:font-weight-complex="normal"/>
    </style:style>
    <style:style style:name="P31" style:family="paragraph" style:parent-style-name="Text_20_body">
      <style:text-properties fo:font-weight="normal" officeooo:rsid="0015676f" officeooo:paragraph-rsid="0026d8f1" style:font-weight-asian="normal" style:font-weight-complex="normal"/>
    </style:style>
    <style:style style:name="P32" style:family="paragraph" style:parent-style-name="Heading_20_3">
      <style:text-properties officeooo:rsid="002c0884" officeooo:paragraph-rsid="002c0884"/>
    </style:style>
    <style:style style:name="P33" style:family="paragraph" style:parent-style-name="Heading_20_3">
      <style:text-properties officeooo:rsid="000edb11" officeooo:paragraph-rsid="0030dfc2"/>
    </style:style>
    <style:style style:name="P34" style:family="paragraph" style:parent-style-name="Heading_20_3">
      <style:text-properties officeooo:rsid="000edb11" officeooo:paragraph-rsid="000edb11"/>
    </style:style>
    <style:style style:name="P35" style:family="paragraph" style:parent-style-name="Standard">
      <style:text-properties officeooo:rsid="000edb11" officeooo:paragraph-rsid="000edb11"/>
    </style:style>
    <style:style style:name="P36" style:family="paragraph" style:parent-style-name="Standard">
      <style:text-properties officeooo:rsid="000edb11" officeooo:paragraph-rsid="0030dfc2"/>
    </style:style>
    <style:style style:name="P37" style:family="paragraph" style:parent-style-name="Standard">
      <style:text-properties officeooo:rsid="002c0884" officeooo:paragraph-rsid="002c0884"/>
    </style:style>
    <style:style style:name="P38" style:family="paragraph" style:parent-style-name="Standard">
      <style:text-properties officeooo:rsid="0030dfc2" officeooo:paragraph-rsid="0030dfc2"/>
    </style:style>
    <style:style style:name="P39" style:family="paragraph" style:parent-style-name="Standard">
      <style:text-properties officeooo:rsid="00328bde" officeooo:paragraph-rsid="00328bde"/>
    </style:style>
    <style:style style:name="P40" style:family="paragraph" style:parent-style-name="Standard">
      <style:text-properties officeooo:rsid="0033b37d" officeooo:paragraph-rsid="0033b37d"/>
    </style:style>
    <style:style style:name="P41" style:family="paragraph" style:parent-style-name="Text_20_body" style:list-style-name="L1"/>
    <style:style style:name="P42" style:family="paragraph" style:parent-style-name="Text_20_body" style:list-style-name="L1">
      <style:paragraph-properties fo:margin-top="0in" fo:margin-bottom="0in" style:contextual-spacing="false"/>
    </style:style>
    <style:style style:name="P43" style:family="paragraph" style:parent-style-name="Text_20_body" style:list-style-name="L1">
      <style:paragraph-properties fo:margin-top="0in" fo:margin-bottom="0in" style:contextual-spacing="false"/>
      <style:text-properties officeooo:rsid="000ad0a5" officeooo:paragraph-rsid="000ad0a5"/>
    </style:style>
    <style:style style:name="P44" style:family="paragraph" style:parent-style-name="Text_20_body" style:list-style-name="L2"/>
    <style:style style:name="P45" style:family="paragraph" style:parent-style-name="Text_20_body" style:list-style-name="L3">
      <style:paragraph-properties fo:margin-top="0in" fo:margin-bottom="0in" style:contextual-spacing="false"/>
    </style:style>
    <style:style style:name="P46" style:family="paragraph" style:parent-style-name="Text_20_body" style:list-style-name="L3">
      <style:paragraph-properties fo:margin-top="0in" fo:margin-bottom="0in" style:contextual-spacing="false"/>
      <style:text-properties officeooo:rsid="000f342d" officeooo:paragraph-rsid="000f342d"/>
    </style:style>
    <style:style style:name="P47" style:family="paragraph" style:parent-style-name="Text_20_body" style:list-style-name="L4"/>
    <style:style style:name="P48" style:family="paragraph" style:parent-style-name="Text_20_body" style:list-style-name="L5"/>
    <style:style style:name="P49" style:family="paragraph" style:parent-style-name="Text_20_body" style:list-style-name="L6"/>
    <style:style style:name="P50" style:family="paragraph" style:parent-style-name="Text_20_body" style:list-style-name="L7"/>
    <style:style style:name="P51" style:family="paragraph" style:parent-style-name="Text_20_body" style:list-style-name="L8"/>
    <style:style style:name="P52" style:family="paragraph" style:parent-style-name="Text_20_body" style:list-style-name="L9"/>
    <style:style style:name="P53" style:family="paragraph" style:parent-style-name="Text_20_body" style:list-style-name="L10">
      <style:paragraph-properties fo:margin-top="0in" fo:margin-bottom="0in" style:contextual-spacing="false"/>
    </style:style>
    <style:style style:name="P54" style:family="paragraph" style:parent-style-name="Text_20_body" style:list-style-name="L10">
      <style:paragraph-properties fo:margin-top="0in" fo:margin-bottom="0in" style:contextual-spacing="false"/>
      <style:text-properties officeooo:rsid="0028dd97" officeooo:paragraph-rsid="0028dd97"/>
    </style:style>
    <style:style style:name="P55" style:family="paragraph" style:parent-style-name="Text_20_body" style:list-style-name="L11"/>
    <style:style style:name="P56" style:family="paragraph" style:parent-style-name="Text_20_body" style:list-style-name="L12">
      <style:paragraph-properties fo:margin-top="0in" fo:margin-bottom="0in" style:contextual-spacing="false"/>
    </style:style>
    <style:style style:name="P57" style:family="paragraph" style:parent-style-name="Text_20_body" style:list-style-name="L12">
      <style:paragraph-properties fo:margin-top="0in" fo:margin-bottom="0in" style:contextual-spacing="false"/>
      <style:text-properties officeooo:paragraph-rsid="00111723"/>
    </style:style>
    <style:style style:name="P58" style:family="paragraph" style:parent-style-name="Text_20_body" style:list-style-name="L13"/>
    <style:style style:name="P59" style:family="paragraph" style:parent-style-name="Text_20_body" style:list-style-name="L13">
      <style:paragraph-properties fo:margin-top="0in" fo:margin-bottom="0in" style:contextual-spacing="false"/>
    </style:style>
    <style:style style:name="P60" style:family="paragraph" style:parent-style-name="Text_20_body" style:list-style-name="L14"/>
    <style:style style:name="P61" style:family="paragraph" style:parent-style-name="Text_20_body" style:list-style-name="L15"/>
    <style:style style:name="P62" style:family="paragraph" style:parent-style-name="Text_20_body" style:list-style-name="L15">
      <style:paragraph-properties fo:margin-top="0in" fo:margin-bottom="0in" style:contextual-spacing="false"/>
    </style:style>
    <style:style style:name="P63" style:family="paragraph" style:parent-style-name="Text_20_body" style:list-style-name="L16">
      <style:paragraph-properties fo:margin-top="0in" fo:margin-bottom="0in" style:contextual-spacing="false"/>
    </style:style>
    <style:style style:name="P64" style:family="paragraph" style:parent-style-name="Text_20_body" style:list-style-name="L17"/>
    <style:style style:name="P65" style:family="paragraph" style:parent-style-name="Text_20_body" style:list-style-name="L17">
      <style:text-properties officeooo:rsid="0026d8f1" officeooo:paragraph-rsid="0027c85a"/>
    </style:style>
    <style:style style:name="P66" style:family="paragraph" style:parent-style-name="Text_20_body" style:list-style-name="L18"/>
    <style:style style:name="P67" style:family="paragraph" style:parent-style-name="Text_20_body" style:list-style-name="L19"/>
    <style:style style:name="P68" style:family="paragraph" style:parent-style-name="Text_20_body" style:list-style-name="L20"/>
    <style:style style:name="P69" style:family="paragraph" style:parent-style-name="Text_20_body" style:list-style-name="L20">
      <style:paragraph-properties fo:margin-top="0in" fo:margin-bottom="0in" style:contextual-spacing="false"/>
    </style:style>
    <style:style style:name="P70" style:family="paragraph" style:parent-style-name="Text_20_body" style:list-style-name="L21"/>
    <style:style style:name="P71" style:family="paragraph" style:parent-style-name="Text_20_body" style:list-style-name="L21">
      <style:paragraph-properties fo:margin-top="0in" fo:margin-bottom="0in" style:contextual-spacing="false"/>
    </style:style>
    <style:style style:name="P72" style:family="paragraph" style:parent-style-name="Text_20_body" style:list-style-name="L22"/>
    <style:style style:name="P73" style:family="paragraph" style:parent-style-name="Text_20_body" style:list-style-name="L22">
      <style:paragraph-properties fo:margin-top="0in" fo:margin-bottom="0in" style:contextual-spacing="false"/>
    </style:style>
    <style:style style:name="P74" style:family="paragraph" style:parent-style-name="Text_20_body" style:list-style-name="L23"/>
    <style:style style:name="P75" style:family="paragraph" style:parent-style-name="Text_20_body" style:list-style-name="L23">
      <style:paragraph-properties fo:margin-top="0in" fo:margin-bottom="0in" style:contextual-spacing="false"/>
    </style:style>
    <style:style style:name="P76" style:family="paragraph" style:parent-style-name="Text_20_body" style:list-style-name="L24"/>
    <style:style style:name="P77" style:family="paragraph" style:parent-style-name="Text_20_body" style:list-style-name="L24">
      <style:paragraph-properties fo:margin-top="0in" fo:margin-bottom="0in" style:contextual-spacing="false"/>
    </style:style>
    <style:style style:name="P78" style:family="paragraph" style:parent-style-name="Text_20_body" style:list-style-name="L25"/>
    <style:style style:name="P79" style:family="paragraph" style:parent-style-name="Text_20_body" style:list-style-name="L25">
      <style:paragraph-properties fo:margin-top="0in" fo:margin-bottom="0in" style:contextual-spacing="false"/>
    </style:style>
    <style:style style:name="P80" style:family="paragraph" style:parent-style-name="Text_20_body" style:list-style-name="L26"/>
    <style:style style:name="P81" style:family="paragraph" style:parent-style-name="Text_20_body" style:list-style-name="L26">
      <style:paragraph-properties fo:margin-top="0in" fo:margin-bottom="0in" style:contextual-spacing="false"/>
    </style:style>
    <style:style style:name="P82" style:family="paragraph" style:parent-style-name="Text_20_body" style:list-style-name="L27"/>
    <style:style style:name="P83" style:family="paragraph" style:parent-style-name="Text_20_body" style:list-style-name="L27">
      <style:paragraph-properties fo:margin-top="0in" fo:margin-bottom="0in" style:contextual-spacing="false"/>
    </style:style>
    <style:style style:name="P84" style:family="paragraph" style:parent-style-name="Text_20_body" style:list-style-name="L28"/>
    <style:style style:name="P85" style:family="paragraph" style:parent-style-name="Text_20_body" style:list-style-name="L28">
      <style:paragraph-properties fo:margin-top="0in" fo:margin-bottom="0in" style:contextual-spacing="false"/>
    </style:style>
    <style:style style:name="P86" style:family="paragraph" style:parent-style-name="Text_20_body" style:list-style-name="L29"/>
    <style:style style:name="P87" style:family="paragraph" style:parent-style-name="Text_20_body" style:list-style-name="L29">
      <style:paragraph-properties fo:margin-top="0in" fo:margin-bottom="0in" style:contextual-spacing="false"/>
    </style:style>
    <style:style style:name="P88" style:family="paragraph" style:parent-style-name="Text_20_body" style:list-style-name="L30"/>
    <style:style style:name="P89" style:family="paragraph" style:parent-style-name="Text_20_body" style:list-style-name="L30">
      <style:paragraph-properties fo:margin-top="0in" fo:margin-bottom="0in" style:contextual-spacing="false"/>
    </style:style>
    <style:style style:name="P90" style:family="paragraph" style:parent-style-name="Text_20_body" style:list-style-name="L32">
      <style:paragraph-properties fo:margin-top="0in" fo:margin-bottom="0in" style:contextual-spacing="false"/>
    </style:style>
    <style:style style:name="P91" style:family="paragraph" style:parent-style-name="Text_20_body" style:list-style-name="L33"/>
    <style:style style:name="P92" style:family="paragraph" style:parent-style-name="Text_20_body">
      <style:text-properties officeooo:rsid="0033b37d" officeooo:paragraph-rsid="0033b37d"/>
    </style:style>
    <style:style style:name="P93" style:family="paragraph" style:parent-style-name="Text_20_body" style:list-style-name="L34"/>
    <style:style style:name="P94" style:family="paragraph" style:parent-style-name="Text_20_body" style:list-style-name="L34">
      <style:paragraph-properties fo:margin-top="0in" fo:margin-bottom="0in" style:contextual-spacing="false"/>
    </style:style>
    <style:style style:name="P95" style:family="paragraph" style:parent-style-name="Text_20_body" style:list-style-name="L36">
      <style:paragraph-properties fo:margin-top="0in" fo:margin-bottom="0in" style:contextual-spacing="false"/>
    </style:style>
    <style:style style:name="P96" style:family="paragraph" style:parent-style-name="Text_20_body" style:list-style-name="L37"/>
    <style:style style:name="P97" style:family="paragraph" style:parent-style-name="Text_20_body" style:list-style-name="L38"/>
    <style:style style:name="P98" style:family="paragraph" style:parent-style-name="Text_20_body" style:list-style-name="L38">
      <style:paragraph-properties fo:margin-top="0in" fo:margin-bottom="0in" style:contextual-spacing="false"/>
    </style:style>
    <style:style style:name="P99" style:family="paragraph" style:parent-style-name="Text_20_body" style:list-style-name="L39"/>
    <style:style style:name="P100" style:family="paragraph" style:parent-style-name="Text_20_body" style:list-style-name="L39">
      <style:paragraph-properties fo:margin-top="0in" fo:margin-bottom="0in" style:contextual-spacing="false"/>
    </style:style>
    <style:style style:name="P101" style:family="paragraph" style:parent-style-name="Text_20_body" style:list-style-name="L40"/>
    <style:style style:name="P102" style:family="paragraph" style:parent-style-name="Text_20_body" style:list-style-name="L40">
      <style:paragraph-properties fo:margin-top="0in" fo:margin-bottom="0in" style:contextual-spacing="false"/>
    </style:style>
    <style:style style:name="P103" style:family="paragraph" style:parent-style-name="Text_20_body" style:list-style-name="L43"/>
    <style:style style:name="P104" style:family="paragraph" style:parent-style-name="Text_20_body" style:list-style-name="L43">
      <style:paragraph-properties fo:margin-top="0in" fo:margin-bottom="0in" style:contextual-spacing="false"/>
    </style:style>
    <style:style style:name="P105" style:family="paragraph" style:parent-style-name="Text_20_body" style:list-style-name="L44"/>
    <style:style style:name="P106" style:family="paragraph" style:parent-style-name="Text_20_body" style:list-style-name="L44">
      <style:paragraph-properties fo:margin-top="0in" fo:margin-bottom="0in" style:contextual-spacing="false"/>
    </style:style>
    <style:style style:name="P107" style:family="paragraph" style:parent-style-name="Text_20_body" style:list-style-name="L45"/>
    <style:style style:name="P108" style:family="paragraph" style:parent-style-name="Text_20_body" style:list-style-name="L45">
      <style:paragraph-properties fo:margin-top="0in" fo:margin-bottom="0in" style:contextual-spacing="false"/>
    </style:style>
    <style:style style:name="P109" style:family="paragraph" style:parent-style-name="Text_20_body" style:list-style-name="L46"/>
    <style:style style:name="P110" style:family="paragraph" style:parent-style-name="Text_20_body" style:list-style-name="L46">
      <style:paragraph-properties fo:margin-top="0in" fo:margin-bottom="0in" style:contextual-spacing="false"/>
    </style:style>
    <style:style style:name="P111" style:family="paragraph" style:parent-style-name="Text_20_body" style:list-style-name="L47"/>
    <style:style style:name="P112" style:family="paragraph" style:parent-style-name="Text_20_body" style:list-style-name="L47">
      <style:paragraph-properties fo:margin-top="0in" fo:margin-bottom="0in" style:contextual-spacing="false"/>
    </style:style>
    <style:style style:name="P113" style:family="paragraph" style:parent-style-name="Text_20_body" style:list-style-name="L48"/>
    <style:style style:name="P114" style:family="paragraph" style:parent-style-name="Text_20_body" style:list-style-name="L48">
      <style:paragraph-properties fo:margin-top="0in" fo:margin-bottom="0in" style:contextual-spacing="false"/>
    </style:style>
    <style:style style:name="P115" style:family="paragraph" style:parent-style-name="Text_20_body" style:list-style-name="L49"/>
    <style:style style:name="P116" style:family="paragraph" style:parent-style-name="Text_20_body" style:list-style-name="L49">
      <style:paragraph-properties fo:margin-top="0in" fo:margin-bottom="0in" style:contextual-spacing="false"/>
    </style:style>
    <style:style style:name="P117" style:family="paragraph" style:parent-style-name="Text_20_body" style:list-style-name="L50"/>
    <style:style style:name="P118" style:family="paragraph" style:parent-style-name="Text_20_body" style:list-style-name="L50">
      <style:paragraph-properties fo:margin-top="0in" fo:margin-bottom="0in" style:contextual-spacing="false"/>
    </style:style>
    <style:style style:name="P119" style:family="paragraph" style:parent-style-name="Text_20_body" style:list-style-name="L51"/>
    <style:style style:name="P120" style:family="paragraph" style:parent-style-name="Text_20_body" style:list-style-name="L51">
      <style:paragraph-properties fo:margin-top="0in" fo:margin-bottom="0in" style:contextual-spacing="false"/>
    </style:style>
    <style:style style:name="P121" style:family="paragraph" style:parent-style-name="Text_20_body" style:list-style-name="L52"/>
    <style:style style:name="P122" style:family="paragraph" style:parent-style-name="Text_20_body" style:list-style-name="L52">
      <style:paragraph-properties fo:margin-top="0in" fo:margin-bottom="0in" style:contextual-spacing="false"/>
    </style:style>
    <style:style style:name="P123" style:family="paragraph" style:parent-style-name="Text_20_body" style:list-style-name="L53"/>
    <style:style style:name="P124" style:family="paragraph" style:parent-style-name="Text_20_body" style:list-style-name="L53">
      <style:paragraph-properties fo:margin-top="0in" fo:margin-bottom="0in" style:contextual-spacing="false"/>
    </style:style>
    <style:style style:name="P125" style:family="paragraph" style:parent-style-name="Text_20_body" style:list-style-name="L54"/>
    <style:style style:name="P126" style:family="paragraph" style:parent-style-name="Text_20_body" style:list-style-name="L54">
      <style:paragraph-properties fo:margin-top="0in" fo:margin-bottom="0in" style:contextual-spacing="false"/>
    </style:style>
    <style:style style:name="P127" style:family="paragraph" style:parent-style-name="Text_20_body" style:list-style-name="L55"/>
    <style:style style:name="P128" style:family="paragraph" style:parent-style-name="Text_20_body" style:list-style-name="L55">
      <style:paragraph-properties fo:margin-top="0in" fo:margin-bottom="0in" style:contextual-spacing="false"/>
    </style:style>
    <style:style style:name="P129" style:family="paragraph" style:parent-style-name="Text_20_body" style:list-style-name="L56"/>
    <style:style style:name="P130" style:family="paragraph" style:parent-style-name="Text_20_body" style:list-style-name="L56">
      <style:paragraph-properties fo:margin-top="0in" fo:margin-bottom="0in" style:contextual-spacing="false"/>
    </style:style>
    <style:style style:name="P131" style:family="paragraph" style:parent-style-name="Text_20_body" style:list-style-name="L57"/>
    <style:style style:name="P132" style:family="paragraph" style:parent-style-name="Text_20_body" style:list-style-name="L57">
      <style:paragraph-properties fo:margin-top="0in" fo:margin-bottom="0in" style:contextual-spacing="false"/>
    </style:style>
    <style:style style:name="P133" style:family="paragraph" style:parent-style-name="Text_20_body" style:list-style-name="L58"/>
    <style:style style:name="P134" style:family="paragraph" style:parent-style-name="Text_20_body" style:list-style-name="L58">
      <style:paragraph-properties fo:margin-top="0in" fo:margin-bottom="0in" style:contextual-spacing="false"/>
    </style:style>
    <style:style style:name="P135" style:family="paragraph" style:parent-style-name="Text_20_body" style:list-style-name="L59"/>
    <style:style style:name="P136" style:family="paragraph" style:parent-style-name="Text_20_body" style:list-style-name="L59">
      <style:paragraph-properties fo:margin-top="0in" fo:margin-bottom="0in" style:contextual-spacing="false"/>
    </style:style>
    <style:style style:name="P137" style:family="paragraph" style:parent-style-name="Text_20_body" style:list-style-name="L60"/>
    <style:style style:name="P138" style:family="paragraph" style:parent-style-name="Text_20_body" style:list-style-name="L60">
      <style:paragraph-properties fo:margin-top="0in" fo:margin-bottom="0in" style:contextual-spacing="false"/>
    </style:style>
    <style:style style:name="P139" style:family="paragraph" style:parent-style-name="Text_20_body" style:list-style-name="L61"/>
    <style:style style:name="P140" style:family="paragraph" style:parent-style-name="Text_20_body" style:list-style-name="L61">
      <style:paragraph-properties fo:margin-top="0in" fo:margin-bottom="0in" style:contextual-spacing="false"/>
    </style:style>
    <style:style style:name="P141" style:family="paragraph" style:parent-style-name="Text_20_body" style:list-style-name="L62"/>
    <style:style style:name="P142" style:family="paragraph" style:parent-style-name="Text_20_body" style:list-style-name="L62">
      <style:paragraph-properties fo:margin-top="0in" fo:margin-bottom="0in" style:contextual-spacing="false"/>
    </style:style>
    <style:style style:name="P143" style:family="paragraph" style:parent-style-name="Text_20_body" style:list-style-name="L63"/>
    <style:style style:name="P144" style:family="paragraph" style:parent-style-name="Text_20_body" style:list-style-name="L63">
      <style:paragraph-properties fo:margin-top="0in" fo:margin-bottom="0in" style:contextual-spacing="false"/>
    </style:style>
    <style:style style:name="P145" style:family="paragraph" style:parent-style-name="Text_20_body" style:list-style-name="L64"/>
    <style:style style:name="P146" style:family="paragraph" style:parent-style-name="Text_20_body" style:list-style-name="L64">
      <style:paragraph-properties fo:margin-top="0in" fo:margin-bottom="0in" style:contextual-spacing="false"/>
    </style:style>
    <style:style style:name="P147" style:family="paragraph" style:parent-style-name="Text_20_body" style:list-style-name="L65"/>
    <style:style style:name="P148" style:family="paragraph" style:parent-style-name="Text_20_body" style:list-style-name="L65">
      <style:paragraph-properties fo:margin-top="0in" fo:margin-bottom="0in" style:contextual-spacing="false"/>
    </style:style>
    <style:style style:name="P149" style:family="paragraph" style:parent-style-name="Text_20_body" style:list-style-name="L66"/>
    <style:style style:name="P150" style:family="paragraph" style:parent-style-name="Text_20_body" style:list-style-name="L66">
      <style:paragraph-properties fo:margin-top="0in" fo:margin-bottom="0in" style:contextual-spacing="false"/>
    </style:style>
    <style:style style:name="P151" style:family="paragraph" style:parent-style-name="Text_20_body" style:list-style-name="L67"/>
    <style:style style:name="P152" style:family="paragraph" style:parent-style-name="Text_20_body" style:list-style-name="L67">
      <style:paragraph-properties fo:margin-top="0in" fo:margin-bottom="0in" style:contextual-spacing="false"/>
    </style:style>
    <style:style style:name="P153" style:family="paragraph" style:parent-style-name="Text_20_body" style:list-style-name="L68"/>
    <style:style style:name="P154" style:family="paragraph" style:parent-style-name="Text_20_body" style:list-style-name="L68">
      <style:paragraph-properties fo:margin-top="0in" fo:margin-bottom="0in" style:contextual-spacing="false"/>
    </style:style>
    <style:style style:name="P155" style:family="paragraph" style:parent-style-name="Text_20_body" style:list-style-name="L69"/>
    <style:style style:name="P156" style:family="paragraph" style:parent-style-name="Text_20_body" style:list-style-name="L69">
      <style:paragraph-properties fo:margin-top="0in" fo:margin-bottom="0in" style:contextual-spacing="false"/>
    </style:style>
    <style:style style:name="P157" style:family="paragraph" style:parent-style-name="Text_20_body" style:list-style-name="L70"/>
    <style:style style:name="P158" style:family="paragraph" style:parent-style-name="Text_20_body" style:list-style-name="L70">
      <style:paragraph-properties fo:margin-top="0in" fo:margin-bottom="0in" style:contextual-spacing="false"/>
    </style:style>
    <style:style style:name="P159" style:family="paragraph" style:parent-style-name="Text_20_body" style:list-style-name="L71"/>
    <style:style style:name="P160" style:family="paragraph" style:parent-style-name="Text_20_body" style:list-style-name="L71">
      <style:paragraph-properties fo:margin-top="0in" fo:margin-bottom="0in" style:contextual-spacing="false"/>
    </style:style>
    <style:style style:name="P161" style:family="paragraph" style:parent-style-name="Text_20_body" style:list-style-name="L72"/>
    <style:style style:name="P162" style:family="paragraph" style:parent-style-name="Text_20_body" style:list-style-name="L72">
      <style:paragraph-properties fo:margin-top="0in" fo:margin-bottom="0in" style:contextual-spacing="false"/>
    </style:style>
    <style:style style:name="P163" style:family="paragraph" style:parent-style-name="Text_20_body" style:list-style-name="L73"/>
    <style:style style:name="P164" style:family="paragraph" style:parent-style-name="Text_20_body" style:list-style-name="L73">
      <style:paragraph-properties fo:margin-top="0in" fo:margin-bottom="0in" style:contextual-spacing="false"/>
    </style:style>
    <style:style style:name="P165" style:family="paragraph" style:parent-style-name="Text_20_body" style:list-style-name="L74"/>
    <style:style style:name="P166" style:family="paragraph" style:parent-style-name="Text_20_body" style:list-style-name="L74">
      <style:paragraph-properties fo:margin-top="0in" fo:margin-bottom="0in" style:contextual-spacing="false"/>
    </style:style>
    <style:style style:name="P167" style:family="paragraph" style:parent-style-name="Text_20_body" style:list-style-name="L75"/>
    <style:style style:name="P168" style:family="paragraph" style:parent-style-name="Text_20_body" style:list-style-name="L75">
      <style:paragraph-properties fo:margin-top="0in" fo:margin-bottom="0in" style:contextual-spacing="false"/>
    </style:style>
    <style:style style:name="P169" style:family="paragraph" style:parent-style-name="Text_20_body" style:list-style-name="L76"/>
    <style:style style:name="P170" style:family="paragraph" style:parent-style-name="Text_20_body" style:list-style-name="L76">
      <style:paragraph-properties fo:margin-top="0in" fo:margin-bottom="0in" style:contextual-spacing="false"/>
    </style:style>
    <style:style style:name="P171" style:family="paragraph" style:parent-style-name="Text_20_body" style:list-style-name="L77"/>
    <style:style style:name="P172" style:family="paragraph" style:parent-style-name="Text_20_body" style:list-style-name="L77">
      <style:paragraph-properties fo:margin-top="0in" fo:margin-bottom="0in" style:contextual-spacing="false"/>
    </style:style>
    <style:style style:name="P173" style:family="paragraph" style:parent-style-name="Text_20_body" style:list-style-name="L78"/>
    <style:style style:name="P174" style:family="paragraph" style:parent-style-name="Text_20_body" style:list-style-name="L78">
      <style:paragraph-properties fo:margin-top="0in" fo:margin-bottom="0in" style:contextual-spacing="false"/>
    </style:style>
    <style:style style:name="P175" style:family="paragraph" style:parent-style-name="Text_20_body" style:list-style-name="L79"/>
    <style:style style:name="P176" style:family="paragraph" style:parent-style-name="Text_20_body" style:list-style-name="L79">
      <style:paragraph-properties fo:margin-top="0in" fo:margin-bottom="0in" style:contextual-spacing="false"/>
    </style:style>
    <style:style style:name="P177" style:family="paragraph" style:parent-style-name="Text_20_body" style:list-style-name="L80"/>
    <style:style style:name="P178" style:family="paragraph" style:parent-style-name="Text_20_body" style:list-style-name="L80">
      <style:paragraph-properties fo:margin-top="0in" fo:margin-bottom="0in" style:contextual-spacing="false"/>
    </style:style>
    <style:style style:name="P179" style:family="paragraph" style:parent-style-name="Text_20_body" style:list-style-name="L81"/>
    <style:style style:name="P180" style:family="paragraph" style:parent-style-name="Text_20_body" style:list-style-name="L81">
      <style:paragraph-properties fo:margin-top="0in" fo:margin-bottom="0in" style:contextual-spacing="false"/>
    </style:style>
    <style:style style:name="P181" style:family="paragraph" style:parent-style-name="Text_20_body" style:list-style-name="L82"/>
    <style:style style:name="P182" style:family="paragraph" style:parent-style-name="Text_20_body" style:list-style-name="L82">
      <style:paragraph-properties fo:margin-top="0in" fo:margin-bottom="0in" style:contextual-spacing="false"/>
    </style:style>
    <style:style style:name="P183" style:family="paragraph" style:parent-style-name="Text_20_body" style:list-style-name="L83"/>
    <style:style style:name="P184" style:family="paragraph" style:parent-style-name="Text_20_body" style:list-style-name="L83">
      <style:paragraph-properties fo:margin-top="0in" fo:margin-bottom="0in" style:contextual-spacing="false"/>
    </style:style>
    <style:style style:name="P185" style:family="paragraph" style:parent-style-name="Text_20_body" style:list-style-name="L84"/>
    <style:style style:name="P186" style:family="paragraph" style:parent-style-name="Text_20_body" style:list-style-name="L84">
      <style:paragraph-properties fo:margin-top="0in" fo:margin-bottom="0in" style:contextual-spacing="false"/>
    </style:style>
    <style:style style:name="P187" style:family="paragraph" style:parent-style-name="Text_20_body" style:list-style-name="L85"/>
    <style:style style:name="P188" style:family="paragraph" style:parent-style-name="Text_20_body" style:list-style-name="L85">
      <style:paragraph-properties fo:margin-top="0in" fo:margin-bottom="0in" style:contextual-spacing="false"/>
    </style:style>
    <style:style style:name="P189" style:family="paragraph" style:parent-style-name="Text_20_body" style:list-style-name="L86"/>
    <style:style style:name="P190" style:family="paragraph" style:parent-style-name="Text_20_body" style:list-style-name="L86">
      <style:paragraph-properties fo:margin-top="0in" fo:margin-bottom="0in" style:contextual-spacing="false"/>
    </style:style>
    <style:style style:name="P191" style:family="paragraph" style:parent-style-name="Text_20_body" style:list-style-name="L87"/>
    <style:style style:name="P192" style:family="paragraph" style:parent-style-name="Text_20_body" style:list-style-name="L87">
      <style:paragraph-properties fo:margin-top="0in" fo:margin-bottom="0in" style:contextual-spacing="false"/>
    </style:style>
    <style:style style:name="P193" style:family="paragraph" style:parent-style-name="Text_20_body" style:list-style-name="L88"/>
    <style:style style:name="P194" style:family="paragraph" style:parent-style-name="Text_20_body" style:list-style-name="L88">
      <style:paragraph-properties fo:margin-top="0in" fo:margin-bottom="0in" style:contextual-spacing="false"/>
    </style:style>
    <style:style style:name="P195" style:family="paragraph" style:parent-style-name="Text_20_body" style:list-style-name="L89"/>
    <style:style style:name="P196" style:family="paragraph" style:parent-style-name="Text_20_body" style:list-style-name="L89">
      <style:paragraph-properties fo:margin-top="0in" fo:margin-bottom="0in" style:contextual-spacing="false"/>
    </style:style>
    <style:style style:name="P197" style:family="paragraph" style:parent-style-name="Text_20_body" style:list-style-name="L90"/>
    <style:style style:name="P198" style:family="paragraph" style:parent-style-name="Text_20_body" style:list-style-name="L90">
      <style:paragraph-properties fo:margin-top="0in" fo:margin-bottom="0in" style:contextual-spacing="false"/>
    </style:style>
    <style:style style:name="P199" style:family="paragraph" style:parent-style-name="Text_20_body" style:list-style-name="L91"/>
    <style:style style:name="P200" style:family="paragraph" style:parent-style-name="Text_20_body" style:list-style-name="L91">
      <style:paragraph-properties fo:margin-top="0in" fo:margin-bottom="0in" style:contextual-spacing="false"/>
    </style:style>
    <style:style style:name="P201" style:family="paragraph" style:parent-style-name="Text_20_body" style:list-style-name="L92"/>
    <style:style style:name="P202" style:family="paragraph" style:parent-style-name="Text_20_body" style:list-style-name="L92">
      <style:paragraph-properties fo:margin-top="0in" fo:margin-bottom="0in" style:contextual-spacing="false"/>
    </style:style>
    <style:style style:name="P203" style:family="paragraph" style:parent-style-name="Text_20_body" style:list-style-name="L93"/>
    <style:style style:name="P204" style:family="paragraph" style:parent-style-name="Text_20_body" style:list-style-name="L93">
      <style:paragraph-properties fo:margin-top="0in" fo:margin-bottom="0in" style:contextual-spacing="false"/>
    </style:style>
    <style:style style:name="P205" style:family="paragraph" style:parent-style-name="Text_20_body" style:list-style-name="L94"/>
    <style:style style:name="P206" style:family="paragraph" style:parent-style-name="Text_20_body" style:list-style-name="L94">
      <style:paragraph-properties fo:margin-top="0in" fo:margin-bottom="0in" style:contextual-spacing="false"/>
    </style:style>
    <style:style style:name="P207" style:family="paragraph" style:parent-style-name="Text_20_body" style:list-style-name="L95"/>
    <style:style style:name="P208" style:family="paragraph" style:parent-style-name="Text_20_body" style:list-style-name="L95">
      <style:paragraph-properties fo:margin-top="0in" fo:margin-bottom="0in" style:contextual-spacing="false"/>
    </style:style>
    <style:style style:name="P209" style:family="paragraph" style:parent-style-name="Text_20_body" style:list-style-name="L96"/>
    <style:style style:name="P210" style:family="paragraph" style:parent-style-name="Text_20_body" style:list-style-name="L96">
      <style:paragraph-properties fo:margin-top="0in" fo:margin-bottom="0in" style:contextual-spacing="false"/>
    </style:style>
    <style:style style:name="P211" style:family="paragraph" style:parent-style-name="Text_20_body" style:list-style-name="L97"/>
    <style:style style:name="P212" style:family="paragraph" style:parent-style-name="Text_20_body" style:list-style-name="L97">
      <style:paragraph-properties fo:margin-top="0in" fo:margin-bottom="0in" style:contextual-spacing="false"/>
    </style:style>
    <style:style style:name="P213" style:family="paragraph" style:parent-style-name="Text_20_body" style:list-style-name="L98"/>
    <style:style style:name="P214" style:family="paragraph" style:parent-style-name="Text_20_body" style:list-style-name="L98">
      <style:paragraph-properties fo:margin-top="0in" fo:margin-bottom="0in" style:contextual-spacing="false"/>
    </style:style>
    <style:style style:name="P215" style:family="paragraph" style:parent-style-name="Text_20_body" style:list-style-name="L99"/>
    <style:style style:name="P216" style:family="paragraph" style:parent-style-name="Text_20_body" style:list-style-name="L99">
      <style:paragraph-properties fo:margin-top="0in" fo:margin-bottom="0in" style:contextual-spacing="false"/>
    </style:style>
    <style:style style:name="P217" style:family="paragraph" style:parent-style-name="Text_20_body" style:list-style-name="L100"/>
    <style:style style:name="P218" style:family="paragraph" style:parent-style-name="Text_20_body" style:list-style-name="L100">
      <style:paragraph-properties fo:margin-top="0in" fo:margin-bottom="0in" style:contextual-spacing="false"/>
    </style:style>
    <style:style style:name="P219" style:family="paragraph" style:parent-style-name="Text_20_body" style:list-style-name="L101"/>
    <style:style style:name="P220" style:family="paragraph" style:parent-style-name="Text_20_body" style:list-style-name="L101">
      <style:paragraph-properties fo:margin-top="0in" fo:margin-bottom="0in" style:contextual-spacing="false"/>
    </style:style>
    <style:style style:name="P221" style:family="paragraph" style:parent-style-name="Text_20_body" style:list-style-name="L102"/>
    <style:style style:name="P222" style:family="paragraph" style:parent-style-name="Text_20_body" style:list-style-name="L102">
      <style:paragraph-properties fo:margin-top="0in" fo:margin-bottom="0in" style:contextual-spacing="false"/>
    </style:style>
    <style:style style:name="P223" style:family="paragraph" style:parent-style-name="Text_20_body" style:list-style-name="L103"/>
    <style:style style:name="P224" style:family="paragraph" style:parent-style-name="Text_20_body" style:list-style-name="L103">
      <style:paragraph-properties fo:margin-top="0in" fo:margin-bottom="0in" style:contextual-spacing="false"/>
    </style:style>
    <style:style style:name="P225" style:family="paragraph" style:parent-style-name="Text_20_body" style:list-style-name="L104"/>
    <style:style style:name="P226" style:family="paragraph" style:parent-style-name="Text_20_body" style:list-style-name="L104">
      <style:paragraph-properties fo:margin-top="0in" fo:margin-bottom="0in" style:contextual-spacing="false"/>
    </style:style>
    <style:style style:name="P227" style:family="paragraph" style:parent-style-name="Text_20_body" style:list-style-name="L105"/>
    <style:style style:name="P228" style:family="paragraph" style:parent-style-name="Text_20_body" style:list-style-name="L105">
      <style:paragraph-properties fo:margin-top="0in" fo:margin-bottom="0in" style:contextual-spacing="false"/>
    </style:style>
    <style:style style:name="P229" style:family="paragraph" style:parent-style-name="Text_20_body" style:list-style-name="L106"/>
    <style:style style:name="P230" style:family="paragraph" style:parent-style-name="Text_20_body" style:list-style-name="L106">
      <style:paragraph-properties fo:margin-top="0in" fo:margin-bottom="0in" style:contextual-spacing="false"/>
    </style:style>
    <style:style style:name="P231" style:family="paragraph" style:parent-style-name="Text_20_body" style:list-style-name="L107"/>
    <style:style style:name="P232" style:family="paragraph" style:parent-style-name="Text_20_body" style:list-style-name="L107">
      <style:paragraph-properties fo:margin-top="0in" fo:margin-bottom="0in" style:contextual-spacing="false"/>
    </style:style>
    <style:style style:name="P233" style:family="paragraph" style:parent-style-name="Text_20_body" style:list-style-name="L108"/>
    <style:style style:name="P234" style:family="paragraph" style:parent-style-name="Text_20_body" style:list-style-name="L108">
      <style:paragraph-properties fo:margin-top="0in" fo:margin-bottom="0in" style:contextual-spacing="false"/>
    </style:style>
    <style:style style:name="P235" style:family="paragraph" style:parent-style-name="Text_20_body" style:list-style-name="L109"/>
    <style:style style:name="P236" style:family="paragraph" style:parent-style-name="Text_20_body" style:list-style-name="L109">
      <style:paragraph-properties fo:margin-top="0in" fo:margin-bottom="0in" style:contextual-spacing="false"/>
    </style:style>
    <style:style style:name="P237" style:family="paragraph" style:parent-style-name="Text_20_body" style:list-style-name="L110"/>
    <style:style style:name="P238" style:family="paragraph" style:parent-style-name="Text_20_body" style:list-style-name="L110">
      <style:paragraph-properties fo:margin-top="0in" fo:margin-bottom="0in" style:contextual-spacing="false"/>
    </style:style>
    <style:style style:name="P239" style:family="paragraph" style:parent-style-name="Text_20_body" style:list-style-name="L111"/>
    <style:style style:name="P240" style:family="paragraph" style:parent-style-name="Text_20_body" style:list-style-name="L111">
      <style:paragraph-properties fo:margin-top="0in" fo:margin-bottom="0in" style:contextual-spacing="false"/>
    </style:style>
    <style:style style:name="P241" style:family="paragraph" style:parent-style-name="Text_20_body" style:list-style-name="L112"/>
    <style:style style:name="P242" style:family="paragraph" style:parent-style-name="Text_20_body" style:list-style-name="L112">
      <style:paragraph-properties fo:margin-top="0in" fo:margin-bottom="0in" style:contextual-spacing="false"/>
    </style:style>
    <style:style style:name="P243" style:family="paragraph" style:parent-style-name="Text_20_body" style:list-style-name="L113"/>
    <style:style style:name="P244" style:family="paragraph" style:parent-style-name="Text_20_body" style:list-style-name="L113">
      <style:paragraph-properties fo:margin-top="0in" fo:margin-bottom="0in" style:contextual-spacing="false"/>
    </style:style>
    <style:style style:name="P245" style:family="paragraph" style:parent-style-name="Text_20_body" style:list-style-name="L114"/>
    <style:style style:name="P246" style:family="paragraph" style:parent-style-name="Text_20_body" style:list-style-name="L114">
      <style:paragraph-properties fo:margin-top="0in" fo:margin-bottom="0in" style:contextual-spacing="false"/>
    </style:style>
    <style:style style:name="P247" style:family="paragraph" style:parent-style-name="Text_20_body" style:list-style-name="L115"/>
    <style:style style:name="P248" style:family="paragraph" style:parent-style-name="Text_20_body" style:list-style-name="L115">
      <style:paragraph-properties fo:margin-top="0in" fo:margin-bottom="0in" style:contextual-spacing="false"/>
    </style:style>
    <style:style style:name="P249" style:family="paragraph" style:parent-style-name="Text_20_body" style:list-style-name="L116"/>
    <style:style style:name="P250" style:family="paragraph" style:parent-style-name="Text_20_body" style:list-style-name="L116">
      <style:paragraph-properties fo:margin-top="0in" fo:margin-bottom="0in" style:contextual-spacing="false"/>
    </style:style>
    <style:style style:name="P251" style:family="paragraph" style:parent-style-name="Text_20_body" style:list-style-name="L117"/>
    <style:style style:name="P252" style:family="paragraph" style:parent-style-name="Text_20_body" style:list-style-name="L117">
      <style:paragraph-properties fo:margin-top="0in" fo:margin-bottom="0in" style:contextual-spacing="false"/>
    </style:style>
    <style:style style:name="P253" style:family="paragraph" style:parent-style-name="Text_20_body" style:list-style-name="L118"/>
    <style:style style:name="P254" style:family="paragraph" style:parent-style-name="Text_20_body" style:list-style-name="L118">
      <style:paragraph-properties fo:margin-top="0in" fo:margin-bottom="0in" style:contextual-spacing="false"/>
    </style:style>
    <style:style style:name="P255" style:family="paragraph" style:parent-style-name="Text_20_body" style:list-style-name="L119"/>
    <style:style style:name="P256" style:family="paragraph" style:parent-style-name="Text_20_body" style:list-style-name="L119">
      <style:paragraph-properties fo:margin-top="0in" fo:margin-bottom="0in" style:contextual-spacing="false"/>
    </style:style>
    <style:style style:name="P257" style:family="paragraph" style:parent-style-name="Text_20_body" style:list-style-name="L120"/>
    <style:style style:name="P258" style:family="paragraph" style:parent-style-name="Text_20_body" style:list-style-name="L120">
      <style:paragraph-properties fo:margin-top="0in" fo:margin-bottom="0in" style:contextual-spacing="false"/>
    </style:style>
    <style:style style:name="P259" style:family="paragraph" style:parent-style-name="Text_20_body" style:list-style-name="L121"/>
    <style:style style:name="P260" style:family="paragraph" style:parent-style-name="Text_20_body" style:list-style-name="L121">
      <style:paragraph-properties fo:margin-top="0in" fo:margin-bottom="0in" style:contextual-spacing="false"/>
    </style:style>
    <style:style style:name="P261" style:family="paragraph" style:parent-style-name="Text_20_body" style:list-style-name="L122"/>
    <style:style style:name="P262" style:family="paragraph" style:parent-style-name="Text_20_body" style:list-style-name="L122">
      <style:paragraph-properties fo:margin-top="0in" fo:margin-bottom="0in" style:contextual-spacing="false"/>
    </style:style>
    <style:style style:name="P263" style:family="paragraph" style:parent-style-name="Text_20_body" style:list-style-name="L123"/>
    <style:style style:name="P264" style:family="paragraph" style:parent-style-name="Text_20_body" style:list-style-name="L123">
      <style:paragraph-properties fo:margin-top="0in" fo:margin-bottom="0in" style:contextual-spacing="false"/>
    </style:style>
    <style:style style:name="P265" style:family="paragraph" style:parent-style-name="Text_20_body" style:list-style-name="L124"/>
    <style:style style:name="P266" style:family="paragraph" style:parent-style-name="Text_20_body" style:list-style-name="L124">
      <style:paragraph-properties fo:margin-top="0in" fo:margin-bottom="0in" style:contextual-spacing="false"/>
    </style:style>
    <style:style style:name="P267" style:family="paragraph" style:parent-style-name="Text_20_body" style:list-style-name="L125"/>
    <style:style style:name="P268" style:family="paragraph" style:parent-style-name="Text_20_body" style:list-style-name="L125">
      <style:paragraph-properties fo:margin-top="0in" fo:margin-bottom="0in" style:contextual-spacing="false"/>
    </style:style>
    <style:style style:name="P269" style:family="paragraph" style:parent-style-name="Text_20_body" style:list-style-name="L126"/>
    <style:style style:name="P270" style:family="paragraph" style:parent-style-name="Text_20_body" style:list-style-name="L126">
      <style:paragraph-properties fo:margin-top="0in" fo:margin-bottom="0in" style:contextual-spacing="false"/>
    </style:style>
    <style:style style:name="P271" style:family="paragraph" style:parent-style-name="Text_20_body" style:list-style-name="L127"/>
    <style:style style:name="P272" style:family="paragraph" style:parent-style-name="Text_20_body" style:list-style-name="L127">
      <style:paragraph-properties fo:margin-top="0in" fo:margin-bottom="0in" style:contextual-spacing="false"/>
    </style:style>
    <style:style style:name="P273" style:family="paragraph" style:parent-style-name="Text_20_body" style:list-style-name="L128"/>
    <style:style style:name="P274" style:family="paragraph" style:parent-style-name="Text_20_body" style:list-style-name="L128">
      <style:paragraph-properties fo:margin-top="0in" fo:margin-bottom="0in" style:contextual-spacing="false"/>
    </style:style>
    <style:style style:name="P275" style:family="paragraph" style:parent-style-name="Text_20_body" style:list-style-name="L129"/>
    <style:style style:name="P276" style:family="paragraph" style:parent-style-name="Text_20_body" style:list-style-name="L129">
      <style:paragraph-properties fo:margin-top="0in" fo:margin-bottom="0in" style:contextual-spacing="false"/>
    </style:style>
    <style:style style:name="P277" style:family="paragraph" style:parent-style-name="Text_20_body" style:list-style-name="L130"/>
    <style:style style:name="P278" style:family="paragraph" style:parent-style-name="Text_20_body" style:list-style-name="L130">
      <style:paragraph-properties fo:margin-top="0in" fo:margin-bottom="0in" style:contextual-spacing="false"/>
    </style:style>
    <style:style style:name="P279" style:family="paragraph" style:parent-style-name="Text_20_body" style:list-style-name="L131"/>
    <style:style style:name="P280" style:family="paragraph" style:parent-style-name="Text_20_body" style:list-style-name="L131">
      <style:paragraph-properties fo:margin-top="0in" fo:margin-bottom="0in" style:contextual-spacing="false"/>
    </style:style>
    <style:style style:name="P281" style:family="paragraph" style:parent-style-name="Text_20_body" style:list-style-name="L132"/>
    <style:style style:name="P282" style:family="paragraph" style:parent-style-name="Text_20_body" style:list-style-name="L132">
      <style:paragraph-properties fo:margin-top="0in" fo:margin-bottom="0in" style:contextual-spacing="false"/>
    </style:style>
    <style:style style:name="P283" style:family="paragraph" style:parent-style-name="Text_20_body" style:list-style-name="L133"/>
    <style:style style:name="P284" style:family="paragraph" style:parent-style-name="Text_20_body" style:list-style-name="L133">
      <style:paragraph-properties fo:margin-top="0in" fo:margin-bottom="0in" style:contextual-spacing="false"/>
    </style:style>
    <style:style style:name="P285" style:family="paragraph" style:parent-style-name="Text_20_body" style:list-style-name="L134"/>
    <style:style style:name="P286" style:family="paragraph" style:parent-style-name="Text_20_body" style:list-style-name="L134">
      <style:paragraph-properties fo:margin-top="0in" fo:margin-bottom="0in" style:contextual-spacing="false"/>
    </style:style>
    <style:style style:name="P287" style:family="paragraph" style:parent-style-name="Text_20_body" style:list-style-name="L135"/>
    <style:style style:name="P288" style:family="paragraph" style:parent-style-name="Text_20_body" style:list-style-name="L135">
      <style:paragraph-properties fo:margin-top="0in" fo:margin-bottom="0in" style:contextual-spacing="false"/>
    </style:style>
    <style:style style:name="P289" style:family="paragraph" style:parent-style-name="Text_20_body" style:list-style-name="L136"/>
    <style:style style:name="P290" style:family="paragraph" style:parent-style-name="Text_20_body" style:list-style-name="L136">
      <style:paragraph-properties fo:margin-top="0in" fo:margin-bottom="0in" style:contextual-spacing="false"/>
    </style:style>
    <style:style style:name="P291" style:family="paragraph" style:parent-style-name="Text_20_body" style:list-style-name="L137"/>
    <style:style style:name="P292" style:family="paragraph" style:parent-style-name="Text_20_body" style:list-style-name="L137">
      <style:paragraph-properties fo:margin-top="0in" fo:margin-bottom="0in" style:contextual-spacing="false"/>
    </style:style>
    <style:style style:name="P293" style:family="paragraph" style:parent-style-name="Text_20_body" style:list-style-name="L138"/>
    <style:style style:name="P294" style:family="paragraph" style:parent-style-name="Text_20_body" style:list-style-name="L138">
      <style:paragraph-properties fo:margin-top="0in" fo:margin-bottom="0in" style:contextual-spacing="false"/>
    </style:style>
    <style:style style:name="P295" style:family="paragraph" style:parent-style-name="Text_20_body" style:list-style-name="L139"/>
    <style:style style:name="P296" style:family="paragraph" style:parent-style-name="Text_20_body" style:list-style-name="L139">
      <style:paragraph-properties fo:margin-top="0in" fo:margin-bottom="0in" style:contextual-spacing="false"/>
    </style:style>
    <style:style style:name="P297" style:family="paragraph" style:parent-style-name="Text_20_body" style:list-style-name="L140"/>
    <style:style style:name="P298" style:family="paragraph" style:parent-style-name="Text_20_body" style:list-style-name="L140">
      <style:paragraph-properties fo:margin-top="0in" fo:margin-bottom="0in" style:contextual-spacing="false"/>
    </style:style>
    <style:style style:name="P299" style:family="paragraph" style:parent-style-name="Text_20_body" style:list-style-name="L141"/>
    <style:style style:name="P300" style:family="paragraph" style:parent-style-name="Text_20_body" style:list-style-name="L141">
      <style:paragraph-properties fo:margin-top="0in" fo:margin-bottom="0in" style:contextual-spacing="false"/>
    </style:style>
    <style:style style:name="P301" style:family="paragraph" style:parent-style-name="Text_20_body" style:list-style-name="L142"/>
    <style:style style:name="P302" style:family="paragraph" style:parent-style-name="Text_20_body" style:list-style-name="L142">
      <style:paragraph-properties fo:margin-top="0in" fo:margin-bottom="0in" style:contextual-spacing="false"/>
    </style:style>
    <style:style style:name="P303" style:family="paragraph" style:parent-style-name="Text_20_body" style:list-style-name="L143"/>
    <style:style style:name="P304" style:family="paragraph" style:parent-style-name="Text_20_body" style:list-style-name="L143">
      <style:paragraph-properties fo:margin-top="0in" fo:margin-bottom="0in" style:contextual-spacing="false"/>
    </style:style>
    <style:style style:name="P305" style:family="paragraph" style:parent-style-name="Text_20_body" style:list-style-name="L144"/>
    <style:style style:name="P306" style:family="paragraph" style:parent-style-name="Text_20_body" style:list-style-name="L144">
      <style:paragraph-properties fo:margin-top="0in" fo:margin-bottom="0in" style:contextual-spacing="false"/>
    </style:style>
    <style:style style:name="P307" style:family="paragraph" style:parent-style-name="Text_20_body" style:list-style-name="L145"/>
    <style:style style:name="P308" style:family="paragraph" style:parent-style-name="Text_20_body" style:list-style-name="L145">
      <style:paragraph-properties fo:margin-top="0in" fo:margin-bottom="0in" style:contextual-spacing="false"/>
    </style:style>
    <style:style style:name="P309" style:family="paragraph" style:parent-style-name="Text_20_body" style:list-style-name="L146"/>
    <style:style style:name="P310" style:family="paragraph" style:parent-style-name="Text_20_body" style:list-style-name="L146">
      <style:paragraph-properties fo:margin-top="0in" fo:margin-bottom="0in" style:contextual-spacing="false"/>
    </style:style>
    <style:style style:name="P311" style:family="paragraph" style:parent-style-name="Text_20_body" style:list-style-name="L147"/>
    <style:style style:name="P312" style:family="paragraph" style:parent-style-name="Text_20_body" style:list-style-name="L147">
      <style:paragraph-properties fo:margin-top="0in" fo:margin-bottom="0in" style:contextual-spacing="false"/>
    </style:style>
    <style:style style:name="P313" style:family="paragraph" style:parent-style-name="Text_20_body" style:list-style-name="L148"/>
    <style:style style:name="P314" style:family="paragraph" style:parent-style-name="Text_20_body" style:list-style-name="L148">
      <style:paragraph-properties fo:margin-top="0in" fo:margin-bottom="0in" style:contextual-spacing="false"/>
    </style:style>
    <style:style style:name="P315" style:family="paragraph" style:parent-style-name="Text_20_body" style:list-style-name="L149"/>
    <style:style style:name="P316" style:family="paragraph" style:parent-style-name="Text_20_body" style:list-style-name="L149">
      <style:paragraph-properties fo:margin-top="0in" fo:margin-bottom="0in" style:contextual-spacing="false"/>
    </style:style>
    <style:style style:name="P317" style:family="paragraph" style:parent-style-name="Text_20_body" style:list-style-name="L150"/>
    <style:style style:name="P318" style:family="paragraph" style:parent-style-name="Text_20_body" style:list-style-name="L150">
      <style:paragraph-properties fo:margin-top="0in" fo:margin-bottom="0in" style:contextual-spacing="false"/>
    </style:style>
    <style:style style:name="P319" style:family="paragraph" style:parent-style-name="Text_20_body" style:list-style-name="L151"/>
    <style:style style:name="P320" style:family="paragraph" style:parent-style-name="Text_20_body" style:list-style-name="L151">
      <style:paragraph-properties fo:margin-top="0in" fo:margin-bottom="0in" style:contextual-spacing="false"/>
    </style:style>
    <style:style style:name="P321" style:family="paragraph" style:parent-style-name="Text_20_body" style:list-style-name="L152"/>
    <style:style style:name="P322" style:family="paragraph" style:parent-style-name="Text_20_body" style:list-style-name="L152">
      <style:paragraph-properties fo:margin-top="0in" fo:margin-bottom="0in" style:contextual-spacing="false"/>
    </style:style>
    <style:style style:name="P323" style:family="paragraph" style:parent-style-name="Text_20_body" style:list-style-name="L153"/>
    <style:style style:name="P324" style:family="paragraph" style:parent-style-name="Text_20_body" style:list-style-name="L153">
      <style:paragraph-properties fo:margin-top="0in" fo:margin-bottom="0in" style:contextual-spacing="false"/>
    </style:style>
    <style:style style:name="P325" style:family="paragraph" style:parent-style-name="Text_20_body" style:list-style-name="L154"/>
    <style:style style:name="P326" style:family="paragraph" style:parent-style-name="Text_20_body" style:list-style-name="L154">
      <style:paragraph-properties fo:margin-top="0in" fo:margin-bottom="0in" style:contextual-spacing="false"/>
    </style:style>
    <style:style style:name="P327" style:family="paragraph" style:parent-style-name="Text_20_body" style:list-style-name="L155"/>
    <style:style style:name="P328" style:family="paragraph" style:parent-style-name="Text_20_body" style:list-style-name="L155">
      <style:paragraph-properties fo:margin-top="0in" fo:margin-bottom="0in" style:contextual-spacing="false"/>
    </style:style>
    <style:style style:name="P329" style:family="paragraph" style:parent-style-name="Text_20_body" style:list-style-name="L156"/>
    <style:style style:name="P330" style:family="paragraph" style:parent-style-name="Text_20_body" style:list-style-name="L156">
      <style:paragraph-properties fo:margin-top="0in" fo:margin-bottom="0in" style:contextual-spacing="false"/>
    </style:style>
    <style:style style:name="P331" style:family="paragraph" style:parent-style-name="Text_20_body" style:list-style-name="L157"/>
    <style:style style:name="P332" style:family="paragraph" style:parent-style-name="Text_20_body" style:list-style-name="L157">
      <style:paragraph-properties fo:margin-top="0in" fo:margin-bottom="0in" style:contextual-spacing="false"/>
    </style:style>
    <style:style style:name="P333" style:family="paragraph" style:parent-style-name="Text_20_body" style:list-style-name="L158"/>
    <style:style style:name="P334" style:family="paragraph" style:parent-style-name="Text_20_body" style:list-style-name="L158">
      <style:paragraph-properties fo:margin-top="0in" fo:margin-bottom="0in" style:contextual-spacing="false"/>
    </style:style>
    <style:style style:name="P335" style:family="paragraph" style:parent-style-name="Text_20_body" style:list-style-name="L159"/>
    <style:style style:name="P336" style:family="paragraph" style:parent-style-name="Text_20_body" style:list-style-name="L159">
      <style:paragraph-properties fo:margin-top="0in" fo:margin-bottom="0in" style:contextual-spacing="false"/>
    </style:style>
    <style:style style:name="P337" style:family="paragraph" style:parent-style-name="Text_20_body" style:list-style-name="L160"/>
    <style:style style:name="P338" style:family="paragraph" style:parent-style-name="Text_20_body" style:list-style-name="L160">
      <style:paragraph-properties fo:margin-top="0in" fo:margin-bottom="0in" style:contextual-spacing="false"/>
    </style:style>
    <style:style style:name="P339" style:family="paragraph" style:parent-style-name="Text_20_body" style:list-style-name="L161"/>
    <style:style style:name="P340" style:family="paragraph" style:parent-style-name="Text_20_body" style:list-style-name="L161">
      <style:paragraph-properties fo:margin-top="0in" fo:margin-bottom="0in" style:contextual-spacing="false"/>
    </style:style>
    <style:style style:name="P341" style:family="paragraph" style:parent-style-name="Text_20_body" style:list-style-name="L162"/>
    <style:style style:name="P342" style:family="paragraph" style:parent-style-name="Text_20_body" style:list-style-name="L162">
      <style:paragraph-properties fo:margin-top="0in" fo:margin-bottom="0in" style:contextual-spacing="false"/>
    </style:style>
    <style:style style:name="P343" style:family="paragraph" style:parent-style-name="Text_20_body" style:list-style-name="L163"/>
    <style:style style:name="P344" style:family="paragraph" style:parent-style-name="Text_20_body" style:list-style-name="L163">
      <style:paragraph-properties fo:margin-top="0in" fo:margin-bottom="0in" style:contextual-spacing="false"/>
    </style:style>
    <style:style style:name="P345" style:family="paragraph" style:parent-style-name="Text_20_body" style:list-style-name="L164"/>
    <style:style style:name="P346" style:family="paragraph" style:parent-style-name="Text_20_body" style:list-style-name="L164">
      <style:paragraph-properties fo:margin-top="0in" fo:margin-bottom="0in" style:contextual-spacing="false"/>
    </style:style>
    <style:style style:name="P347" style:family="paragraph" style:parent-style-name="Text_20_body" style:list-style-name="L165"/>
    <style:style style:name="P348" style:family="paragraph" style:parent-style-name="Text_20_body" style:list-style-name="L165">
      <style:paragraph-properties fo:margin-top="0in" fo:margin-bottom="0in" style:contextual-spacing="false"/>
    </style:style>
    <style:style style:name="P349" style:family="paragraph" style:parent-style-name="Text_20_body" style:list-style-name="L166"/>
    <style:style style:name="P350" style:family="paragraph" style:parent-style-name="Text_20_body" style:list-style-name="L166">
      <style:paragraph-properties fo:margin-top="0in" fo:margin-bottom="0in" style:contextual-spacing="false"/>
    </style:style>
    <style:style style:name="P351" style:family="paragraph" style:parent-style-name="Text_20_body" style:list-style-name="L167"/>
    <style:style style:name="P352" style:family="paragraph" style:parent-style-name="Text_20_body" style:list-style-name="L167">
      <style:paragraph-properties fo:margin-top="0in" fo:margin-bottom="0in" style:contextual-spacing="false"/>
    </style:style>
    <style:style style:name="P353" style:family="paragraph" style:parent-style-name="Text_20_body" style:list-style-name="L168"/>
    <style:style style:name="P354" style:family="paragraph" style:parent-style-name="Text_20_body" style:list-style-name="L168">
      <style:paragraph-properties fo:margin-top="0in" fo:margin-bottom="0in" style:contextual-spacing="false"/>
    </style:style>
    <style:style style:name="P355" style:family="paragraph" style:parent-style-name="Text_20_body" style:list-style-name="L169"/>
    <style:style style:name="P356" style:family="paragraph" style:parent-style-name="Text_20_body" style:list-style-name="L169">
      <style:paragraph-properties fo:margin-top="0in" fo:margin-bottom="0in" style:contextual-spacing="false"/>
    </style:style>
    <style:style style:name="P357" style:family="paragraph" style:parent-style-name="Text_20_body" style:list-style-name="L170"/>
    <style:style style:name="P358" style:family="paragraph" style:parent-style-name="Text_20_body" style:list-style-name="L170">
      <style:paragraph-properties fo:margin-top="0in" fo:margin-bottom="0in" style:contextual-spacing="false"/>
    </style:style>
    <style:style style:name="P359" style:family="paragraph" style:parent-style-name="Text_20_body" style:list-style-name="L171"/>
    <style:style style:name="P360" style:family="paragraph" style:parent-style-name="Text_20_body" style:list-style-name="L171">
      <style:paragraph-properties fo:margin-top="0in" fo:margin-bottom="0in" style:contextual-spacing="false"/>
    </style:style>
    <style:style style:name="P361" style:family="paragraph" style:parent-style-name="Text_20_body" style:list-style-name="L172"/>
    <style:style style:name="P362" style:family="paragraph" style:parent-style-name="Text_20_body" style:list-style-name="L172">
      <style:paragraph-properties fo:margin-top="0in" fo:margin-bottom="0in" style:contextual-spacing="false"/>
    </style:style>
    <style:style style:name="P363" style:family="paragraph" style:parent-style-name="Text_20_body" style:list-style-name="L173"/>
    <style:style style:name="P364" style:family="paragraph" style:parent-style-name="Text_20_body" style:list-style-name="L173">
      <style:paragraph-properties fo:margin-top="0in" fo:margin-bottom="0in" style:contextual-spacing="false"/>
    </style:style>
    <style:style style:name="P365" style:family="paragraph" style:parent-style-name="Text_20_body" style:list-style-name="L174"/>
    <style:style style:name="P366" style:family="paragraph" style:parent-style-name="Text_20_body" style:list-style-name="L174">
      <style:paragraph-properties fo:margin-top="0in" fo:margin-bottom="0in" style:contextual-spacing="false"/>
    </style:style>
    <style:style style:name="P367" style:family="paragraph" style:parent-style-name="Text_20_body" style:list-style-name="L175"/>
    <style:style style:name="P368" style:family="paragraph" style:parent-style-name="Text_20_body" style:list-style-name="L175">
      <style:paragraph-properties fo:margin-top="0in" fo:margin-bottom="0in" style:contextual-spacing="false"/>
    </style:style>
    <style:style style:name="P369" style:family="paragraph" style:parent-style-name="Text_20_body" style:list-style-name="L176"/>
    <style:style style:name="P370" style:family="paragraph" style:parent-style-name="Text_20_body" style:list-style-name="L176">
      <style:paragraph-properties fo:margin-top="0in" fo:margin-bottom="0in" style:contextual-spacing="false"/>
    </style:style>
    <style:style style:name="P371" style:family="paragraph" style:parent-style-name="Text_20_body" style:list-style-name="L177"/>
    <style:style style:name="P372" style:family="paragraph" style:parent-style-name="Text_20_body" style:list-style-name="L177">
      <style:paragraph-properties fo:margin-top="0in" fo:margin-bottom="0in" style:contextual-spacing="false"/>
    </style:style>
    <style:style style:name="P373" style:family="paragraph" style:parent-style-name="Text_20_body" style:list-style-name="L178"/>
    <style:style style:name="P374" style:family="paragraph" style:parent-style-name="Text_20_body" style:list-style-name="L178">
      <style:paragraph-properties fo:margin-top="0in" fo:margin-bottom="0in" style:contextual-spacing="false"/>
    </style:style>
    <style:style style:name="P375" style:family="paragraph" style:parent-style-name="Text_20_body" style:list-style-name="L179"/>
    <style:style style:name="P376" style:family="paragraph" style:parent-style-name="Text_20_body" style:list-style-name="L179">
      <style:paragraph-properties fo:margin-top="0in" fo:margin-bottom="0in" style:contextual-spacing="false"/>
    </style:style>
    <style:style style:name="P377" style:family="paragraph" style:parent-style-name="Text_20_body" style:list-style-name="L180"/>
    <style:style style:name="P378" style:family="paragraph" style:parent-style-name="Text_20_body" style:list-style-name="L180">
      <style:paragraph-properties fo:margin-top="0in" fo:margin-bottom="0in" style:contextual-spacing="false"/>
    </style:style>
    <style:style style:name="P379" style:family="paragraph" style:parent-style-name="Text_20_body" style:list-style-name="L181"/>
    <style:style style:name="P380" style:family="paragraph" style:parent-style-name="Text_20_body" style:list-style-name="L181">
      <style:paragraph-properties fo:margin-top="0in" fo:margin-bottom="0in" style:contextual-spacing="false"/>
    </style:style>
    <style:style style:name="P381" style:family="paragraph" style:parent-style-name="Text_20_body" style:list-style-name="L182"/>
    <style:style style:name="P382" style:family="paragraph" style:parent-style-name="Text_20_body" style:list-style-name="L182">
      <style:paragraph-properties fo:margin-top="0in" fo:margin-bottom="0in" style:contextual-spacing="false"/>
    </style:style>
    <style:style style:name="P383" style:family="paragraph" style:parent-style-name="Text_20_body" style:list-style-name="L183"/>
    <style:style style:name="P384" style:family="paragraph" style:parent-style-name="Text_20_body" style:list-style-name="L183">
      <style:paragraph-properties fo:margin-top="0in" fo:margin-bottom="0in" style:contextual-spacing="false"/>
    </style:style>
    <style:style style:name="P385" style:family="paragraph" style:parent-style-name="Text_20_body" style:list-style-name="L184"/>
    <style:style style:name="P386" style:family="paragraph" style:parent-style-name="Text_20_body" style:list-style-name="L184">
      <style:paragraph-properties fo:margin-top="0in" fo:margin-bottom="0in" style:contextual-spacing="false"/>
    </style:style>
    <style:style style:name="P387" style:family="paragraph" style:parent-style-name="Text_20_body" style:list-style-name="L185"/>
    <style:style style:name="P388" style:family="paragraph" style:parent-style-name="Text_20_body" style:list-style-name="L185">
      <style:paragraph-properties fo:margin-top="0in" fo:margin-bottom="0in" style:contextual-spacing="false"/>
    </style:style>
    <style:style style:name="P389" style:family="paragraph" style:parent-style-name="Text_20_body" style:list-style-name="L186"/>
    <style:style style:name="P390" style:family="paragraph" style:parent-style-name="Text_20_body" style:list-style-name="L186">
      <style:paragraph-properties fo:margin-top="0in" fo:margin-bottom="0in" style:contextual-spacing="false"/>
    </style:style>
    <style:style style:name="P391" style:family="paragraph" style:parent-style-name="Text_20_body" style:list-style-name="L187"/>
    <style:style style:name="P392" style:family="paragraph" style:parent-style-name="Text_20_body" style:list-style-name="L187">
      <style:paragraph-properties fo:margin-top="0in" fo:margin-bottom="0in" style:contextual-spacing="false"/>
    </style:style>
    <style:style style:name="P393" style:family="paragraph" style:parent-style-name="Text_20_body" style:list-style-name="L188"/>
    <style:style style:name="P394" style:family="paragraph" style:parent-style-name="Text_20_body" style:list-style-name="L188">
      <style:paragraph-properties fo:margin-top="0in" fo:margin-bottom="0in" style:contextual-spacing="false"/>
    </style:style>
    <style:style style:name="P395" style:family="paragraph" style:parent-style-name="Text_20_body" style:list-style-name="L189"/>
    <style:style style:name="P396" style:family="paragraph" style:parent-style-name="Text_20_body" style:list-style-name="L189">
      <style:paragraph-properties fo:margin-top="0in" fo:margin-bottom="0in" style:contextual-spacing="false"/>
    </style:style>
    <style:style style:name="P397" style:family="paragraph" style:parent-style-name="Text_20_body" style:list-style-name="L190"/>
    <style:style style:name="P398" style:family="paragraph" style:parent-style-name="Text_20_body" style:list-style-name="L190">
      <style:paragraph-properties fo:margin-top="0in" fo:margin-bottom="0in" style:contextual-spacing="false"/>
    </style:style>
    <style:style style:name="P399" style:family="paragraph" style:parent-style-name="Text_20_body" style:list-style-name="L191"/>
    <style:style style:name="P400" style:family="paragraph" style:parent-style-name="Text_20_body" style:list-style-name="L191">
      <style:paragraph-properties fo:margin-top="0in" fo:margin-bottom="0in" style:contextual-spacing="false"/>
    </style:style>
    <style:style style:name="P401" style:family="paragraph" style:parent-style-name="Text_20_body">
      <style:text-properties officeooo:rsid="000edb11" officeooo:paragraph-rsid="000edb11"/>
    </style:style>
    <style:style style:name="T1" style:family="text">
      <style:text-properties fo:font-weight="normal" style:font-weight-asian="normal" style:font-weight-complex="normal"/>
    </style:style>
    <style:style style:name="T2" style:family="text">
      <style:text-properties fo:font-weight="normal" officeooo:rsid="000f342d" style:font-weight-asian="normal" style:font-weight-complex="normal"/>
    </style:style>
    <style:style style:name="T3" style:family="text">
      <style:text-properties fo:font-weight="normal" officeooo:rsid="00111723" style:font-weight-asian="normal" style:font-weight-complex="normal"/>
    </style:style>
    <style:style style:name="T4" style:family="text">
      <style:text-properties fo:font-weight="normal" officeooo:rsid="0012febc" style:font-weight-asian="normal" style:font-weight-complex="normal"/>
    </style:style>
    <style:style style:name="T5" style:family="text">
      <style:text-properties fo:font-weight="normal" officeooo:rsid="0015f8fc" style:font-weight-asian="normal" style:font-weight-complex="normal"/>
    </style:style>
    <style:style style:name="T6" style:family="text">
      <style:text-properties fo:font-weight="normal" officeooo:rsid="00199e54" style:font-weight-asian="normal" style:font-weight-complex="normal"/>
    </style:style>
    <style:style style:name="T7" style:family="text">
      <style:text-properties fo:font-weight="normal" officeooo:rsid="0019d39b" style:font-weight-asian="normal" style:font-weight-complex="normal"/>
    </style:style>
    <style:style style:name="T8" style:family="text">
      <style:text-properties fo:font-weight="normal" officeooo:rsid="001c5f73" style:font-weight-asian="normal" style:font-weight-complex="normal"/>
    </style:style>
    <style:style style:name="T9" style:family="text">
      <style:text-properties fo:font-weight="bold" style:font-weight-asian="bold" style:font-weight-complex="bold"/>
    </style:style>
    <style:style style:name="T10" style:family="text">
      <style:text-properties fo:font-weight="bold" officeooo:rsid="000f342d" style:font-weight-asian="bold" style:font-weight-complex="bold"/>
    </style:style>
    <style:style style:name="T11" style:family="text">
      <style:text-properties fo:font-weight="bold" officeooo:rsid="0015676f" style:font-weight-asian="bold" style:font-weight-complex="bold"/>
    </style:style>
    <style:style style:name="T12" style:family="text">
      <style:text-properties fo:font-weight="bold" officeooo:rsid="000edb11" style:font-weight-asian="bold" style:font-weight-complex="bold"/>
    </style:style>
    <style:style style:name="T13" style:family="text">
      <style:text-properties fo:font-weight="bold" officeooo:rsid="001c2f4b" style:font-weight-asian="bold" style:font-weight-complex="bold"/>
    </style:style>
    <style:style style:name="T14" style:family="text">
      <style:text-properties fo:font-weight="bold" officeooo:rsid="001c5f73" style:font-weight-asian="bold" style:font-weight-complex="bold"/>
    </style:style>
    <style:style style:name="T15" style:family="text">
      <style:text-properties officeooo:rsid="00111723"/>
    </style:style>
    <style:style style:name="T16" style:family="text">
      <style:text-properties officeooo:rsid="000edb11"/>
    </style:style>
    <style:style style:name="T17" style:family="text">
      <style:text-properties officeooo:rsid="0015676f"/>
    </style:style>
    <style:style style:name="T18" style:family="text">
      <style:text-properties officeooo:rsid="0015f8fc"/>
    </style:style>
    <style:style style:name="T19" style:family="text">
      <style:text-properties officeooo:rsid="00196053"/>
    </style:style>
    <style:style style:name="T20" style:family="text">
      <style:text-properties officeooo:rsid="00199e54"/>
    </style:style>
    <style:style style:name="T21" style:family="text">
      <style:text-properties officeooo:rsid="00219e1c"/>
    </style:style>
    <style:style style:name="T22" style:family="text">
      <style:text-properties officeooo:rsid="00245a76"/>
    </style:style>
    <style:style style:name="T23" style:family="text">
      <style:text-properties officeooo:rsid="00266e5d"/>
    </style:style>
    <style:style style:name="T24" style:family="text">
      <style:text-properties officeooo:rsid="0026d8f1"/>
    </style:style>
    <style:style style:name="T25" style:family="text">
      <style:text-properties officeooo:rsid="0029f3d8"/>
    </style:style>
    <style:style style:name="T26" style:family="text">
      <style:text-properties officeooo:rsid="0023544d"/>
    </style:style>
    <style:style style:name="T27" style:family="text">
      <style:text-properties officeooo:rsid="002e06de"/>
    </style:style>
    <style:style style:name="T28" style:family="text">
      <style:text-properties officeooo:rsid="002f4b99"/>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number text:level="1" text:style-name="Numbering_20_Symbols" loext:num-list-format="%1%." style:num-suffix="." style:num-format="1" text:start-value="4">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number text:level="1" text:style-name="Numbering_20_Symbols" loext:num-list-format="%1%." style:num-suffix="." style:num-format="1" text:start-value="6">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nglish </text:p>
      <text:p text:style-name="P1">----------</text:p>
      <text:p text:style-name="P1"/>
      <text:p text:style-name="P2"><text:tab/></text:p>
      <text:list text:style-name="L1">
        <text:list-item>
          <text:p text:style-name="P42">Request</text:p>
        </text:list-item>
        <text:list-item>
          <text:p text:style-name="P43">Ability</text:p>
        </text:list-item>
        <text:list-item>
          <text:p text:style-name="P42">Permission</text:p>
        </text:list-item>
        <text:list-item>
          <text:p text:style-name="P42">Offering</text:p>
        </text:list-item>
        <text:list-item>
          <text:p text:style-name="P42">Suggestion</text:p>
        </text:list-item>
        <text:list-item>
          <text:p text:style-name="P42">Invitation</text:p>
        </text:list-item>
        <text:list-item>
          <text:p text:style-name="P42">Advice</text:p>
        </text:list-item>
        <text:list-item>
          <text:p text:style-name="P42">Warning</text:p>
        </text:list-item>
        <text:list-item>
          <text:p text:style-name="P42">Apology</text:p>
        </text:list-item>
        <text:list-item>
          <text:p text:style-name="P42">Agreement</text:p>
        </text:list-item>
        <text:list-item>
          <text:p text:style-name="P42">Disagreement</text:p>
        </text:list-item>
        <text:list-item>
          <text:p text:style-name="P42">Compliment</text:p>
        </text:list-item>
        <text:list-item>
          <text:p text:style-name="P42">Complaint</text:p>
        </text:list-item>
        <text:list-item>
          <text:p text:style-name="P42">Encouragement</text:p>
        </text:list-item>
        <text:list-item>
          <text:p text:style-name="P42">Greeting</text:p>
        </text:list-item>
        <text:list-item>
          <text:p text:style-name="P42">Farewell</text:p>
        </text:list-item>
        <text:list-item>
          <text:p text:style-name="P42">Gratitude</text:p>
        </text:list-item>
        <text:list-item>
          <text:p text:style-name="P42">Congratulation</text:p>
        </text:list-item>
        <text:list-item>
          <text:p text:style-name="P42">Rejection</text:p>
        </text:list-item>
        <text:list-item>
          <text:p text:style-name="P42">Acceptance</text:p>
        </text:list-item>
        <text:list-item>
          <text:p text:style-name="P42">Inquiry</text:p>
        </text:list-item>
        <text:list-item>
          <text:p text:style-name="P42">Clarification</text:p>
        </text:list-item>
        <text:list-item>
          <text:p text:style-name="P42">Confirmation</text:p>
        </text:list-item>
        <text:list-item>
          <text:p text:style-name="P42">Denial</text:p>
        </text:list-item>
        <text:list-item>
          <text:p text:style-name="P42">Promise</text:p>
        </text:list-item>
        <text:list-item>
          <text:p text:style-name="P42">Threat</text:p>
        </text:list-item>
        <text:list-item>
          <text:p text:style-name="P42">Prediction</text:p>
        </text:list-item>
        <text:list-item>
          <text:p text:style-name="P42">Hypothesis</text:p>
        </text:list-item>
        <text:list-item>
          <text:p text:style-name="P42">Condition</text:p>
        </text:list-item>
        <text:list-item>
          <text:p text:style-name="P42">Exclamation</text:p>
        </text:list-item>
        <text:list-item>
          <text:p text:style-name="P42">Declaration</text:p>
        </text:list-item>
        <text:list-item>
          <text:p text:style-name="P42">Observation</text:p>
        </text:list-item>
        <text:list-item>
          <text:p text:style-name="P42">Explanation</text:p>
        </text:list-item>
        <text:list-item>
          <text:p text:style-name="P42">Justification</text:p>
        </text:list-item>
        <text:list-item>
          <text:p text:style-name="P42">Criticism</text:p>
        </text:list-item>
        <text:list-item>
          <text:p text:style-name="P42">Praise</text:p>
        </text:list-item>
        <text:list-item>
          <text:p text:style-name="P42">Regret</text:p>
        </text:list-item>
        <text:list-item>
          <text:p text:style-name="P42">Invitation</text:p>
        </text:list-item>
        <text:list-item>
          <text:p text:style-name="P42"><text:soft-page-break/>Announcement</text:p>
        </text:list-item>
        <text:list-item>
          <text:p text:style-name="P42">Introduction</text:p>
        </text:list-item>
        <text:list-item>
          <text:p text:style-name="P42">Conclusion</text:p>
        </text:list-item>
        <text:list-item>
          <text:p text:style-name="P42">Explanation</text:p>
        </text:list-item>
        <text:list-item>
          <text:p text:style-name="P42">Suggestion</text:p>
        </text:list-item>
        <text:list-item>
          <text:p text:style-name="P42">Instruction</text:p>
        </text:list-item>
        <text:list-item>
          <text:p text:style-name="P42">Permission</text:p>
        </text:list-item>
        <text:list-item>
          <text:p text:style-name="P42">Refusal</text:p>
        </text:list-item>
        <text:list-item>
          <text:p text:style-name="P42">Accusation</text:p>
        </text:list-item>
        <text:list-item>
          <text:p text:style-name="P42">Defense</text:p>
        </text:list-item>
        <text:list-item>
          <text:p text:style-name="P42">Prohibition</text:p>
        </text:list-item>
        <text:list-item>
          <text:p text:style-name="P42">Command</text:p>
        </text:list-item>
        <text:list-item>
          <text:p text:style-name="P42">Offering help</text:p>
        </text:list-item>
        <text:list-item>
          <text:p text:style-name="P42">Requesting help</text:p>
        </text:list-item>
        <text:list-item>
          <text:p text:style-name="P42">Requesting information</text:p>
        </text:list-item>
        <text:list-item>
          <text:p text:style-name="P42">Giving information</text:p>
        </text:list-item>
        <text:list-item>
          <text:p text:style-name="P42">Requesting permission</text:p>
        </text:list-item>
        <text:list-item>
          <text:p text:style-name="P42">Giving permission</text:p>
        </text:list-item>
        <text:list-item>
          <text:p text:style-name="P42">Making a decision</text:p>
        </text:list-item>
        <text:list-item>
          <text:p text:style-name="P42">Asking for advice</text:p>
        </text:list-item>
        <text:list-item>
          <text:p text:style-name="P42">Giving advice</text:p>
        </text:list-item>
        <text:list-item>
          <text:p text:style-name="P42">Offering an opinion</text:p>
        </text:list-item>
        <text:list-item>
          <text:p text:style-name="P42">Asking for an opinion</text:p>
        </text:list-item>
        <text:list-item>
          <text:p text:style-name="P42">Showing surprise</text:p>
        </text:list-item>
        <text:list-item>
          <text:p text:style-name="P42">Showing interest</text:p>
        </text:list-item>
        <text:list-item>
          <text:p text:style-name="P42">Asking for clarification</text:p>
        </text:list-item>
        <text:list-item>
          <text:p text:style-name="P42">Giving clarification</text:p>
        </text:list-item>
        <text:list-item>
          <text:p text:style-name="P42">Stating an opinion</text:p>
        </text:list-item>
        <text:list-item>
          <text:p text:style-name="P42">Expressing doubt</text:p>
        </text:list-item>
        <text:list-item>
          <text:p text:style-name="P42">Expressing certainty</text:p>
        </text:list-item>
        <text:list-item>
          <text:p text:style-name="P42">Making a complaint</text:p>
        </text:list-item>
        <text:list-item>
          <text:p text:style-name="P42">Expressing happiness</text:p>
        </text:list-item>
        <text:list-item>
          <text:p text:style-name="P42">Expressing sadness</text:p>
        </text:list-item>
        <text:list-item>
          <text:p text:style-name="P42">Expressing disappointment</text:p>
        </text:list-item>
        <text:list-item>
          <text:p text:style-name="P42">Giving reassurance</text:p>
        </text:list-item>
        <text:list-item>
          <text:p text:style-name="P42">Asking for reassurance</text:p>
        </text:list-item>
        <text:list-item>
          <text:p text:style-name="P42">Making an excuse</text:p>
        </text:list-item>
        <text:list-item>
          <text:p text:style-name="P42">Giving an excuse</text:p>
        </text:list-item>
        <text:list-item>
          <text:p text:style-name="P42">Making a suggestion</text:p>
        </text:list-item>
        <text:list-item>
          <text:p text:style-name="P42">Agreeing to a suggestion</text:p>
        </text:list-item>
        <text:list-item>
          <text:p text:style-name="P42">Refusing a suggestion</text:p>
        </text:list-item>
        <text:list-item>
          <text:p text:style-name="P42">Asking for assistance</text:p>
        </text:list-item>
        <text:list-item>
          <text:p text:style-name="P42"><text:soft-page-break/>Offering assistance</text:p>
        </text:list-item>
        <text:list-item>
          <text:p text:style-name="P42">Apologizing</text:p>
        </text:list-item>
        <text:list-item>
          <text:p text:style-name="P42">Expressing gratitude</text:p>
        </text:list-item>
        <text:list-item>
          <text:p text:style-name="P42">Making a demand</text:p>
        </text:list-item>
        <text:list-item>
          <text:p text:style-name="P42">Giving advice</text:p>
        </text:list-item>
        <text:list-item>
          <text:p text:style-name="P42">Asking for directions</text:p>
        </text:list-item>
        <text:list-item>
          <text:p text:style-name="P42">Giving directions</text:p>
        </text:list-item>
        <text:list-item>
          <text:p text:style-name="P42">Offering something</text:p>
        </text:list-item>
        <text:list-item>
          <text:p text:style-name="P42">Declining an offer</text:p>
        </text:list-item>
        <text:list-item>
          <text:p text:style-name="P42">Making a statement</text:p>
        </text:list-item>
        <text:list-item>
          <text:p text:style-name="P42">Asking for clarification</text:p>
        </text:list-item>
        <text:list-item>
          <text:p text:style-name="P42">Explaining something</text:p>
        </text:list-item>
        <text:list-item>
          <text:p text:style-name="P42">Describing something</text:p>
        </text:list-item>
        <text:list-item>
          <text:p text:style-name="P42">Offering a solution</text:p>
        </text:list-item>
        <text:list-item>
          <text:p text:style-name="P42">Refusing a solution</text:p>
        </text:list-item>
        <text:list-item>
          <text:p text:style-name="P42">Confirming an arrangement</text:p>
        </text:list-item>
        <text:list-item>
          <text:p text:style-name="P42">Cancelling an arrangement</text:p>
        </text:list-item>
        <text:list-item>
          <text:p text:style-name="P42">Expressing doubt</text:p>
        </text:list-item>
        <text:list-item>
          <text:p text:style-name="P42">Giving feedback</text:p>
        </text:list-item>
        <text:list-item>
          <text:p text:style-name="P41">Expressing frustration</text:p>
        </text:list-item>
      </text:list>
      <text:p text:style-name="P17">=========================================================================</text:p>
      <text:p text:style-name="P9"><text:span text:style-name="Strong_20_Emphasis"><text:span text:style-name="T10">Had</text:span></text:span></text:p>
      <text:p text:style-name="P9"><text:span text:style-name="Strong_20_Emphasis"><text:span text:style-name="T2">------</text:span></text:span></text:p>
      <text:p text:style-name="P9"><text:span text:style-name="Strong_20_Emphasis"><text:tab/>Past Perfect Tense: Describes an action completed before another action in the past.</text:span></text:p>
      <text:list text:style-name="L2">
        <text:list-item>
          <text:p text:style-name="P44">Example: "I had finished my homework before dinner."</text:p>
        </text:list-item>
      </text:list>
      <text:list text:style-name="L3">
        <text:list-item>
          <text:p text:style-name="P45"><text:span text:style-name="Strong_20_Emphasis">By the time</text:span>: "By the time dinner started, I had finished my homework."</text:p>
        </text:list-item>
        <text:list-item>
          <text:p text:style-name="P46"><text:span text:style-name="Strong_20_Emphasis">Before</text:span>: "I had finished my homework before dinner."</text:p>
        </text:list-item>
      </text:list>
      <text:list text:style-name="L4">
        <text:list-item>
          <text:p text:style-name="P47"><text:span text:style-name="Strong_20_Emphasis">When</text:span>: "When dinner started, I had already finished my homework."</text:p>
        </text:list-item>
      </text:list>
      <text:p text:style-name="P3">=========================================================================</text:p>
      <text:p text:style-name="P20"><text:span text:style-name="Strong_20_Emphasis">ability, permission, possibility, obligation, or hypothetical situations</text:span></text:p>
      <text:p text:style-name="P20"><text:span text:style-name="Strong_20_Emphasis"><text:span text:style-name="T23">shall</text:span></text:span></text:p>
      <text:p text:style-name="P20"><text:span text:style-name="Strong_20_Emphasis"><text:span text:style-name="T22">--------- </text:span></text:span></text:p>
      <text:p text:style-name="P19"><text:span text:style-name="Strong_20_Emphasis">Future Action</text:span>: <text:span text:style-name="T1">"I shall return by 5 PM."<text:line-break/>(</text:span>Formal way to say<text:span text:style-name="T1"> that you will return by 5 PM.)</text:span></text:p>
      <text:p text:style-name="P6">=========================================================================</text:p>
      <text:p text:style-name="P18">should </text:p>
      <text:p text:style-name="P18">--------</text:p>
      <text:p text:style-name="P18"><text:span text:style-name="Strong_20_Emphasis">Advice or recommendation→ </text:span><text:span text:style-name="Strong_20_Emphasis"><text:span text:style-name="T1">recommendation apdina na nama seirathu oru situation la mathavangaluku. Advice enbathu mathavangaluku ivangala parunga apdinu avanga irruka situation porthu person ha soldrathu. Like doctor, teacher, sechortist.</text:span></text:span></text:p>
      <text:p text:style-name="P18"><text:span text:style-name="Strong_20_Emphasis">Obligation or duty: kadami </text:span><text:span text:style-name="Strong_20_Emphasis"><text:span text:style-name="T1"><text:s/>namaku enna kadamala follow pannanumo athla soldrathu.</text:span></text:span></text:p>
      <text:p text:style-name="P18"><text:soft-page-break/>Expectation → <text:span text:style-name="T1">nama enna la expect pandramo atha oru date or time la nadakum nu sodra appo use.</text:span></text:p>
      <text:p text:style-name="P5"><text:span text:style-name="Strong_20_Emphasis"/></text:p>
      <text:p text:style-name="P5"><text:span text:style-name="Strong_20_Emphasis">Advice or recommendation</text:span>:</text:p>
      <text:list text:style-name="L5">
        <text:list-item>
          <text:p text:style-name="P48">"You should eat more vegetables." (It is a good idea to do this.)</text:p>
        </text:list-item>
      </text:list>
      <text:list text:style-name="L6">
        <text:list-item>
          <text:p text:style-name="P49"><text:span text:style-name="Strong_20_Emphasis">Obligation or duty</text:span>:</text:p>
        </text:list-item>
      </text:list>
      <text:list text:style-name="L7">
        <text:list-item>
          <text:p text:style-name="P50">"I should call my parents." (I feel it's something I ought to do.)</text:p>
        </text:list-item>
      </text:list>
      <text:list text:style-name="L8">
        <text:list-item>
          <text:p text:style-name="P51"><text:span text:style-name="Strong_20_Emphasis">Expectation or likelihood</text:span>:</text:p>
        </text:list-item>
      </text:list>
      <text:list text:style-name="L9">
        <text:list-item>
          <text:p text:style-name="P52">"The train should arrive soon</text:p>
        </text:list-item>
      </text:list>
      <text:p text:style-name="P3"/>
      <text:p text:style-name="P3">=======================================================================</text:p>
      <text:p text:style-name="P26">Can</text:p>
      <text:p text:style-name="P26">===</text:p>
      <text:list text:style-name="L10">
        <text:list-item>
          <text:p text:style-name="P53"><text:span text:style-name="Strong_20_Emphasis">Permission</text:span>: "Can I leave early today?"<text:line-break/>(Asking for permission in a casual context.)</text:p>
        </text:list-item>
        <text:list-item>
          <text:p text:style-name="P54"><text:span text:style-name="Strong_20_Emphasis">Ability</text:span><text:span text:style-name="T9">: "I can swim very fast."<text:line-break/>(Expressing the ability to swim quickly.)</text:span></text:p>
        </text:list-item>
      </text:list>
      <text:list text:style-name="L11">
        <text:list-item>
          <text:p text:style-name="P55"><text:span text:style-name="Strong_20_Emphasis">Request</text:span>: "Can you help me with this?"<text:line-break/>(Informally asking for help.)</text:p>
        </text:list-item>
      </text:list>
      <text:p text:style-name="P8">=======================================================================</text:p>
      <text:p text:style-name="P21">Could</text:p>
      <text:p text:style-name="P21">----------</text:p>
      <text:h text:style-name="P10" text:outline-level="3"><text:span text:style-name="Strong_20_Emphasis"><text:span text:style-name="T16">Possibility</text:span></text:span><text:span text:style-name="T16">:</text:span></text:h>
      <text:list text:style-name="L12">
        <text:list-item>
          <text:p text:style-name="P56">"It could rain later today." (There’s a chance it might happen.)</text:p>
        </text:list-item>
        <text:list-item>
          <text:p text:style-name="P56">"He could be at the park now.</text:p>
        </text:list-item>
        <text:list-item>
          <text:p text:style-name="P57"><text:span text:style-name="T15">Pola bear could come tommorrow. ( </text:span>This means it's possible that a polar bear may come tomorrow.<text:span text:style-name="T15">)</text:span></text:p>
        </text:list-item>
        <text:list-item>
          <text:p text:style-name="P57"><text:span text:style-name="Strong_20_Emphasis">Example</text:span>: "My mom could come tomorrow if she finishes her work early." <text:span text:style-name="T9">(Her coming depends on another condition being met.)</text:span></text:p>
        </text:list-item>
      </text:list>
      <text:h text:style-name="P12" text:outline-level="3"><text:span text:style-name="Strong_20_Emphasis">Past ability</text:span>: <text:span text:style-name="T3">past la panna mudinjathu ippa panna mudiyala.</text:span></text:h>
      <text:list text:style-name="L13">
        <text:list-item>
          <text:p text:style-name="P59">"When I was younger, I could run faster." (I had the ability in the past.)</text:p>
        </text:list-item>
        <text:list-item>
          <text:p text:style-name="P58">"She could swim when she was just five years old.</text:p>
        </text:list-item>
      </text:list>
      <text:h text:style-name="Heading_20_3" text:outline-level="3"><text:span text:style-name="Strong_20_Emphasis">Polite suggestion</text:span>: <text:span text:style-name="T4">should ku pathila polite way la advice panna use pannikalam.</text:span></text:h>
      <text:list text:style-name="L14">
        <text:list-item>
          <text:p text:style-name="P60">"You could try restarting your computer." (Offering advice.)</text:p>
        </text:list-item>
      </text:list>
      <text:p text:style-name="P22">Permission</text:p>
      <text:p text:style-name="P3"><text:tab/>Could I borrow your pen for a moment?" (A polite request.)</text:p>
      <text:h text:style-name="P4" text:outline-level="3"><text:span text:style-name="Strong_20_Emphasis">Polite request</text:span>:</text:h>
      <text:list text:style-name="L15">
        <text:list-item>
          <text:p text:style-name="P62">"Could you help me with this task?" (Polite way to ask for help.)</text:p>
        </text:list-item>
        <text:list-item>
          <text:p text:style-name="P61"><text:soft-page-break/>"Could I have some water, please?"</text:p>
        </text:list-item>
      </text:list>
      <text:p text:style-name="P3">========================================================================</text:p>
      <text:p text:style-name="P23"/>
      <text:p text:style-name="P31"><text:span text:style-name="Strong_20_Emphasis"><text:span text:style-name="T24">will</text:span></text:span></text:p>
      <text:p text:style-name="P31"><text:span text:style-name="Strong_20_Emphasis">------</text:span></text:p>
      <text:p text:style-name="P30"><text:span text:style-name="Strong_20_Emphasis">Future Action</text:span>: "I will go to the store tomorrow."<text:line-break/>(A clear statement of future action.)</text:p>
      <text:list text:style-name="L16">
        <text:list-item>
          <text:p text:style-name="P63"><text:span text:style-name="Strong_20_Emphasis">Decision</text:span>: "I will help you with that."<text:line-break/>(Making a decision to help.)</text:p>
        </text:list-item>
      </text:list>
      <text:list text:style-name="L17">
        <text:list-item>
          <text:p text:style-name="P64"><text:span text:style-name="Strong_20_Emphasis">Promise</text:span>: "I will call you when I arrive."<text:line-break/>(A promise to make a call.)</text:p>
        </text:list-item>
        <text:list-item>
          <text:p text:style-name="P65">I will show my car when I buy.</text:p>
          <text:p text:style-name="P65"/>
        </text:list-item>
      </text:list>
      <text:p text:style-name="P7">========================================================================</text:p>
      <text:p text:style-name="P23">would <text:span text:style-name="T18">(</text:span><text:span text:style-name="T5"> oru visayam venuma kekura apo use panuvom)</text:span></text:p>
      <text:p text:style-name="P23">--------</text:p>
      <text:p text:style-name="P27"><text:span text:style-name="T11"><text:tab/></text:span><text:span text:style-name="Strong_20_Emphasis">Polite Requests/Offers:</text:span> Used to make polite requests or offers.</text:p>
      <text:list text:style-name="L18">
        <text:list-item>
          <text:p text:style-name="P66">Example: "Would you like some coffee?" <text:span text:style-name="T17">(Do you want coffe is informal ) polite way request use would. </text:span><text:span text:style-name="T21">(hypothetical permission la use pannikalam)</text:span></text:p>
        </text:list-item>
      </text:list>
      <text:p text:style-name="P28"><text:span text:style-name="T9">Habitual Past Actions</text:span>: Describes repeated actions in the past. <text:span text:style-name="T19">(kandatha kalathil every summer intha work ha senjam apo use)</text:span></text:p>
      <text:p text:style-name="P28"><text:tab/>Example: "Every summer, we would visit the beach."</text:p>
      <text:p text:style-name="P28"><text:span text:style-name="Strong_20_Emphasis">Hypothetical situations (conditional): </text:span><text:span text:style-name="Strong_20_Emphasis"><text:span text:style-name="T20">(</text:span></text:span><text:span text:style-name="Strong_20_Emphasis"><text:span text:style-name="T6"> if -cl</text:span></text:span><text:span text:style-name="Strong_20_Emphasis"><text:span text:style-name="T7">a</text:span></text:span><text:span text:style-name="Strong_20_Emphasis"><text:span text:style-name="T6">u</text:span></text:span><text:span text:style-name="Strong_20_Emphasis"><text:span text:style-name="T7">s</text:span></text:span><text:span text:style-name="Strong_20_Emphasis"><text:span text:style-name="T6">e past and would use. </text:span></text:span><text:span text:style-name="Strong_20_Emphasis"><text:span text:style-name="T7">Future la past action pesurapo use</text:span></text:span><text:span text:style-name="Strong_20_Emphasis"><text:span text:style-name="T6">) </text:span></text:span></text:p>
      <text:p text:style-name="P28"><text:span text:style-name="Strong_20_Emphasis">"If I had known about the meeting, I would have attended."</text:span><text:line-break/>(You didn't know about the meeting, so you didn't attend. This is a hypothetical situation about the past.)</text:p>
      <text:p text:style-name="P23"/>
      <text:p text:style-name="P3">========================================================================</text:p>
      <text:p text:style-name="P22">Might</text:p>
      <text:p text:style-name="P22">--------</text:p>
      <text:p text:style-name="P11"><text:span text:style-name="T12"><text:tab/></text:span><text:span text:style-name="T13">possibility: </text:span><text:span text:style-name="Strong_20_Emphasis">Example</text:span><text:span text:style-name="T1">: "My mom might come tomorrow." (There is a chance, but it’s not certain.) </text:span><text:span text:style-name="T8">(</text:span><text:span text:style-name="T14">less certain</text:span><text:span text:style-name="T8">)</text:span></text:p>
      <text:p text:style-name="P22"><text:span text:style-name="T1"/></text:p>
      <text:p text:style-name="P22"><text:tab/></text:p>
      <text:p text:style-name="P29"/>
      <text:p text:style-name="P3">========================================================================</text:p>
      <text:p text:style-name="P24">May : </text:p>
      <text:p text:style-name="P24">-------</text:p>
      <text:p text:style-name="P24"><text:soft-page-break/><text:span text:style-name="Strong_20_Emphasis">Possibility</text:span><text:span text:style-name="T1">: Indicates a possibility, often with a </text:span>slightly higher degree<text:span text:style-name="T1"> of certainty than "might."</text:span></text:p>
      <text:list text:style-name="L19">
        <text:list-item>
          <text:p text:style-name="P67"><text:span text:style-name="Strong_20_Emphasis">Example</text:span>: "It may rain tomorrow." (There is a good chance of rain.)</text:p>
        </text:list-item>
      </text:list>
      <text:p text:style-name="P25"><text:span text:style-name="Strong_20_Emphasis">Permission</text:span>: Used to grant or ask for permission.</text:p>
      <text:list text:style-name="L20">
        <text:list-item>
          <text:p text:style-name="P69"><text:span text:style-name="Strong_20_Emphasis">Example</text:span>: "May I leave early today?" (Asking for permission.)</text:p>
        </text:list-item>
        <text:list-item>
          <text:p text:style-name="P68"><text:span text:style-name="Strong_20_Emphasis">Example</text:span>: "You may use my phone." (Granting permission.)</text:p>
        </text:list-item>
      </text:list>
      <text:p text:style-name="P24"><text:s/></text:p>
      <text:p text:style-name="P3">========================================================================</text:p>
      <text:h text:style-name="P13" text:outline-level="3"><text:span text:style-name="Strong_20_Emphasis"><text:span text:style-name="T25">Must</text:span></text:span></text:h>
      <text:p text:style-name="P14"><text:span text:style-name="Strong_20_Emphasis">--------</text:span></text:p>
      <text:h text:style-name="P16" text:outline-level="3"><text:span text:style-name="Strong_20_Emphasis"><text:span text:style-name="T26">Necessity or Obligation</text:span></text:span></text:h>
      <text:list text:style-name="L21">
        <text:list-item>
          <text:p text:style-name="P71"><text:span text:style-name="Strong_20_Emphasis">Connotation</text:span>: It implies that there is no choice but to follow the rule or requirement.</text:p>
        </text:list-item>
        <text:list-item>
          <text:p text:style-name="P71"><text:span text:style-name="Strong_20_Emphasis">Examples</text:span>:</text:p>
          <text:list>
            <text:list-item>
              <text:p text:style-name="P71"><text:span text:style-name="Strong_20_Emphasis">Requirement</text:span>: "You must wear a seatbelt while driving."<text:line-break/>(A rule that you are required to follow.)</text:p>
            </text:list-item>
            <text:list-item>
              <text:p text:style-name="P70"><text:span text:style-name="Strong_20_Emphasis">Obligation</text:span>: "Employees must complete the training before starting the job."<text:line-break/>(A mandatory requirement for employees.)</text:p>
            </text:list-item>
          </text:list>
        </text:list-item>
      </text:list>
      <text:h text:style-name="Heading_20_3" text:outline-level="3"><text:span text:style-name="Strong_20_Emphasis">2. Strong Certainty</text:span></text:h>
      <text:list text:style-name="L22">
        <text:list-item>
          <text:p text:style-name="P73"><text:span text:style-name="Strong_20_Emphasis">Usage</text:span>: "Must" can also be used to express a high degree of certainty or logical conclusion about something.</text:p>
        </text:list-item>
        <text:list-item>
          <text:p text:style-name="P73"><text:span text:style-name="Strong_20_Emphasis">Connotation</text:span>: It suggests that something is very likely or logically inferred based on the available information.</text:p>
        </text:list-item>
        <text:list-item>
          <text:p text:style-name="P73"><text:span text:style-name="Strong_20_Emphasis">Examples</text:span>:</text:p>
          <text:list>
            <text:list-item>
              <text:p text:style-name="P72"><text:span text:style-name="Strong_20_Emphasis">Logical Conclusion</text:span>: "She must be the new manager because she has the key to the office."<text:line-break/>(Inferring that she is likely the manager based on the evidence.)</text:p>
            </text:list-item>
          </text:list>
        </text:list-item>
      </text:list>
      <text:h text:style-name="Heading_20_3" text:outline-level="3"><text:span text:style-name="Strong_20_Emphasis">3. Prohibition (Negative Form)</text:span></text:h>
      <text:list text:style-name="L23">
        <text:list-item>
          <text:p text:style-name="P75"><text:span text:style-name="Strong_20_Emphasis">Usage</text:span>: In its negative form, <text:span text:style-name="Strong_20_Emphasis">"must not"</text:span> (or <text:span text:style-name="Strong_20_Emphasis">"mustn't"</text:span>) is used to express prohibition or something that is not allowed.</text:p>
        </text:list-item>
        <text:list-item>
          <text:p text:style-name="P75"><text:span text:style-name="Strong_20_Emphasis">Connotation</text:span>: It indicates that something is <text:span text:style-name="T9">forbidden or strictly not allowed.</text:span></text:p>
        </text:list-item>
        <text:list-item>
          <text:p text:style-name="P75"><text:span text:style-name="Strong_20_Emphasis">Examples</text:span>:</text:p>
          <text:list>
            <text:list-item>
              <text:p text:style-name="P74"><text:span text:style-name="Strong_20_Emphasis">Prohibition</text:span>: "You must not smoke in the hospital."<text:line-break/>(Smoking is not allowed in the hospital.)</text:p>
            </text:list-item>
          </text:list>
        </text:list-item>
      </text:list>
      <text:p text:style-name="P15"/>
      <text:p text:style-name="P3">========================================================================</text:p>
      <text:p text:style-name="P37">Have</text:p>
      <text:p text:style-name="P37">------</text:p>
      <text:h text:style-name="P32" text:outline-level="3"><text:soft-page-break/><text:span text:style-name="Strong_20_Emphasis">1.Possession</text:span></text:h>
      <text:list text:style-name="L24">
        <text:list-item>
          <text:p text:style-name="P77"><text:span text:style-name="Strong_20_Emphasis">Usage</text:span>: To show ownership or possession of something.</text:p>
        </text:list-item>
        <text:list-item>
          <text:p text:style-name="P77"><text:span text:style-name="Strong_20_Emphasis">Examples</text:span>:</text:p>
          <text:list>
            <text:list-item>
              <text:p text:style-name="P77">"I have a car."<text:line-break/>(Meaning: I own a car.)</text:p>
            </text:list-item>
            <text:list-item>
              <text:p text:style-name="P76">"She has two brothers."<text:line-break/>(Meaning: She possesses two siblings.)</text:p>
            </text:list-item>
          </text:list>
        </text:list-item>
      </text:list>
      <text:h text:style-name="Heading_20_3" text:outline-level="3"><text:span text:style-name="Strong_20_Emphasis">2. Experience or Undergo</text:span></text:h>
      <text:list text:style-name="L25">
        <text:list-item>
          <text:p text:style-name="P79"><text:span text:style-name="Strong_20_Emphasis">Usage</text:span>: To describe an experience, event, or action.</text:p>
        </text:list-item>
        <text:list-item>
          <text:p text:style-name="P79"><text:span text:style-name="Strong_20_Emphasis">Examples</text:span>:</text:p>
          <text:list>
            <text:list-item>
              <text:p text:style-name="P79">"I had a great time at the party."<text:line-break/>(Meaning: I experienced enjoyment at the party.)</text:p>
            </text:list-item>
            <text:list-item>
              <text:p text:style-name="P78">"He has a cold."<text:line-break/>(Meaning: He is experiencing an illness.)</text:p>
            </text:list-item>
          </text:list>
        </text:list-item>
      </text:list>
      <text:h text:style-name="Heading_20_3" text:outline-level="3"><text:span text:style-name="Strong_20_Emphasis">3. Auxiliary Verb (Helping Verb)</text:span></text:h>
      <text:list text:style-name="L26">
        <text:list-item>
          <text:p text:style-name="P81"><text:span text:style-name="Strong_20_Emphasis">Usage</text:span>: Used with other verbs to form perfect tenses, such as the <text:span text:style-name="Strong_20_Emphasis">present perfect</text:span> or <text:span text:style-name="Strong_20_Emphasis">past perfect</text:span>.</text:p>
        </text:list-item>
        <text:list-item>
          <text:p text:style-name="P81"><text:span text:style-name="Strong_20_Emphasis">Examples</text:span>:</text:p>
          <text:list>
            <text:list-item>
              <text:p text:style-name="P81"><text:span text:style-name="Strong_20_Emphasis">Present Perfect</text:span>: "I have finished my homework." <text:span text:style-name="T27">(past la oru visayam nadanthu irrukum athu ippo current la use panna lo illa current la athoda result need na lo apo use pannuvom. </text:span><text:span text:style-name="T28">Result yarukavathu theva or inime tha result pathi kamikanum solanum apdina use</text:span><text:span text:style-name="T27">)</text:span><text:line-break/>(Describes an action completed in the past but relevant now.)</text:p>
            </text:list-item>
            <text:list-item>
              <text:p text:style-name="P80"><text:span text:style-name="Strong_20_Emphasis">Past Perfect</text:span>: "She had already left when I arrived."<text:line-break/>(Describes an action completed before another action in the past.)</text:p>
            </text:list-item>
          </text:list>
        </text:list-item>
      </text:list>
      <text:h text:style-name="Heading_20_3" text:outline-level="3"><text:span text:style-name="Strong_20_Emphasis">4. Obligation or Necessity (Have to)</text:span></text:h>
      <text:list text:style-name="L27">
        <text:list-item>
          <text:p text:style-name="P83"><text:span text:style-name="Strong_20_Emphasis">Usage</text:span>: <text:span text:style-name="Strong_20_Emphasis">"Have to"</text:span> is used to express obligation or necessity, similar to "must."</text:p>
        </text:list-item>
        <text:list-item>
          <text:p text:style-name="P83"><text:span text:style-name="Strong_20_Emphasis">Examples</text:span>:</text:p>
          <text:list>
            <text:list-item>
              <text:p text:style-name="P83">"I have to go to work tomorrow."<text:line-break/>(Meaning: It is necessary for me to go to work.)</text:p>
            </text:list-item>
            <text:list-item>
              <text:p text:style-name="P82">"They have to finish the project by Friday."<text:line-break/>(Meaning: It is required to complete the project by Friday.)</text:p>
            </text:list-item>
          </text:list>
        </text:list-item>
      </text:list>
      <text:h text:style-name="Heading_20_3" text:outline-level="3"><text:span text:style-name="Strong_20_Emphasis">5. Eat or Drink</text:span></text:h>
      <text:list text:style-name="L28">
        <text:list-item>
          <text:p text:style-name="P85"><text:span text:style-name="Strong_20_Emphasis">Usage</text:span>: To describe consuming food or beverages.</text:p>
        </text:list-item>
        <text:list-item>
          <text:p text:style-name="P85"><text:span text:style-name="Strong_20_Emphasis">Examples</text:span>:</text:p>
          <text:list>
            <text:list-item>
              <text:p text:style-name="P85">"I had lunch at 1 PM."<text:line-break/>(Meaning: I ate lunch at 1 PM.)</text:p>
            </text:list-item>
            <text:list-item>
              <text:p text:style-name="P84"><text:soft-page-break/>"She is having a cup of coffee."<text:line-break/>(Meaning: She is drinking coffee.)</text:p>
            </text:list-item>
          </text:list>
        </text:list-item>
      </text:list>
      <text:h text:style-name="Heading_20_3" text:outline-level="3"><text:span text:style-name="Strong_20_Emphasis">6. Cause Something to Happen</text:span></text:h>
      <text:list text:style-name="L29">
        <text:list-item>
          <text:p text:style-name="P87"><text:span text:style-name="Strong_20_Emphasis">Usage</text:span>: <text:span text:style-name="Strong_20_Emphasis">"Have"</text:span> can be used to indicate that someone arranges for something to be done.</text:p>
        </text:list-item>
        <text:list-item>
          <text:p text:style-name="P87"><text:span text:style-name="Strong_20_Emphasis">Examples</text:span>:</text:p>
          <text:list>
            <text:list-item>
              <text:p text:style-name="P87">"I had my car repaired."<text:line-break/>(Meaning: I arranged for my car to be repaired.)</text:p>
            </text:list-item>
            <text:list-item>
              <text:p text:style-name="P86">"She had the house cleaned yesterday."<text:line-break/>(Meaning: She arranged for someone to clean the house.)</text:p>
            </text:list-item>
          </text:list>
        </text:list-item>
      </text:list>
      <text:h text:style-name="Heading_20_3" text:outline-level="3"><text:span text:style-name="Strong_20_Emphasis">7. Relationship or Connection</text:span></text:h>
      <text:list text:style-name="L30">
        <text:list-item>
          <text:p text:style-name="P89"><text:span text:style-name="Strong_20_Emphasis">Usage</text:span>: To describe a relationship or connection between people.</text:p>
        </text:list-item>
        <text:list-item>
          <text:p text:style-name="P89"><text:span text:style-name="Strong_20_Emphasis">Examples</text:span>:</text:p>
          <text:list>
            <text:list-item>
              <text:p text:style-name="P89">"They have a good relationship."<text:line-break/>(Meaning: They share a good connection.)</text:p>
            </text:list-item>
            <text:list-item>
              <text:p text:style-name="P88">"He has a lot of friends."<text:line-break/>(Meaning: He is connected to many friends.)</text:p>
            </text:list-item>
          </text:list>
        </text:list-item>
      </text:list>
      <text:p text:style-name="P37"/>
      <text:p text:style-name="P36">=========================================================================</text:p>
      <text:p text:style-name="P39">performe action or task</text:p>
      <text:p text:style-name="P39">-----------------------------</text:p>
      <text:p text:style-name="P40">DO</text:p>
      <text:p text:style-name="P40">----</text:p>
      <text:p text:style-name="P92"><text:span text:style-name="Strong_20_Emphasis">Main verb</text:span>: "I <text:span text:style-name="Strong_20_Emphasis">do</text:span> my homework every day."<text:line-break/>(Meaning: I perform the action of doing homework daily.)</text:p>
      <text:list text:style-name="L32">
        <text:list-item>
          <text:p text:style-name="P90"><text:span text:style-name="Strong_20_Emphasis">Auxiliary verb</text:span>: "Do you like coffee?"<text:line-break/>(Used to form a question in the present tense.)</text:p>
        </text:list-item>
      </text:list>
      <text:list text:style-name="L33">
        <text:list-item>
          <text:p text:style-name="P91"><text:span text:style-name="Strong_20_Emphasis">Emphasis</text:span>: "I <text:span text:style-name="Strong_20_Emphasis">do</text:span> want to go to the party."<text:line-break/>(Emphasizes the desire to go to the party.)</text:p>
        </text:list-item>
      </text:list>
      <text:p text:style-name="P38">Do you push the code?(first time theriayathu athanala itha use panuvanaga) next time itha pathi ketta Did you push the code? (ippadi kepaana b’z already avangaluku ni code push pannuva apdinu theriyum anthana ippo push pannitiaya kettananga ) ni code push pannuviya apdin dra patchathula tha do use (athavathu intha seyala ni seiviya apdinu avangaluku doubt irrukum apo Do use).</text:p>
      <text:p text:style-name="P38"/>
      <text:p text:style-name="P40">Does</text:p>
      <text:p text:style-name="P40">---------</text:p>
      <text:p text:style-name="P92"><text:span text:style-name="Strong_20_Emphasis">Main verb</text:span>: "She <text:span text:style-name="Strong_20_Emphasis">does</text:span> her homework every evening."<text:line-break/>(Meaning: She performs the action of doing homework.)</text:p>
      <text:list text:style-name="L34">
        <text:list-item>
          <text:list>
            <text:list-item>
              <text:p text:style-name="P94"><text:span text:style-name="Strong_20_Emphasis">Auxiliary verb</text:span>: "Does he like coffee?"<text:line-break/>(Used to form a question with a third-person subject.)</text:p>
            </text:list-item>
            <text:list-item>
              <text:p text:style-name="P93"><text:soft-page-break/><text:span text:style-name="Strong_20_Emphasis">Emphasis</text:span>: "He <text:span text:style-name="Strong_20_Emphasis">does</text:span> need help."<text:line-break/>(Emphasizes that help is needed.)</text:p>
            </text:list-item>
          </text:list>
        </text:list-item>
      </text:list>
      <text:p text:style-name="P40">Did </text:p>
      <text:p text:style-name="P40">--------</text:p>
      <text:p text:style-name="P92"><text:span text:style-name="Strong_20_Emphasis">Main verb</text:span>: "I <text:span text:style-name="Strong_20_Emphasis">did</text:span> my homework yesterday."<text:line-break/>(Meaning: I completed the action of doing homework in the past.)</text:p>
      <text:list text:style-name="L36">
        <text:list-item>
          <text:p text:style-name="P95"><text:span text:style-name="Strong_20_Emphasis">Auxiliary verb</text:span>: "Did you finish your homework?"<text:line-break/>(Used to form a question in the past tense.)</text:p>
        </text:list-item>
      </text:list>
      <text:list text:style-name="L37">
        <text:list-item>
          <text:p text:style-name="P96"><text:span text:style-name="Strong_20_Emphasis">Emphasis</text:span>: "I <text:span text:style-name="Strong_20_Emphasis">did</text:span> see the movie."<text:line-break/>(Emphasizes that the movie was watched.)</text:p>
        </text:list-item>
      </text:list>
      <text:p text:style-name="Text_20_body"/>
      <text:p text:style-name="P36">=======================================================================</text:p>
      <text:h text:style-name="P33" text:outline-level="3"><text:span text:style-name="Strong_20_Emphasis">Present Tense</text:span> Forms:</text:h>
      <text:list text:style-name="L38">
        <text:list-item>
          <text:p text:style-name="P97"><text:span text:style-name="Strong_20_Emphasis">Am</text:span></text:p>
          <text:list>
            <text:list-item>
              <text:p text:style-name="P98">Used with the subject <text:span text:style-name="Strong_20_Emphasis">"I"</text:span> in the present tense.</text:p>
            </text:list-item>
            <text:list-item>
              <text:p text:style-name="P98"><text:span text:style-name="Strong_20_Emphasis">Example</text:span>: "I <text:span text:style-name="Strong_20_Emphasis">am</text:span> happy."<text:line-break/>(Meaning: I am currently in a state of happiness.)</text:p>
            </text:list-item>
          </text:list>
        </text:list-item>
        <text:list-item>
          <text:p text:style-name="P97"><text:span text:style-name="Strong_20_Emphasis">Is</text:span></text:p>
          <text:list>
            <text:list-item>
              <text:p text:style-name="P98">Used with <text:span text:style-name="Strong_20_Emphasis">third-person singular</text:span> subjects (he, she, it) in the present tense.</text:p>
            </text:list-item>
            <text:list-item>
              <text:p text:style-name="P98"><text:span text:style-name="Strong_20_Emphasis">Example</text:span>: "She <text:span text:style-name="Strong_20_Emphasis">is</text:span> a teacher."<text:line-break/>(Meaning: She is currently working as a teacher.)</text:p>
            </text:list-item>
          </text:list>
        </text:list-item>
        <text:list-item>
          <text:p text:style-name="P97"><text:span text:style-name="Strong_20_Emphasis">Are</text:span></text:p>
          <text:list>
            <text:list-item>
              <text:p text:style-name="P98">Used with <text:span text:style-name="Strong_20_Emphasis">plural subjects</text:span> (we, you, they) and <text:span text:style-name="Strong_20_Emphasis">second-person singular "you"</text:span> in the present tense.</text:p>
            </text:list-item>
            <text:list-item>
              <text:p text:style-name="P97"><text:span text:style-name="Strong_20_Emphasis">Example</text:span>: "They <text:span text:style-name="Strong_20_Emphasis">are</text:span> friends."<text:line-break/>(Meaning: They are in a state of friendship right now.)</text:p>
            </text:list-item>
          </text:list>
        </text:list-item>
      </text:list>
      <text:h text:style-name="Heading_20_3" text:outline-level="3"><text:span text:style-name="Strong_20_Emphasis">Past Tense</text:span> Forms:</text:h>
      <text:list text:style-name="L39">
        <text:list-item>
          <text:p text:style-name="P99"><text:span text:style-name="Strong_20_Emphasis">Was</text:span></text:p>
          <text:list>
            <text:list-item>
              <text:p text:style-name="P100">Used with <text:span text:style-name="Strong_20_Emphasis">singular subjects</text:span> (I, he, she, it) in the past tense.</text:p>
            </text:list-item>
            <text:list-item>
              <text:p text:style-name="P100"><text:span text:style-name="Strong_20_Emphasis">Example</text:span>: "I <text:span text:style-name="Strong_20_Emphasis">was</text:span> tired yesterday."<text:line-break/>(Meaning: I was in a state of being tired in the past.)</text:p>
            </text:list-item>
          </text:list>
        </text:list-item>
        <text:list-item>
          <text:p text:style-name="P99"><text:span text:style-name="Strong_20_Emphasis">Were</text:span></text:p>
          <text:list>
            <text:list-item>
              <text:p text:style-name="P100">Used with <text:span text:style-name="Strong_20_Emphasis">plural subjects</text:span> (we, you, they) and <text:span text:style-name="Strong_20_Emphasis">second-person singular "you"</text:span> in the past tense.</text:p>
            </text:list-item>
            <text:list-item>
              <text:p text:style-name="P99"><text:span text:style-name="Strong_20_Emphasis">Example</text:span>: "They <text:span text:style-name="Strong_20_Emphasis">were</text:span> at the party last night."<text:line-break/>(Meaning: They were in a state of being at the party in the past.)</text:p>
            </text:list-item>
          </text:list>
        </text:list-item>
      </text:list>
      <text:h text:style-name="Heading_20_3" text:outline-level="3"><text:soft-page-break/><text:span text:style-name="Strong_20_Emphasis">Other Forms</text:span>:</text:h>
      <text:list text:style-name="L40">
        <text:list-item>
          <text:p text:style-name="P101"><text:span text:style-name="Strong_20_Emphasis">Being</text:span></text:p>
          <text:list>
            <text:list-item>
              <text:p text:style-name="P102">The <text:span text:style-name="Strong_20_Emphasis">present participle</text:span> form of "to be," used to indicate continuous actions or in passive voice constructions.</text:p>
            </text:list-item>
            <text:list-item>
              <text:p text:style-name="P102"><text:span text:style-name="Strong_20_Emphasis">Example 1</text:span>: "He is <text:span text:style-name="Strong_20_Emphasis">being</text:span> rude."<text:line-break/>(Meaning: He is currently acting in a rude manner.)</text:p>
            </text:list-item>
            <text:list-item>
              <text:p text:style-name="P102"><text:span text:style-name="Strong_20_Emphasis">Example 2</text:span>: "The house is <text:span text:style-name="Strong_20_Emphasis">being</text:span> cleaned."<text:line-break/>(Meaning: The cleaning of the house is happening right now.)</text:p>
            </text:list-item>
          </text:list>
        </text:list-item>
        <text:list-item>
          <text:p text:style-name="P101"><text:span text:style-name="Strong_20_Emphasis">Been</text:span></text:p>
          <text:list>
            <text:list-item>
              <text:p text:style-name="P102">The <text:span text:style-name="Strong_20_Emphasis">past participle</text:span> form of "to be," used with <text:span text:style-name="Strong_20_Emphasis">have/has/had</text:span> to form the present perfect or past perfect tenses.</text:p>
            </text:list-item>
            <text:list-item>
              <text:p text:style-name="P102"><text:span text:style-name="Strong_20_Emphasis">Example 1</text:span>: "I have <text:span text:style-name="Strong_20_Emphasis">been</text:span> to London."<text:line-break/>(Meaning: At some point in the past, I visited London, and it is relevant now.)</text:p>
            </text:list-item>
            <text:list-item>
              <text:p text:style-name="P101"><text:span text:style-name="Strong_20_Emphasis">Example 2</text:span>: "She had <text:span text:style-name="Strong_20_Emphasis">been</text:span> tired before the trip."<text:line-break/>(Meaning: She was tired at a time in the past before another action.)</text:p>
            </text:list-item>
          </text:list>
        </text:list-item>
      </text:list>
      <text:p text:style-name="P36"/>
      <text:p text:style-name="P3">========================================================================</text:p>
      <text:p text:style-name="P3">Here are 50 distinct common words, each paired with 1 synonym and 1 antonym, without duplicates:</text:p>
      <text:p text:style-name="P3"/>
      <text:p text:style-name="P3">1. Happy – Joyful / Sad</text:p>
      <text:p text:style-name="P3">2. Fast – Quick / Slow</text:p>
      <text:p text:style-name="P3">3. Big – Large / Small</text:p>
      <text:p text:style-name="P3">4. Easy – Simple / Difficult</text:p>
      <text:p text:style-name="P3">5. Strong – Powerful / Weak</text:p>
      <text:p text:style-name="P3"/>
      <text:p text:style-name="P3">6. Clean – Tidy / Dirty</text:p>
      <text:p text:style-name="P3">7. Bright – Luminous / Dull</text:p>
      <text:p text:style-name="P3">8. Rich – Wealthy / Poor</text:p>
      <text:p text:style-name="P3">9. Quiet – Silent / Noisy</text:p>
      <text:p text:style-name="P3">10. Hot – Warm / Cold</text:p>
      <text:p text:style-name="P3">11. Friendly – Amiable / Hostile</text:p>
      <text:p text:style-name="P3">12. Tired – Exhausted / Energetic</text:p>
      <text:p text:style-name="P3">13. Smart – Intelligent / Stupid</text:p>
      <text:p text:style-name="P3">14. Cold – Chilly / Hot</text:p>
      <text:p text:style-name="P3">15. Tall – High / Short</text:p>
      <text:p text:style-name="P3">16. Expensive – Costly / Cheap</text:p>
      <text:p text:style-name="P3">17. Hard – Tough / Soft</text:p>
      <text:p text:style-name="P3">18. Early – Prompt / Late</text:p>
      <text:p text:style-name="P3">19. Safe – Secure / Dangerous</text:p>
      <text:p text:style-name="P3">20. New – Fresh / Old</text:p>
      <text:p text:style-name="P3">21. Calm – Peaceful / Anxious</text:p>
      <text:p text:style-name="P3">22. Thin – Slim / Thick</text:p>
      <text:p text:style-name="P3">23. Sharp – Keen / Dull</text:p>
      <text:p text:style-name="P3">24. Wet – Damp / Dry</text:p>
      <text:p text:style-name="P3"><text:soft-page-break/>25. Soft – Smooth / Hard</text:p>
      <text:p text:style-name="P3">26. Sweet – Sugary / Bitter</text:p>
      <text:p text:style-name="P3">27. Brave – Courageous / Cowardly</text:p>
      <text:p text:style-name="P3">28. Full – Packed / Empty</text:p>
      <text:p text:style-name="P3">29. Neat – Organized / Messy</text:p>
      <text:p text:style-name="P3">30. Angry – Furious / Calm</text:p>
      <text:p text:style-name="P3">31. Lazy – Idle / Active</text:p>
      <text:p text:style-name="P3">32. Hungry – Starving / Full</text:p>
      <text:p text:style-name="P3">33. Polite – Courteous / Rude</text:p>
      <text:p text:style-name="P3">34. Beautiful – Attractive / Ugly</text:p>
      <text:p text:style-name="P3">35. Healthy – Fit / Sick</text:p>
      <text:p text:style-name="P3">36. Safe – Secure / Unsafe</text:p>
      <text:p text:style-name="P3">37. Quick – Rapid / Slow</text:p>
      <text:p text:style-name="P3">38. Interesting – Fascinating / Boring</text:p>
      <text:p text:style-name="P3">39. Funny – Amusing / Serious</text:p>
      <text:p text:style-name="P3">40. Warm – Toasty / Chilly</text:p>
      <text:p text:style-name="P3">41. Bright – Radiant / Dim</text:p>
      <text:p text:style-name="P3">42. Fresh – New / Stale</text:p>
      <text:p text:style-name="P3">43. Thick – Dense / Thin</text:p>
      <text:p text:style-name="P3">44. Busy – Occupied / Idle</text:p>
      <text:p text:style-name="P3">45. Expensive – Pricey / Affordable</text:p>
      <text:p text:style-name="P3">46. Deep – Profound / Shallow</text:p>
      <text:p text:style-name="P3">47. Dark – Gloomy / Bright</text:p>
      <text:p text:style-name="P3">48. Strong – Robust / Weak</text:p>
      <text:p text:style-name="P3">49. Cool – Chilled / Warm</text:p>
      <text:p text:style-name="P3">50. Tall – Towering / Short</text:p>
      <text:p text:style-name="P3"/>
      <text:p text:style-name="P3">Here are 50 more distinct common words, each with 1 synonym and 1 antonym, without duplicates:</text:p>
      <text:p text:style-name="P3"/>
      <text:p text:style-name="P3">1. Kind – Generous / Cruel <text:s/></text:p>
      <text:p text:style-name="P3">2. Quick – Swift / Slow <text:s/></text:p>
      <text:p text:style-name="P3">3. Sharp – Pointed / Blunt <text:s/></text:p>
      <text:p text:style-name="P3">4. Wide – Broad / Narrow <text:s/></text:p>
      <text:p text:style-name="P3">5. Soft – Tender / Hard <text:s/></text:p>
      <text:p text:style-name="P3">6. Brave – Bold / Timid <text:s/></text:p>
      <text:p text:style-name="P3">7. Heavy – Weighty / Light <text:s/></text:p>
      <text:p text:style-name="P3">8. Safe – Protected / Unsafe <text:s/></text:p>
      <text:p text:style-name="P3">9. Bright – Brilliant / Dull <text:s/></text:p>
      <text:p text:style-name="P3">10. Honest – Truthful / Dishonest <text:s/></text:p>
      <text:p text:style-name="P3">11. Deep – Profound / Shallow <text:s/></text:p>
      <text:p text:style-name="P3">12. Hot – Boiling / Cool <text:s/></text:p>
      <text:p text:style-name="P3">13. Hard – Firm / Soft <text:s/></text:p>
      <text:p text:style-name="P3">14. Loud – Noisy / Quiet <text:s/></text:p>
      <text:p text:style-name="P3">15. Light – Bright / Dark <text:s/></text:p>
      <text:p text:style-name="P3">16. New – Recent / Old <text:s/></text:p>
      <text:p text:style-name="P3">17. Clean – Pure / Dirty <text:s/></text:p>
      <text:p text:style-name="P3">18. Fair – Just / Unfair <text:s/></text:p>
      <text:p text:style-name="P3">19. Strong – Mighty / Weak <text:s/></text:p>
      <text:p text:style-name="P3">20. Smooth – Even / Rough <text:s/></text:p>
      <text:p text:style-name="P3"><text:soft-page-break/>21. Happy – Glad / Unhappy <text:s/></text:p>
      <text:p text:style-name="P3">22. Angry – Mad / Calm <text:s/></text:p>
      <text:p text:style-name="P3">23. Lazy – Idle / Energetic <text:s/></text:p>
      <text:p text:style-name="P3">24. Fast – Rapid / Slow <text:s/></text:p>
      <text:p text:style-name="P3">25. Tall – Elevated / Short <text:s/></text:p>
      <text:p text:style-name="P3">26. Warm – Mild / Cold <text:s/></text:p>
      <text:p text:style-name="P3">27. Sweet – Pleasant / Sour <text:s/></text:p>
      <text:p text:style-name="P3">28. Difficult – Tough / Easy <text:s/></text:p>
      <text:p text:style-name="P3">29. Simple – Plain / Complex <text:s/></text:p>
      <text:p text:style-name="P3">30. Generous – Giving / Stingy <text:s/></text:p>
      <text:p text:style-name="P3">31. Friendly – Welcoming / Unfriendly <text:s/></text:p>
      <text:p text:style-name="P3">32. Lucky – Fortunate / Unlucky <text:s/></text:p>
      <text:p text:style-name="P3">33. Strong – Forceful / Weak <text:s/></text:p>
      <text:p text:style-name="P3">34. Healthy – Well / Sick <text:s/></text:p>
      <text:p text:style-name="P3">35. Beautiful – Lovely / Ugly <text:s/></text:p>
      <text:p text:style-name="P3">36. Safe – Secure / Dangerous <text:s/></text:p>
      <text:p text:style-name="P3">37. Calm – Peaceful / Restless <text:s/></text:p>
      <text:p text:style-name="P3">38. Busy – Occupied / Free <text:s/></text:p>
      <text:p text:style-name="P3">39. Rough – Harsh / Smooth <text:s/></text:p>
      <text:p text:style-name="P3">40. Sharp – Keen / Dull <text:s/></text:p>
      <text:p text:style-name="P3">41. Tired – Exhausted / Energetic <text:s/></text:p>
      <text:p text:style-name="P3">42. Bright – Luminous / Dim <text:s/></text:p>
      <text:p text:style-name="P3">43. Sweet – Sugary / Bitter <text:s/></text:p>
      <text:p text:style-name="P3">44. Brave – Courageous / Cowardly <text:s/></text:p>
      <text:p text:style-name="P3">45. Quiet – Hushed / Loud <text:s/></text:p>
      <text:p text:style-name="P3">46. Polite – Respectful / Rude <text:s/></text:p>
      <text:p text:style-name="P3">47. Expensive – Costly / Cheap <text:s/></text:p>
      <text:p text:style-name="P3">48. Soft – Gentle / Rough <text:s/></text:p>
      <text:p text:style-name="P3">49. Wide – Spacious / Narrow <text:s/></text:p>
      <text:p text:style-name="P3">50. Deep – Vast / Shallow</text:p>
      <text:p text:style-name="P3"/>
      <text:p text:style-name="P3">Here are 50 more truly distinct words with no duplicates, along with 1 synonym and 1 antonym each:</text:p>
      <text:p text:style-name="P3"/>
      <text:p text:style-name="P3">1. Begin – Start / End</text:p>
      <text:p text:style-name="P3">2. Arrive – Reach / Leave</text:p>
      <text:p text:style-name="P3">3. Allow – Permit / Forbid</text:p>
      <text:p text:style-name="P3">4. Buy – Purchase / Sell</text:p>
      <text:p text:style-name="P3">5. Catch – Grab / Release</text:p>
      <text:p text:style-name="P3">6. Choose – Select / Reject</text:p>
      <text:p text:style-name="P3">7. Create – Invent / Destroy</text:p>
      <text:p text:style-name="P3">8. Cry – Weep / Laugh</text:p>
      <text:p text:style-name="P3">9. Decide – Determine / Hesitate</text:p>
      <text:p text:style-name="P3">10. Discover – Find / Lose</text:p>
      <text:p text:style-name="P3">11. Divide – Separate / Unite</text:p>
      <text:p text:style-name="P3">12. Drive – Steer / Park</text:p>
      <text:p text:style-name="P3">13. Find – Locate / Lose</text:p>
      <text:p text:style-name="P3">14. Fix – Repair / Break</text:p>
      <text:p text:style-name="P3">15. Give – Offer / Take</text:p>
      <text:p text:style-name="P3">16. Grow – Increase / Shrink</text:p>
      <text:p text:style-name="P3"><text:soft-page-break/>17. Hate – Despise / Love</text:p>
      <text:p text:style-name="P3">18. Help – Assist / Hinder</text:p>
      <text:p text:style-name="P3">19. Hide – Conceal / Reveal</text:p>
      <text:p text:style-name="P3">20. Imagine – Visualize / Ignore</text:p>
      <text:p text:style-name="P3">21. Improve – Enhance / Worsen</text:p>
      <text:p text:style-name="P3">22. Join – Unite / Separate</text:p>
      <text:p text:style-name="P3">23. Keep – Hold / Release</text:p>
      <text:p text:style-name="P3">24. Learn – Study / Forget</text:p>
      <text:p text:style-name="P3">25. Lift – Raise / Lower</text:p>
      <text:p text:style-name="P3">26. Listen – Hear / Ignore</text:p>
      <text:p text:style-name="P3">27. Love – Adore / Hate</text:p>
      <text:p text:style-name="P3">28. Make – Create / Destroy</text:p>
      <text:p text:style-name="P3">29. Move – Shift / Stay</text:p>
      <text:p text:style-name="P3">30. Open – Unlock / Close</text:p>
      <text:p text:style-name="P3">31. Play – Participate / Work</text:p>
      <text:p text:style-name="P3">32. Pull – Tug / Push</text:p>
      <text:p text:style-name="P3">33. Push – Shove / Pull</text:p>
      <text:p text:style-name="P3">34. Raise – Lift / Lower</text:p>
      <text:p text:style-name="P3">35. Read – Peruse / Ignore</text:p>
      <text:p text:style-name="P3">36. Receive – Accept / Send</text:p>
      <text:p text:style-name="P3">37. Remember – Recall / Forget</text:p>
      <text:p text:style-name="P3">38. Repair – Fix / Break</text:p>
      <text:p text:style-name="P3">39. Run – Sprint / Walk</text:p>
      <text:p text:style-name="P3">40. Say – Speak / Listen</text:p>
      <text:p text:style-name="P3">41. See – View / Miss</text:p>
      <text:p text:style-name="P3">42. Send – Dispatch / Receive</text:p>
      <text:p text:style-name="P3">43. Speak – Talk / Listen</text:p>
      <text:p text:style-name="P3">44. Stand – Rise / Sit</text:p>
      <text:p text:style-name="P3">45. Start – Begin / Stop</text:p>
      <text:p text:style-name="P3">46. Stop – Halt / Start</text:p>
      <text:p text:style-name="P3">47. Teach – Instruct / Learn</text:p>
      <text:p text:style-name="P3">48. Throw – Toss / Catch</text:p>
      <text:p text:style-name="P3">49. Walk – Stroll / Run</text:p>
      <text:p text:style-name="P3">50. Win – Succeed / Lose</text:p>
      <text:p text:style-name="P3"/>
      <text:p text:style-name="P3"/>
      <text:p text:style-name="P3">========================================================================</text:p>
      <text:p text:style-name="P3"><text:a xlink:type="simple" xlink:href="https://chatgpt.com/c/66e6b9e2-4f7c-8006-8ef3-682a77671713" text:style-name="Internet_20_link" text:visited-style-name="Visited_20_Internet_20_Link">https://chatgpt.com/c/66e6b9e2-4f7c-8006-8ef3-682a77671713</text:a></text:p>
      <text:p text:style-name="P3"/>
      <text:h text:style-name="P4" text:outline-level="3">1. <text:span text:style-name="Strong_20_Emphasis">Happy</text:span></text:h>
      <text:list text:style-name="L43">
        <text:list-item>
          <text:p text:style-name="P104"><text:span text:style-name="Strong_20_Emphasis">Synonyms</text:span>: Joyful, Cheerful, Content, Delighted, Pleased</text:p>
        </text:list-item>
        <text:list-item>
          <text:p text:style-name="P103"><text:span text:style-name="Strong_20_Emphasis">Antonyms</text:span>: Sad, Unhappy, Miserable, Upset, Displeased</text:p>
        </text:list-item>
      </text:list>
      <text:h text:style-name="Heading_20_3" text:outline-level="3">2. <text:span text:style-name="Strong_20_Emphasis">Big</text:span></text:h>
      <text:list text:style-name="L44">
        <text:list-item>
          <text:p text:style-name="P106"><text:span text:style-name="Strong_20_Emphasis">Synonyms</text:span>: Large, Huge, Enormous, Gigantic, Immense</text:p>
        </text:list-item>
        <text:list-item>
          <text:p text:style-name="P105"><text:span text:style-name="Strong_20_Emphasis">Antonyms</text:span>: Small, Tiny, Miniature, Petite, Diminutive</text:p>
        </text:list-item>
      </text:list>
      <text:h text:style-name="Heading_20_3" text:outline-level="3"><text:soft-page-break/>3. <text:span text:style-name="Strong_20_Emphasis">Fast</text:span></text:h>
      <text:list text:style-name="L45">
        <text:list-item>
          <text:p text:style-name="P108"><text:span text:style-name="Strong_20_Emphasis">Synonyms</text:span>: Quick, Speedy, Rapid, Swift, Brisk</text:p>
        </text:list-item>
        <text:list-item>
          <text:p text:style-name="P107"><text:span text:style-name="Strong_20_Emphasis">Antonyms</text:span>: Slow, Sluggish, Gradual, Leisurely, Delayed</text:p>
        </text:list-item>
      </text:list>
      <text:h text:style-name="Heading_20_3" text:outline-level="3">4. <text:span text:style-name="Strong_20_Emphasis">Clean</text:span></text:h>
      <text:list text:style-name="L46">
        <text:list-item>
          <text:p text:style-name="P110"><text:span text:style-name="Strong_20_Emphasis">Synonyms</text:span>: Tidy, Neat, Spotless, Fresh, Sanitary</text:p>
        </text:list-item>
        <text:list-item>
          <text:p text:style-name="P109"><text:span text:style-name="Strong_20_Emphasis">Antonyms</text:span>: Dirty, Messy, Filthy, Grimy, Polluted</text:p>
        </text:list-item>
      </text:list>
      <text:h text:style-name="Heading_20_3" text:outline-level="3">5. <text:span text:style-name="Strong_20_Emphasis">Strong</text:span></text:h>
      <text:list text:style-name="L47">
        <text:list-item>
          <text:p text:style-name="P112"><text:span text:style-name="Strong_20_Emphasis">Synonyms</text:span>: Powerful, Sturdy, Robust, Tough, Resilient</text:p>
        </text:list-item>
        <text:list-item>
          <text:p text:style-name="P111"><text:span text:style-name="Strong_20_Emphasis">Antonyms</text:span>: Weak, Fragile, Feeble, Delicate, Frail</text:p>
        </text:list-item>
      </text:list>
      <text:p text:style-name="P3"/>
      <text:h text:style-name="P4" text:outline-level="3">6. <text:span text:style-name="Strong_20_Emphasis">Clean</text:span></text:h>
      <text:list text:style-name="L48">
        <text:list-item>
          <text:p text:style-name="P114"><text:span text:style-name="Strong_20_Emphasis">Synonyms</text:span>: Tidy, Neat, Spotless, Fresh, Sanitary</text:p>
        </text:list-item>
        <text:list-item>
          <text:p text:style-name="P113"><text:span text:style-name="Strong_20_Emphasis">Antonyms</text:span>: Dirty, Messy, Filthy, Grimy, Polluted</text:p>
        </text:list-item>
      </text:list>
      <text:h text:style-name="Heading_20_3" text:outline-level="3">7. <text:span text:style-name="Strong_20_Emphasis">Bright</text:span></text:h>
      <text:list text:style-name="L49">
        <text:list-item>
          <text:p text:style-name="P116"><text:span text:style-name="Strong_20_Emphasis">Synonyms</text:span>: Luminous, Radiant, Shiny, Vivid, Gleaming</text:p>
        </text:list-item>
        <text:list-item>
          <text:p text:style-name="P115"><text:span text:style-name="Strong_20_Emphasis">Antonyms</text:span>: Dull, Dim, Gloomy, Dark, Faint</text:p>
        </text:list-item>
      </text:list>
      <text:h text:style-name="Heading_20_3" text:outline-level="3">8. <text:span text:style-name="Strong_20_Emphasis">Rich</text:span></text:h>
      <text:list text:style-name="L50">
        <text:list-item>
          <text:p text:style-name="P118"><text:span text:style-name="Strong_20_Emphasis">Synonyms</text:span>: Wealthy, Affluent, Prosperous, Opulent, Well-off</text:p>
        </text:list-item>
        <text:list-item>
          <text:p text:style-name="P117"><text:span text:style-name="Strong_20_Emphasis">Antonyms</text:span>: Poor, Destitute, Penniless, Impoverished, Needy</text:p>
        </text:list-item>
      </text:list>
      <text:h text:style-name="Heading_20_3" text:outline-level="3">9. <text:span text:style-name="Strong_20_Emphasis">Quiet</text:span></text:h>
      <text:list text:style-name="L51">
        <text:list-item>
          <text:p text:style-name="P120"><text:span text:style-name="Strong_20_Emphasis">Synonyms</text:span>: Silent, Hushed, Calm, Still, Tranquil</text:p>
        </text:list-item>
        <text:list-item>
          <text:p text:style-name="P119"><text:span text:style-name="Strong_20_Emphasis">Antonyms</text:span>: Noisy, Loud, Boisterous, Raucous, Clamorous</text:p>
        </text:list-item>
      </text:list>
      <text:h text:style-name="Heading_20_3" text:outline-level="3">10. <text:span text:style-name="Strong_20_Emphasis">Hot</text:span></text:h>
      <text:list text:style-name="L52">
        <text:list-item>
          <text:p text:style-name="P122"><text:span text:style-name="Strong_20_Emphasis">Synonyms</text:span>: Warm, Toasty, Scorching, Sizzling, Blazing</text:p>
        </text:list-item>
        <text:list-item>
          <text:p text:style-name="P121"><text:span text:style-name="Strong_20_Emphasis">Antonyms</text:span>: Cold, Cool, Chilly, Icy, Frigid</text:p>
        </text:list-item>
      </text:list>
      <text:h text:style-name="Heading_20_3" text:outline-level="3">11. <text:span text:style-name="Strong_20_Emphasis">Friendly</text:span></text:h>
      <text:list text:style-name="L53">
        <text:list-item>
          <text:p text:style-name="P124"><text:span text:style-name="Strong_20_Emphasis">Synonyms</text:span>: Amiable, Sociable, Kind, Affable, Warm</text:p>
        </text:list-item>
        <text:list-item>
          <text:p text:style-name="P123"><text:span text:style-name="Strong_20_Emphasis">Antonyms</text:span>: Hostile, Unfriendly, Cold, Distant, Aloof</text:p>
        </text:list-item>
      </text:list>
      <text:h text:style-name="Heading_20_3" text:outline-level="3">12. <text:span text:style-name="Strong_20_Emphasis">Tired</text:span></text:h>
      <text:list text:style-name="L54">
        <text:list-item>
          <text:p text:style-name="P126"><text:span text:style-name="Strong_20_Emphasis">Synonyms</text:span>: Exhausted, Fatigued, Weary, Drained, Worn-out</text:p>
        </text:list-item>
        <text:list-item>
          <text:p text:style-name="P125"><text:span text:style-name="Strong_20_Emphasis">Antonyms</text:span>: Energetic, Refreshed, Lively, Vigorous, Active</text:p>
        </text:list-item>
      </text:list>
      <text:h text:style-name="Heading_20_3" text:outline-level="3"><text:soft-page-break/>13. <text:span text:style-name="Strong_20_Emphasis">Smart</text:span></text:h>
      <text:list text:style-name="L55">
        <text:list-item>
          <text:p text:style-name="P128"><text:span text:style-name="Strong_20_Emphasis">Synonyms</text:span>: Intelligent, Clever, Bright, Sharp, Wise</text:p>
        </text:list-item>
        <text:list-item>
          <text:p text:style-name="P127"><text:span text:style-name="Strong_20_Emphasis">Antonyms</text:span>: Stupid, Dumb, Ignorant, Slow, Foolish</text:p>
        </text:list-item>
      </text:list>
      <text:h text:style-name="Heading_20_3" text:outline-level="3">14. <text:span text:style-name="Strong_20_Emphasis">Cold</text:span></text:h>
      <text:list text:style-name="L56">
        <text:list-item>
          <text:p text:style-name="P130"><text:span text:style-name="Strong_20_Emphasis">Synonyms</text:span>: Chilly, Icy, Frosty, Cool, Freezing</text:p>
        </text:list-item>
        <text:list-item>
          <text:p text:style-name="P129"><text:span text:style-name="Strong_20_Emphasis">Antonyms</text:span>: Hot, Warm, Toasty, Sultry, Balmy</text:p>
        </text:list-item>
      </text:list>
      <text:h text:style-name="Heading_20_3" text:outline-level="3">15. <text:span text:style-name="Strong_20_Emphasis">Tall</text:span></text:h>
      <text:list text:style-name="L57">
        <text:list-item>
          <text:p text:style-name="P132"><text:span text:style-name="Strong_20_Emphasis">Synonyms</text:span>: High, Elevated, Lofty, Towering, Soaring</text:p>
        </text:list-item>
        <text:list-item>
          <text:p text:style-name="P131"><text:span text:style-name="Strong_20_Emphasis">Antonyms</text:span>: Short, Low, Petite, Small, Diminutive</text:p>
        </text:list-item>
      </text:list>
      <text:h text:style-name="Heading_20_3" text:outline-level="3">16. <text:span text:style-name="Strong_20_Emphasis">Expensive</text:span></text:h>
      <text:list text:style-name="L58">
        <text:list-item>
          <text:p text:style-name="P134"><text:span text:style-name="Strong_20_Emphasis">Synonyms</text:span>: Costly, Pricey, High-priced, Lavish, Overpriced</text:p>
        </text:list-item>
        <text:list-item>
          <text:p text:style-name="P133"><text:span text:style-name="Strong_20_Emphasis">Antonyms</text:span>: Cheap, Inexpensive, Affordable, Reasonable, Economical</text:p>
        </text:list-item>
      </text:list>
      <text:h text:style-name="Heading_20_3" text:outline-level="3">17. <text:span text:style-name="Strong_20_Emphasis">Hard</text:span></text:h>
      <text:list text:style-name="L59">
        <text:list-item>
          <text:p text:style-name="P136"><text:span text:style-name="Strong_20_Emphasis">Synonyms</text:span>: Tough, Stiff, Rigid, Solid, Unyielding</text:p>
        </text:list-item>
        <text:list-item>
          <text:p text:style-name="P135"><text:span text:style-name="Strong_20_Emphasis">Antonyms</text:span>: Soft, Flexible, Mellow, Pliable, Tender</text:p>
        </text:list-item>
      </text:list>
      <text:h text:style-name="Heading_20_3" text:outline-level="3">18. <text:span text:style-name="Strong_20_Emphasis">Early</text:span></text:h>
      <text:list text:style-name="L60">
        <text:list-item>
          <text:p text:style-name="P138"><text:span text:style-name="Strong_20_Emphasis">Synonyms</text:span>: Prompt, Punctual, Timely, Ahead, Preceding</text:p>
        </text:list-item>
        <text:list-item>
          <text:p text:style-name="P137"><text:span text:style-name="Strong_20_Emphasis">Antonyms</text:span>: Late, Delayed, Tardy, Behind, Overdue</text:p>
        </text:list-item>
      </text:list>
      <text:h text:style-name="Heading_20_3" text:outline-level="3">19. <text:span text:style-name="Strong_20_Emphasis">Safe</text:span></text:h>
      <text:list text:style-name="L61">
        <text:list-item>
          <text:p text:style-name="P140"><text:span text:style-name="Strong_20_Emphasis">Synonyms</text:span>: Secure, Protected, Out of danger, Guarded, Unharmed</text:p>
        </text:list-item>
        <text:list-item>
          <text:p text:style-name="P139"><text:span text:style-name="Strong_20_Emphasis">Antonyms</text:span>: Dangerous, Unsafe, Risky, Hazardous, Unprotected</text:p>
        </text:list-item>
      </text:list>
      <text:h text:style-name="Heading_20_3" text:outline-level="3">20. <text:span text:style-name="Strong_20_Emphasis">New</text:span></text:h>
      <text:list text:style-name="L62">
        <text:list-item>
          <text:p text:style-name="P142"><text:span text:style-name="Strong_20_Emphasis">Synonyms</text:span>: Fresh, Recent, Novel, Modern, Brand-new</text:p>
        </text:list-item>
        <text:list-item>
          <text:p text:style-name="P141"><text:span text:style-name="Strong_20_Emphasis">Antonyms</text:span>: Old, Stale, Outdated, Aged, Worn</text:p>
        </text:list-item>
      </text:list>
      <text:h text:style-name="Heading_20_3" text:outline-level="3">21. <text:span text:style-name="Strong_20_Emphasis">Calm</text:span></text:h>
      <text:list text:style-name="L63">
        <text:list-item>
          <text:p text:style-name="P144"><text:span text:style-name="Strong_20_Emphasis">Synonyms</text:span>: Peaceful, Tranquil, Serene, Placid, Relaxed</text:p>
        </text:list-item>
        <text:list-item>
          <text:p text:style-name="P143"><text:span text:style-name="Strong_20_Emphasis">Antonyms</text:span>: Anxious, Agitated, Nervous, Restless, Excitable</text:p>
        </text:list-item>
      </text:list>
      <text:h text:style-name="Heading_20_3" text:outline-level="3">22. <text:span text:style-name="Strong_20_Emphasis">Thin</text:span></text:h>
      <text:list text:style-name="L64">
        <text:list-item>
          <text:p text:style-name="P146"><text:span text:style-name="Strong_20_Emphasis">Synonyms</text:span>: Slim, Lean, Narrow, Fine, Delicate</text:p>
        </text:list-item>
        <text:list-item>
          <text:p text:style-name="P145"><text:span text:style-name="Strong_20_Emphasis">Antonyms</text:span>: Thick, Broad, Wide, Heavy, Fat</text:p>
        </text:list-item>
      </text:list>
      <text:h text:style-name="Heading_20_3" text:outline-level="3"><text:soft-page-break/>23. <text:span text:style-name="Strong_20_Emphasis">Sharp</text:span></text:h>
      <text:list text:style-name="L65">
        <text:list-item>
          <text:p text:style-name="P148"><text:span text:style-name="Strong_20_Emphasis">Synonyms</text:span>: Keen, Pointed, Acute, Razor-sharp, Cutting</text:p>
        </text:list-item>
        <text:list-item>
          <text:p text:style-name="P147"><text:span text:style-name="Strong_20_Emphasis">Antonyms</text:span>: Dull, Blunt, Flat, Rounded, Smooth</text:p>
        </text:list-item>
      </text:list>
      <text:h text:style-name="Heading_20_3" text:outline-level="3">24. <text:span text:style-name="Strong_20_Emphasis">Wet</text:span></text:h>
      <text:list text:style-name="L66">
        <text:list-item>
          <text:p text:style-name="P150"><text:span text:style-name="Strong_20_Emphasis">Synonyms</text:span>: Damp, Moist, Soaked, Soggy, Drizzly</text:p>
        </text:list-item>
        <text:list-item>
          <text:p text:style-name="P149"><text:span text:style-name="Strong_20_Emphasis">Antonyms</text:span>: Dry, Arid, Parched, Dehydrated, Crispy</text:p>
        </text:list-item>
      </text:list>
      <text:h text:style-name="Heading_20_3" text:outline-level="3">25. <text:span text:style-name="Strong_20_Emphasis">Soft</text:span></text:h>
      <text:list text:style-name="L67">
        <text:list-item>
          <text:p text:style-name="P152"><text:span text:style-name="Strong_20_Emphasis">Synonyms</text:span>: Smooth, Cushiony, Tender, Gentle, Fluffy</text:p>
        </text:list-item>
        <text:list-item>
          <text:p text:style-name="P151"><text:span text:style-name="Strong_20_Emphasis">Antonyms</text:span>: Hard, Rough, Rigid, Tough, Firm</text:p>
        </text:list-item>
      </text:list>
      <text:h text:style-name="Heading_20_3" text:outline-level="3">26. <text:span text:style-name="Strong_20_Emphasis">Sweet</text:span></text:h>
      <text:list text:style-name="L68">
        <text:list-item>
          <text:p text:style-name="P154"><text:span text:style-name="Strong_20_Emphasis">Synonyms</text:span>: Sugary, Pleasant, Delicious, Honeyed, Syrupy</text:p>
        </text:list-item>
        <text:list-item>
          <text:p text:style-name="P153"><text:span text:style-name="Strong_20_Emphasis">Antonyms</text:span>: Bitter, Sour, Tart, Unpleasant, Savory</text:p>
        </text:list-item>
      </text:list>
      <text:h text:style-name="Heading_20_3" text:outline-level="3">27. <text:span text:style-name="Strong_20_Emphasis">Brave</text:span></text:h>
      <text:list text:style-name="L69">
        <text:list-item>
          <text:p text:style-name="P156"><text:span text:style-name="Strong_20_Emphasis">Synonyms</text:span>: Courageous, Daring, Fearless, Valiant, Heroic</text:p>
        </text:list-item>
        <text:list-item>
          <text:p text:style-name="P155"><text:span text:style-name="Strong_20_Emphasis">Antonyms</text:span>: Cowardly, Timid, Fearful, Afraid, Pusillanimous</text:p>
        </text:list-item>
      </text:list>
      <text:h text:style-name="Heading_20_3" text:outline-level="3">28. <text:span text:style-name="Strong_20_Emphasis">Full</text:span></text:h>
      <text:list text:style-name="L70">
        <text:list-item>
          <text:p text:style-name="P158"><text:span text:style-name="Strong_20_Emphasis">Synonyms</text:span>: Packed, Complete, Saturated, Brimming, Filled</text:p>
        </text:list-item>
        <text:list-item>
          <text:p text:style-name="P157"><text:span text:style-name="Strong_20_Emphasis">Antonyms</text:span>: Empty, Vacant, Depleted, Hollow, Unfilled</text:p>
        </text:list-item>
      </text:list>
      <text:h text:style-name="Heading_20_3" text:outline-level="3">29. <text:span text:style-name="Strong_20_Emphasis">Neat</text:span></text:h>
      <text:list text:style-name="L71">
        <text:list-item>
          <text:p text:style-name="P160"><text:span text:style-name="Strong_20_Emphasis">Synonyms</text:span>: Organized, Tidy, Orderly, Trim, Clean</text:p>
        </text:list-item>
        <text:list-item>
          <text:p text:style-name="P159"><text:span text:style-name="Strong_20_Emphasis">Antonyms</text:span>: Messy, Untidy, Disorganized, Sloppy, Chaotic</text:p>
        </text:list-item>
      </text:list>
      <text:h text:style-name="Heading_20_3" text:outline-level="3">30. <text:span text:style-name="Strong_20_Emphasis">Angry</text:span></text:h>
      <text:list text:style-name="L72">
        <text:list-item>
          <text:p text:style-name="P162"><text:span text:style-name="Strong_20_Emphasis">Synonyms</text:span>: Furious, Mad, Irritated, Annoyed, Enraged</text:p>
        </text:list-item>
        <text:list-item>
          <text:p text:style-name="P161"><text:span text:style-name="Strong_20_Emphasis">Antonyms</text:span>: Calm, Peaceful, Tranquil, Composed, Content</text:p>
        </text:list-item>
      </text:list>
      <text:h text:style-name="Heading_20_3" text:outline-level="3">31. <text:span text:style-name="Strong_20_Emphasis">Lazy</text:span></text:h>
      <text:list text:style-name="L73">
        <text:list-item>
          <text:p text:style-name="P164"><text:span text:style-name="Strong_20_Emphasis">Synonyms</text:span>: Idle, Lethargic, Sluggish, Unmotivated, Inactive</text:p>
        </text:list-item>
        <text:list-item>
          <text:p text:style-name="P163"><text:span text:style-name="Strong_20_Emphasis">Antonyms</text:span>: Active, Energetic, Industrious, Hardworking, Dynamic</text:p>
        </text:list-item>
      </text:list>
      <text:h text:style-name="Heading_20_3" text:outline-level="3">32. <text:span text:style-name="Strong_20_Emphasis">Hungry</text:span></text:h>
      <text:list text:style-name="L74">
        <text:list-item>
          <text:p text:style-name="P166"><text:span text:style-name="Strong_20_Emphasis">Synonyms</text:span>: Starving, Famished, Ravenous, Peckish, Voracious</text:p>
        </text:list-item>
        <text:list-item>
          <text:p text:style-name="P165"><text:span text:style-name="Strong_20_Emphasis">Antonyms</text:span>: Full, Sated, Satisfied, Replete, Content</text:p>
        </text:list-item>
      </text:list>
      <text:h text:style-name="Heading_20_3" text:outline-level="3"><text:soft-page-break/>33. <text:span text:style-name="Strong_20_Emphasis">Polite</text:span></text:h>
      <text:list text:style-name="L75">
        <text:list-item>
          <text:p text:style-name="P168"><text:span text:style-name="Strong_20_Emphasis">Synonyms</text:span>: Courteous, Respectful, Civil, Considerate, Well-mannered</text:p>
        </text:list-item>
        <text:list-item>
          <text:p text:style-name="P167"><text:span text:style-name="Strong_20_Emphasis">Antonyms</text:span>: Rude, Impolite, Disrespectful, Uncivil, Insolent</text:p>
        </text:list-item>
      </text:list>
      <text:h text:style-name="Heading_20_3" text:outline-level="3">34. <text:span text:style-name="Strong_20_Emphasis">Beautiful</text:span></text:h>
      <text:list text:style-name="L76">
        <text:list-item>
          <text:p text:style-name="P170"><text:span text:style-name="Strong_20_Emphasis">Synonyms</text:span>: Attractive, Lovely, Pretty, Gorgeous, Stunning</text:p>
        </text:list-item>
        <text:list-item>
          <text:p text:style-name="P169"><text:span text:style-name="Strong_20_Emphasis">Antonyms</text:span>: Ugly, Unattractive, Plain, Unappealing, Unsightly</text:p>
        </text:list-item>
      </text:list>
      <text:h text:style-name="Heading_20_3" text:outline-level="3">35. <text:span text:style-name="Strong_20_Emphasis">Healthy</text:span></text:h>
      <text:list text:style-name="L77">
        <text:list-item>
          <text:p text:style-name="P172"><text:span text:style-name="Strong_20_Emphasis">Synonyms</text:span>: Fit, Well, Robust, Strong, Vigorous</text:p>
        </text:list-item>
        <text:list-item>
          <text:p text:style-name="P171"><text:span text:style-name="Strong_20_Emphasis">Antonyms</text:span>: Sick, Unwell, Ill, Diseased, Frail</text:p>
        </text:list-item>
      </text:list>
      <text:h text:style-name="Heading_20_3" text:outline-level="3">36. <text:span text:style-name="Strong_20_Emphasis">Safe</text:span></text:h>
      <text:list text:style-name="L78">
        <text:list-item>
          <text:p text:style-name="P174"><text:span text:style-name="Strong_20_Emphasis">Synonyms</text:span>: Secure, Protected, Out of danger, Guarded, Unharmed</text:p>
        </text:list-item>
        <text:list-item>
          <text:p text:style-name="P173"><text:span text:style-name="Strong_20_Emphasis">Antonyms</text:span>: Unsafe, Risky, Dangerous, Hazardous, Perilous</text:p>
        </text:list-item>
      </text:list>
      <text:h text:style-name="Heading_20_3" text:outline-level="3">37. <text:span text:style-name="Strong_20_Emphasis">Quick</text:span></text:h>
      <text:list text:style-name="L79">
        <text:list-item>
          <text:p text:style-name="P176"><text:span text:style-name="Strong_20_Emphasis">Synonyms</text:span>: Rapid, Speedy, Swift, Fast, Brisk</text:p>
        </text:list-item>
        <text:list-item>
          <text:p text:style-name="P175"><text:span text:style-name="Strong_20_Emphasis">Antonyms</text:span>: Slow, Delayed, Sluggish, Gradual, Leisurely</text:p>
        </text:list-item>
      </text:list>
      <text:h text:style-name="Heading_20_3" text:outline-level="3">38. <text:span text:style-name="Strong_20_Emphasis">Interesting</text:span></text:h>
      <text:list text:style-name="L80">
        <text:list-item>
          <text:p text:style-name="P178"><text:span text:style-name="Strong_20_Emphasis">Synonyms</text:span>: Fascinating, Engaging, Intriguing, Captivating, Stimulating</text:p>
        </text:list-item>
        <text:list-item>
          <text:p text:style-name="P177"><text:span text:style-name="Strong_20_Emphasis">Antonyms</text:span>: Boring, Dull, Uninteresting, Monotonous, Mundane</text:p>
        </text:list-item>
      </text:list>
      <text:h text:style-name="Heading_20_3" text:outline-level="3">39. <text:span text:style-name="Strong_20_Emphasis">Funny</text:span></text:h>
      <text:list text:style-name="L81">
        <text:list-item>
          <text:p text:style-name="P180"><text:span text:style-name="Strong_20_Emphasis">Synonyms</text:span>: Amusing, Humorous, Entertaining, Comical, Hilarious</text:p>
        </text:list-item>
        <text:list-item>
          <text:p text:style-name="P179"><text:span text:style-name="Strong_20_Emphasis">Antonyms</text:span>: Serious, Unamusing, Dull, Boring, Somber</text:p>
        </text:list-item>
      </text:list>
      <text:h text:style-name="Heading_20_3" text:outline-level="3">40. <text:span text:style-name="Strong_20_Emphasis">Warm</text:span></text:h>
      <text:list text:style-name="L82">
        <text:list-item>
          <text:p text:style-name="P182"><text:span text:style-name="Strong_20_Emphasis">Synonyms</text:span>: Toasty, Cozy, Mild, Hot, Heated</text:p>
        </text:list-item>
        <text:list-item>
          <text:p text:style-name="P181"><text:span text:style-name="Strong_20_Emphasis">Antonyms</text:span>: Cold, Chilly, Icy, Cool, Frigid</text:p>
        </text:list-item>
      </text:list>
      <text:h text:style-name="Heading_20_3" text:outline-level="3">41. <text:span text:style-name="Strong_20_Emphasis">Bright</text:span></text:h>
      <text:list text:style-name="L83">
        <text:list-item>
          <text:p text:style-name="P184"><text:span text:style-name="Strong_20_Emphasis">Synonyms</text:span>: Radiant, Vivid, Luminous, Shiny, Gleaming</text:p>
        </text:list-item>
        <text:list-item>
          <text:p text:style-name="P183"><text:span text:style-name="Strong_20_Emphasis">Antonyms</text:span>: Dim, Dull, Gloomy, Dark, Faint</text:p>
        </text:list-item>
      </text:list>
      <text:h text:style-name="Heading_20_3" text:outline-level="3">42. <text:span text:style-name="Strong_20_Emphasis">Fresh</text:span></text:h>
      <text:list text:style-name="L84">
        <text:list-item>
          <text:p text:style-name="P186"><text:span text:style-name="Strong_20_Emphasis">Synonyms</text:span>: New, Recent, Crisp, Unspoiled, Clean</text:p>
        </text:list-item>
        <text:list-item>
          <text:p text:style-name="P185"><text:span text:style-name="Strong_20_Emphasis">Antonyms</text:span>: Stale, Old, Spoiled, Worn, Aged</text:p>
        </text:list-item>
      </text:list>
      <text:h text:style-name="Heading_20_3" text:outline-level="3"><text:soft-page-break/>43. <text:span text:style-name="Strong_20_Emphasis">Thick</text:span></text:h>
      <text:list text:style-name="L85">
        <text:list-item>
          <text:p text:style-name="P188"><text:span text:style-name="Strong_20_Emphasis">Synonyms</text:span>: Dense, Wide, Heavy, Solid, Wide</text:p>
        </text:list-item>
        <text:list-item>
          <text:p text:style-name="P187"><text:span text:style-name="Strong_20_Emphasis">Antonyms</text:span>: Thin, Slim, Light, Sparse, Fine</text:p>
        </text:list-item>
      </text:list>
      <text:h text:style-name="Heading_20_3" text:outline-level="3">44. <text:span text:style-name="Strong_20_Emphasis">Busy</text:span></text:h>
      <text:list text:style-name="L86">
        <text:list-item>
          <text:p text:style-name="P190"><text:span text:style-name="Strong_20_Emphasis">Synonyms</text:span>: Occupied, Active, Hectic, Engaged, Overloaded</text:p>
        </text:list-item>
        <text:list-item>
          <text:p text:style-name="P189"><text:span text:style-name="Strong_20_Emphasis">Antonyms</text:span>: Idle, Free, Relaxed, Unoccupied, Leisurely</text:p>
        </text:list-item>
      </text:list>
      <text:h text:style-name="Heading_20_3" text:outline-level="3">45. <text:span text:style-name="Strong_20_Emphasis">Expensive</text:span></text:h>
      <text:list text:style-name="L87">
        <text:list-item>
          <text:p text:style-name="P192"><text:span text:style-name="Strong_20_Emphasis">Synonyms</text:span>: Pricey, Costly, Lavish, High-priced, Overpriced</text:p>
        </text:list-item>
        <text:list-item>
          <text:p text:style-name="P191"><text:span text:style-name="Strong_20_Emphasis">Antonyms</text:span>: Affordable, Cheap, Inexpensive, Reasonable, Economical</text:p>
        </text:list-item>
      </text:list>
      <text:h text:style-name="Heading_20_3" text:outline-level="3">46. <text:span text:style-name="Strong_20_Emphasis">Deep</text:span></text:h>
      <text:list text:style-name="L88">
        <text:list-item>
          <text:p text:style-name="P194"><text:span text:style-name="Strong_20_Emphasis">Synonyms</text:span>: Profound, Intense, Bottomless, Thick, Far-reaching</text:p>
        </text:list-item>
        <text:list-item>
          <text:p text:style-name="P193"><text:span text:style-name="Strong_20_Emphasis">Antonyms</text:span>: Shallow, Superficial, Surface, Limited, Narrow</text:p>
        </text:list-item>
      </text:list>
      <text:h text:style-name="Heading_20_3" text:outline-level="3">47. <text:span text:style-name="Strong_20_Emphasis">Dark</text:span></text:h>
      <text:list text:style-name="L89">
        <text:list-item>
          <text:p text:style-name="P196"><text:span text:style-name="Strong_20_Emphasis">Synonyms</text:span>: Gloomy, Shadowy, Dim, Murky, Obscure</text:p>
        </text:list-item>
        <text:list-item>
          <text:p text:style-name="P195"><text:span text:style-name="Strong_20_Emphasis">Antonyms</text:span>: Bright, Light, Radiant, Clear, Luminous</text:p>
        </text:list-item>
      </text:list>
      <text:h text:style-name="Heading_20_3" text:outline-level="3">48. <text:span text:style-name="Strong_20_Emphasis">Strong</text:span></text:h>
      <text:list text:style-name="L90">
        <text:list-item>
          <text:p text:style-name="P198"><text:span text:style-name="Strong_20_Emphasis">Synonyms</text:span>: Robust, Powerful, Sturdy, Resilient, Vigorous</text:p>
        </text:list-item>
        <text:list-item>
          <text:p text:style-name="P197"><text:span text:style-name="Strong_20_Emphasis">Antonyms</text:span>: Weak, Fragile, Feeble, Delicate, Frail</text:p>
        </text:list-item>
      </text:list>
      <text:h text:style-name="Heading_20_3" text:outline-level="3">49. <text:span text:style-name="Strong_20_Emphasis">Cool</text:span></text:h>
      <text:list text:style-name="L91">
        <text:list-item>
          <text:p text:style-name="P200"><text:span text:style-name="Strong_20_Emphasis">Synonyms</text:span>: Chilled, Refreshing, Mild, Breezy, Icy</text:p>
        </text:list-item>
        <text:list-item>
          <text:p text:style-name="P199"><text:span text:style-name="Strong_20_Emphasis">Antonyms</text:span>: Warm, Hot, Heated, Toasty, Sultry</text:p>
        </text:list-item>
      </text:list>
      <text:h text:style-name="Heading_20_3" text:outline-level="3">50. <text:span text:style-name="Strong_20_Emphasis">Tall</text:span></text:h>
      <text:list text:style-name="L92">
        <text:list-item>
          <text:p text:style-name="P202"><text:span text:style-name="Strong_20_Emphasis">Synonyms</text:span>: Towering, High, Elevated, Lofty, Soaring</text:p>
        </text:list-item>
        <text:list-item>
          <text:p text:style-name="P201"><text:span text:style-name="Strong_20_Emphasis">Antonyms</text:span>: Short, Low, Petite, Diminutive, Tiny</text:p>
        </text:list-item>
      </text:list>
      <text:h text:style-name="P4" text:outline-level="3">1. <text:span text:style-name="Strong_20_Emphasis">Kind</text:span></text:h>
      <text:list text:style-name="L93">
        <text:list-item>
          <text:p text:style-name="P204"><text:span text:style-name="Strong_20_Emphasis">Synonyms</text:span>: Generous, Benevolent, Compassionate, Considerate, Warm-hearted</text:p>
        </text:list-item>
        <text:list-item>
          <text:p text:style-name="P203"><text:span text:style-name="Strong_20_Emphasis">Antonyms</text:span>: Cruel, Harsh, Unkind, Callous, Mean</text:p>
        </text:list-item>
      </text:list>
      <text:h text:style-name="Heading_20_3" text:outline-level="3">2. <text:span text:style-name="Strong_20_Emphasis">Quick</text:span></text:h>
      <text:list text:style-name="L94">
        <text:list-item>
          <text:p text:style-name="P206"><text:span text:style-name="Strong_20_Emphasis">Synonyms</text:span>: Swift, Rapid, Speedy, Brisk, Fast</text:p>
        </text:list-item>
        <text:list-item>
          <text:p text:style-name="P205"><text:span text:style-name="Strong_20_Emphasis">Antonyms</text:span>: Slow, Sluggish, Gradual, Leisurely, Delayed</text:p>
        </text:list-item>
      </text:list>
      <text:h text:style-name="Heading_20_3" text:outline-level="3"><text:soft-page-break/>3. <text:span text:style-name="Strong_20_Emphasis">Sharp</text:span></text:h>
      <text:list text:style-name="L95">
        <text:list-item>
          <text:p text:style-name="P208"><text:span text:style-name="Strong_20_Emphasis">Synonyms</text:span>: Pointed, Keen, Cutting, Acute, Razor-sharp</text:p>
        </text:list-item>
        <text:list-item>
          <text:p text:style-name="P207"><text:span text:style-name="Strong_20_Emphasis">Antonyms</text:span>: Blunt, Dull, Flat, Rounded, Thick</text:p>
        </text:list-item>
      </text:list>
      <text:h text:style-name="Heading_20_3" text:outline-level="3">4. <text:span text:style-name="Strong_20_Emphasis">Wide</text:span></text:h>
      <text:list text:style-name="L96">
        <text:list-item>
          <text:p text:style-name="P210"><text:span text:style-name="Strong_20_Emphasis">Synonyms</text:span>: Broad, Spacious, Expansive, Extensive, Vast</text:p>
        </text:list-item>
        <text:list-item>
          <text:p text:style-name="P209"><text:span text:style-name="Strong_20_Emphasis">Antonyms</text:span>: Narrow, Tight, Limited, Confined, Restricted</text:p>
        </text:list-item>
      </text:list>
      <text:h text:style-name="Heading_20_3" text:outline-level="3">5. <text:span text:style-name="Strong_20_Emphasis">Soft</text:span></text:h>
      <text:list text:style-name="L97">
        <text:list-item>
          <text:p text:style-name="P212"><text:span text:style-name="Strong_20_Emphasis">Synonyms</text:span>: Tender, Gentle, Cushiony, Mellow, Fluffy</text:p>
        </text:list-item>
        <text:list-item>
          <text:p text:style-name="P211"><text:span text:style-name="Strong_20_Emphasis">Antonyms</text:span>: Hard, Firm, Rigid, Stiff, Rough</text:p>
        </text:list-item>
      </text:list>
      <text:h text:style-name="Heading_20_3" text:outline-level="3">6. <text:span text:style-name="Strong_20_Emphasis">Brave</text:span></text:h>
      <text:list text:style-name="L98">
        <text:list-item>
          <text:p text:style-name="P214"><text:span text:style-name="Strong_20_Emphasis">Synonyms</text:span>: Bold, Courageous, Valiant, Fearless, Heroic</text:p>
        </text:list-item>
        <text:list-item>
          <text:p text:style-name="P213"><text:span text:style-name="Strong_20_Emphasis">Antonyms</text:span>: Timid, Cowardly, Afraid, Pusillanimous, Shy</text:p>
        </text:list-item>
      </text:list>
      <text:h text:style-name="Heading_20_3" text:outline-level="3">7. <text:span text:style-name="Strong_20_Emphasis">Heavy</text:span></text:h>
      <text:list text:style-name="L99">
        <text:list-item>
          <text:p text:style-name="P216"><text:span text:style-name="Strong_20_Emphasis">Synonyms</text:span>: Weighty, Massive, Bulky, Dense, Substantial</text:p>
        </text:list-item>
        <text:list-item>
          <text:p text:style-name="P215"><text:span text:style-name="Strong_20_Emphasis">Antonyms</text:span>: Light, Lightweight, Small, Slight, Weightless</text:p>
        </text:list-item>
      </text:list>
      <text:h text:style-name="Heading_20_3" text:outline-level="3">8. <text:span text:style-name="Strong_20_Emphasis">Safe</text:span></text:h>
      <text:list text:style-name="L100">
        <text:list-item>
          <text:p text:style-name="P218"><text:span text:style-name="Strong_20_Emphasis">Synonyms</text:span>: Protected, Secure, Unharmed, Shielded, Guarded</text:p>
        </text:list-item>
        <text:list-item>
          <text:p text:style-name="P217"><text:span text:style-name="Strong_20_Emphasis">Antonyms</text:span>: Unsafe, Dangerous, Risky, Hazardous, Perilous</text:p>
        </text:list-item>
      </text:list>
      <text:h text:style-name="Heading_20_3" text:outline-level="3">9. <text:span text:style-name="Strong_20_Emphasis">Bright</text:span></text:h>
      <text:list text:style-name="L101">
        <text:list-item>
          <text:p text:style-name="P220"><text:span text:style-name="Strong_20_Emphasis">Synonyms</text:span>: Brilliant, Luminous, Radiant, Shiny, Vivid</text:p>
        </text:list-item>
        <text:list-item>
          <text:p text:style-name="P219"><text:span text:style-name="Strong_20_Emphasis">Antonyms</text:span>: Dull, Dim, Gloomy, Dark, Faint</text:p>
        </text:list-item>
      </text:list>
      <text:h text:style-name="Heading_20_3" text:outline-level="3">10. <text:span text:style-name="Strong_20_Emphasis">Honest</text:span></text:h>
      <text:list text:style-name="L102">
        <text:list-item>
          <text:p text:style-name="P222"><text:span text:style-name="Strong_20_Emphasis">Synonyms</text:span>: Truthful, Sincere, Straightforward, Genuine, Frank</text:p>
        </text:list-item>
        <text:list-item>
          <text:p text:style-name="P221"><text:span text:style-name="Strong_20_Emphasis">Antonyms</text:span>: Dishonest, Deceitful, Insincere, Untruthful, False</text:p>
        </text:list-item>
      </text:list>
      <text:h text:style-name="Heading_20_3" text:outline-level="3">11. <text:span text:style-name="Strong_20_Emphasis">Deep</text:span></text:h>
      <text:list text:style-name="L103">
        <text:list-item>
          <text:p text:style-name="P224"><text:span text:style-name="Strong_20_Emphasis">Synonyms</text:span>: Profound, Vast, Intense, Bottomless, Dense</text:p>
        </text:list-item>
        <text:list-item>
          <text:p text:style-name="P223"><text:span text:style-name="Strong_20_Emphasis">Antonyms</text:span>: Shallow, Superficial, Limited, Surface, Superficial</text:p>
        </text:list-item>
      </text:list>
      <text:h text:style-name="Heading_20_3" text:outline-level="3">12. <text:span text:style-name="Strong_20_Emphasis">Hot</text:span></text:h>
      <text:list text:style-name="L104">
        <text:list-item>
          <text:p text:style-name="P226"><text:span text:style-name="Strong_20_Emphasis">Synonyms</text:span>: Boiling, Scorching, Sizzling, Warm, Heated</text:p>
        </text:list-item>
        <text:list-item>
          <text:p text:style-name="P225"><text:span text:style-name="Strong_20_Emphasis">Antonyms</text:span>: Cool, Cold, Chilly, Icy, Frigid</text:p>
        </text:list-item>
      </text:list>
      <text:h text:style-name="Heading_20_3" text:outline-level="3"><text:soft-page-break/>13. <text:span text:style-name="Strong_20_Emphasis">Hard</text:span></text:h>
      <text:list text:style-name="L105">
        <text:list-item>
          <text:p text:style-name="P228"><text:span text:style-name="Strong_20_Emphasis">Synonyms</text:span>: Firm, Rigid, Solid, Sturdy, Tough</text:p>
        </text:list-item>
        <text:list-item>
          <text:p text:style-name="P227"><text:span text:style-name="Strong_20_Emphasis">Antonyms</text:span>: Soft, Flexible, Mellow, Tender, Yielding</text:p>
        </text:list-item>
      </text:list>
      <text:h text:style-name="Heading_20_3" text:outline-level="3">14. <text:span text:style-name="Strong_20_Emphasis">Loud</text:span></text:h>
      <text:list text:style-name="L106">
        <text:list-item>
          <text:p text:style-name="P230"><text:span text:style-name="Strong_20_Emphasis">Synonyms</text:span>: Noisy, Boisterous, Raucous, Clamorous, Thunderous</text:p>
        </text:list-item>
        <text:list-item>
          <text:p text:style-name="P229"><text:span text:style-name="Strong_20_Emphasis">Antonyms</text:span>: Quiet, Hushed, Mute, Soft, Silent</text:p>
        </text:list-item>
      </text:list>
      <text:h text:style-name="Heading_20_3" text:outline-level="3">15. <text:span text:style-name="Strong_20_Emphasis">Light</text:span></text:h>
      <text:list text:style-name="L107">
        <text:list-item>
          <text:p text:style-name="P232"><text:span text:style-name="Strong_20_Emphasis">Synonyms</text:span>: Bright, Luminous, Radiant, Weightless, Pale</text:p>
        </text:list-item>
        <text:list-item>
          <text:p text:style-name="P231"><text:span text:style-name="Strong_20_Emphasis">Antonyms</text:span>: Dark, Heavy, Dull, Dim, Weighty</text:p>
        </text:list-item>
      </text:list>
      <text:h text:style-name="Heading_20_3" text:outline-level="3">16. <text:span text:style-name="Strong_20_Emphasis">New</text:span></text:h>
      <text:list text:style-name="L108">
        <text:list-item>
          <text:p text:style-name="P234"><text:span text:style-name="Strong_20_Emphasis">Synonyms</text:span>: Recent, Modern, Fresh, Novel, Brand-new</text:p>
        </text:list-item>
        <text:list-item>
          <text:p text:style-name="P233"><text:span text:style-name="Strong_20_Emphasis">Antonyms</text:span>: Old, Outdated, Aged, Stale, Worn</text:p>
        </text:list-item>
      </text:list>
      <text:h text:style-name="Heading_20_3" text:outline-level="3">17. <text:span text:style-name="Strong_20_Emphasis">Clean</text:span></text:h>
      <text:list text:style-name="L109">
        <text:list-item>
          <text:p text:style-name="P236"><text:span text:style-name="Strong_20_Emphasis">Synonyms</text:span>: Pure, Unsoiled, Spotless, Neat, Tidy</text:p>
        </text:list-item>
        <text:list-item>
          <text:p text:style-name="P235"><text:span text:style-name="Strong_20_Emphasis">Antonyms</text:span>: Dirty, Filthy, Grimy, Messy, Polluted</text:p>
        </text:list-item>
      </text:list>
      <text:h text:style-name="Heading_20_3" text:outline-level="3">18. <text:span text:style-name="Strong_20_Emphasis">Fair</text:span></text:h>
      <text:list text:style-name="L110">
        <text:list-item>
          <text:p text:style-name="P238"><text:span text:style-name="Strong_20_Emphasis">Synonyms</text:span>: Just, Equitable, Impartial, Even-handed, Unbiased</text:p>
        </text:list-item>
        <text:list-item>
          <text:p text:style-name="P237"><text:span text:style-name="Strong_20_Emphasis">Antonyms</text:span>: Unfair, Biased, Partial, Inequitable, Discriminatory</text:p>
        </text:list-item>
      </text:list>
      <text:h text:style-name="Heading_20_3" text:outline-level="3">19. <text:span text:style-name="Strong_20_Emphasis">Strong</text:span></text:h>
      <text:list text:style-name="L111">
        <text:list-item>
          <text:p text:style-name="P240"><text:span text:style-name="Strong_20_Emphasis">Synonyms</text:span>: Mighty, Powerful, Robust, Sturdy, Resilient</text:p>
        </text:list-item>
        <text:list-item>
          <text:p text:style-name="P239"><text:span text:style-name="Strong_20_Emphasis">Antonyms</text:span>: Weak, Fragile, Feeble, Delicate, Frail</text:p>
        </text:list-item>
      </text:list>
      <text:h text:style-name="Heading_20_3" text:outline-level="3">20. <text:span text:style-name="Strong_20_Emphasis">Smooth</text:span></text:h>
      <text:list text:style-name="L112">
        <text:list-item>
          <text:p text:style-name="P242"><text:span text:style-name="Strong_20_Emphasis">Synonyms</text:span>: Even, Sleek, Polished, Silky, Gentle</text:p>
        </text:list-item>
        <text:list-item>
          <text:p text:style-name="P241"><text:span text:style-name="Strong_20_Emphasis">Antonyms</text:span>: Rough, Bumpy, Uneven, Harsh, Coarse</text:p>
        </text:list-item>
      </text:list>
      <text:h text:style-name="Heading_20_3" text:outline-level="3">21. <text:span text:style-name="Strong_20_Emphasis">Happy</text:span></text:h>
      <text:list text:style-name="L113">
        <text:list-item>
          <text:p text:style-name="P244"><text:span text:style-name="Strong_20_Emphasis">Synonyms</text:span>: Glad, Joyful, Cheerful, Content, Elated</text:p>
        </text:list-item>
        <text:list-item>
          <text:p text:style-name="P243"><text:span text:style-name="Strong_20_Emphasis">Antonyms</text:span>: Unhappy, Sad, Miserable, Discontented, Depressed</text:p>
        </text:list-item>
      </text:list>
      <text:h text:style-name="Heading_20_3" text:outline-level="3">22. <text:span text:style-name="Strong_20_Emphasis">Angry</text:span></text:h>
      <text:list text:style-name="L114">
        <text:list-item>
          <text:p text:style-name="P246"><text:span text:style-name="Strong_20_Emphasis">Synonyms</text:span>: Mad, Furious, Irritated, Annoyed, Enraged</text:p>
        </text:list-item>
        <text:list-item>
          <text:p text:style-name="P245"><text:span text:style-name="Strong_20_Emphasis">Antonyms</text:span>: Calm, Peaceful, Composed, Tranquil, Content</text:p>
        </text:list-item>
      </text:list>
      <text:h text:style-name="Heading_20_3" text:outline-level="3"><text:soft-page-break/>23. <text:span text:style-name="Strong_20_Emphasis">Lazy</text:span></text:h>
      <text:list text:style-name="L115">
        <text:list-item>
          <text:p text:style-name="P248"><text:span text:style-name="Strong_20_Emphasis">Synonyms</text:span>: Idle, Inactive, Sluggish, Lethargic, Indolent</text:p>
        </text:list-item>
        <text:list-item>
          <text:p text:style-name="P247"><text:span text:style-name="Strong_20_Emphasis">Antonyms</text:span>: Energetic, Active, Diligent, Industrious, Dynamic</text:p>
        </text:list-item>
      </text:list>
      <text:h text:style-name="Heading_20_3" text:outline-level="3">24. <text:span text:style-name="Strong_20_Emphasis">Fast</text:span></text:h>
      <text:list text:style-name="L116">
        <text:list-item>
          <text:p text:style-name="P250"><text:span text:style-name="Strong_20_Emphasis">Synonyms</text:span>: Rapid, Speedy, Quick, Brisk, Swift</text:p>
        </text:list-item>
        <text:list-item>
          <text:p text:style-name="P249"><text:span text:style-name="Strong_20_Emphasis">Antonyms</text:span>: Slow, Sluggish, Leisurely, Gradual, Delayed</text:p>
        </text:list-item>
      </text:list>
      <text:h text:style-name="Heading_20_3" text:outline-level="3">25. <text:span text:style-name="Strong_20_Emphasis">Tall</text:span></text:h>
      <text:list text:style-name="L117">
        <text:list-item>
          <text:p text:style-name="P252"><text:span text:style-name="Strong_20_Emphasis">Synonyms</text:span>: Elevated, High, Soaring, Towering, Lofty</text:p>
        </text:list-item>
        <text:list-item>
          <text:p text:style-name="P251"><text:span text:style-name="Strong_20_Emphasis">Antonyms</text:span>: Short, Low, Petite, Small, Diminutive</text:p>
        </text:list-item>
      </text:list>
      <text:h text:style-name="Heading_20_3" text:outline-level="3">26. <text:span text:style-name="Strong_20_Emphasis">Warm</text:span></text:h>
      <text:list text:style-name="L118">
        <text:list-item>
          <text:p text:style-name="P254"><text:span text:style-name="Strong_20_Emphasis">Synonyms</text:span>: Mild, Cozy, Toasty, Heated, Balmy</text:p>
        </text:list-item>
        <text:list-item>
          <text:p text:style-name="P253"><text:span text:style-name="Strong_20_Emphasis">Antonyms</text:span>: Cold, Chilly, Icy, Cool, Frigid</text:p>
        </text:list-item>
      </text:list>
      <text:h text:style-name="Heading_20_3" text:outline-level="3">27. <text:span text:style-name="Strong_20_Emphasis">Sweet</text:span></text:h>
      <text:list text:style-name="L119">
        <text:list-item>
          <text:p text:style-name="P256"><text:span text:style-name="Strong_20_Emphasis">Synonyms</text:span>: Pleasant, Sugary, Honeyed, Delicious, Luscious</text:p>
        </text:list-item>
        <text:list-item>
          <text:p text:style-name="P255"><text:span text:style-name="Strong_20_Emphasis">Antonyms</text:span>: Sour, Bitter, Tart, Unpleasant, Savory</text:p>
        </text:list-item>
      </text:list>
      <text:h text:style-name="Heading_20_3" text:outline-level="3">28. <text:span text:style-name="Strong_20_Emphasis">Difficult</text:span></text:h>
      <text:list text:style-name="L120">
        <text:list-item>
          <text:p text:style-name="P258"><text:span text:style-name="Strong_20_Emphasis">Synonyms</text:span>: Tough, Challenging, Hard, Complicated, Arduous</text:p>
        </text:list-item>
        <text:list-item>
          <text:p text:style-name="P257"><text:span text:style-name="Strong_20_Emphasis">Antonyms</text:span>: Easy, Simple, Straightforward, Effortless, Uncomplicated</text:p>
        </text:list-item>
      </text:list>
      <text:h text:style-name="Heading_20_3" text:outline-level="3">29. <text:span text:style-name="Strong_20_Emphasis">Simple</text:span></text:h>
      <text:list text:style-name="L121">
        <text:list-item>
          <text:p text:style-name="P260"><text:span text:style-name="Strong_20_Emphasis">Synonyms</text:span>: Plain, Basic, Uncomplicated, Straightforward, Clear</text:p>
        </text:list-item>
        <text:list-item>
          <text:p text:style-name="P259"><text:span text:style-name="Strong_20_Emphasis">Antonyms</text:span>: Complex, Complicated, Elaborate, Intricate, Confusing</text:p>
        </text:list-item>
      </text:list>
      <text:h text:style-name="Heading_20_3" text:outline-level="3">30. <text:span text:style-name="Strong_20_Emphasis">Generous</text:span></text:h>
      <text:list text:style-name="L122">
        <text:list-item>
          <text:p text:style-name="P262"><text:span text:style-name="Strong_20_Emphasis">Synonyms</text:span>: Giving, Charitable, Benevolent, Magnanimous, Liberal</text:p>
        </text:list-item>
        <text:list-item>
          <text:p text:style-name="P261"><text:span text:style-name="Strong_20_Emphasis">Antonyms</text:span>: Stingy, Selfish, Greedy, Ungenerous, Tight-fisted</text:p>
        </text:list-item>
      </text:list>
      <text:h text:style-name="Heading_20_3" text:outline-level="3">31. <text:span text:style-name="Strong_20_Emphasis">Friendly</text:span></text:h>
      <text:list text:style-name="L123">
        <text:list-item>
          <text:p text:style-name="P264"><text:span text:style-name="Strong_20_Emphasis">Synonyms</text:span>: Welcoming, Amiable, Sociable, Kind, Approachable</text:p>
        </text:list-item>
        <text:list-item>
          <text:p text:style-name="P263"><text:span text:style-name="Strong_20_Emphasis">Antonyms</text:span>: Unfriendly, Hostile, Cold, Aloof, Distant</text:p>
        </text:list-item>
      </text:list>
      <text:h text:style-name="Heading_20_3" text:outline-level="3">32. <text:span text:style-name="Strong_20_Emphasis">Lucky</text:span></text:h>
      <text:list text:style-name="L124">
        <text:list-item>
          <text:p text:style-name="P266"><text:span text:style-name="Strong_20_Emphasis">Synonyms</text:span>: Fortunate, Blessed, Prosperous, Favorable, Serendipitous</text:p>
        </text:list-item>
        <text:list-item>
          <text:p text:style-name="P265"><text:span text:style-name="Strong_20_Emphasis">Antonyms</text:span>: Unlucky, Fortunate, Unfortunate, Hapless, Cursed</text:p>
        </text:list-item>
      </text:list>
      <text:h text:style-name="Heading_20_3" text:outline-level="3"><text:soft-page-break/>33. <text:span text:style-name="Strong_20_Emphasis">Strong</text:span></text:h>
      <text:list text:style-name="L125">
        <text:list-item>
          <text:p text:style-name="P268"><text:span text:style-name="Strong_20_Emphasis">Synonyms</text:span>: Forceful, Mighty, Powerful, Sturdy, Vigorous</text:p>
        </text:list-item>
        <text:list-item>
          <text:p text:style-name="P267"><text:span text:style-name="Strong_20_Emphasis">Antonyms</text:span>: Weak, Feeble, Fragile, Delicate, Frail</text:p>
        </text:list-item>
      </text:list>
      <text:h text:style-name="Heading_20_3" text:outline-level="3">34. <text:span text:style-name="Strong_20_Emphasis">Healthy</text:span></text:h>
      <text:list text:style-name="L126">
        <text:list-item>
          <text:p text:style-name="P270"><text:span text:style-name="Strong_20_Emphasis">Synonyms</text:span>: Well, Fit, Robust, Strong, Vigorous</text:p>
        </text:list-item>
        <text:list-item>
          <text:p text:style-name="P269"><text:span text:style-name="Strong_20_Emphasis">Antonyms</text:span>: Sick, Ill, Unwell, Diseased, Frail</text:p>
        </text:list-item>
      </text:list>
      <text:h text:style-name="Heading_20_3" text:outline-level="3">35. <text:span text:style-name="Strong_20_Emphasis">Beautiful</text:span></text:h>
      <text:list text:style-name="L127">
        <text:list-item>
          <text:p text:style-name="P272"><text:span text:style-name="Strong_20_Emphasis">Synonyms</text:span>: Lovely, Attractive, Gorgeous, Stunning, Elegant</text:p>
        </text:list-item>
        <text:list-item>
          <text:p text:style-name="P271"><text:span text:style-name="Strong_20_Emphasis">Antonyms</text:span>: Ugly, Unattractive, Plain, Unappealing, Unsightly</text:p>
        </text:list-item>
      </text:list>
      <text:h text:style-name="Heading_20_3" text:outline-level="3">36. <text:span text:style-name="Strong_20_Emphasis">Safe</text:span></text:h>
      <text:list text:style-name="L128">
        <text:list-item>
          <text:p text:style-name="P274"><text:span text:style-name="Strong_20_Emphasis">Synonyms</text:span>: Secure, Protected, Guarded, Safe, Shielded</text:p>
        </text:list-item>
        <text:list-item>
          <text:p text:style-name="P273"><text:span text:style-name="Strong_20_Emphasis">Antonyms</text:span>: Dangerous, Risky, Hazardous, Unsafe, Perilous</text:p>
        </text:list-item>
      </text:list>
      <text:h text:style-name="Heading_20_3" text:outline-level="3">37. <text:span text:style-name="Strong_20_Emphasis">Calm</text:span></text:h>
      <text:list text:style-name="L129">
        <text:list-item>
          <text:p text:style-name="P276"><text:span text:style-name="Strong_20_Emphasis">Synonyms</text:span>: Peaceful, Tranquil, Serene, Composed, Relaxed</text:p>
        </text:list-item>
        <text:list-item>
          <text:p text:style-name="P275"><text:span text:style-name="Strong_20_Emphasis">Antonyms</text:span>: Restless, Agitated, Anxious, Nervous, Excitable</text:p>
        </text:list-item>
      </text:list>
      <text:h text:style-name="Heading_20_3" text:outline-level="3">38. <text:span text:style-name="Strong_20_Emphasis">Busy</text:span></text:h>
      <text:list text:style-name="L130">
        <text:list-item>
          <text:p text:style-name="P278"><text:span text:style-name="Strong_20_Emphasis">Synonyms</text:span>: Occupied, Engaged, Hectic, Active, Overloaded</text:p>
        </text:list-item>
        <text:list-item>
          <text:p text:style-name="P277"><text:span text:style-name="Strong_20_Emphasis">Antonyms</text:span>: Free, Idle, Unoccupied, Relaxed, Leisurely</text:p>
        </text:list-item>
      </text:list>
      <text:h text:style-name="Heading_20_3" text:outline-level="3">39. <text:span text:style-name="Strong_20_Emphasis">Rough</text:span></text:h>
      <text:list text:style-name="L131">
        <text:list-item>
          <text:p text:style-name="P280"><text:span text:style-name="Strong_20_Emphasis">Synonyms</text:span>: Harsh, Coarse, Uneven, Rugged, Bumpy</text:p>
        </text:list-item>
        <text:list-item>
          <text:p text:style-name="P279"><text:span text:style-name="Strong_20_Emphasis">Antonyms</text:span>: Smooth, Even, Gentle, Polished, Soft</text:p>
        </text:list-item>
      </text:list>
      <text:h text:style-name="Heading_20_3" text:outline-level="3">40. <text:span text:style-name="Strong_20_Emphasis">Sharp</text:span></text:h>
      <text:list text:style-name="L132">
        <text:list-item>
          <text:p text:style-name="P282"><text:span text:style-name="Strong_20_Emphasis">Synonyms</text:span>: Keen, Acute, Pointed, Cutting, Razor-sharp</text:p>
        </text:list-item>
        <text:list-item>
          <text:p text:style-name="P281"><text:span text:style-name="Strong_20_Emphasis">Antonyms</text:span>: Dull, Blunt, Rounded, Flat, Thick</text:p>
        </text:list-item>
      </text:list>
      <text:h text:style-name="Heading_20_3" text:outline-level="3">41. <text:span text:style-name="Strong_20_Emphasis">Tired</text:span></text:h>
      <text:list text:style-name="L133">
        <text:list-item>
          <text:p text:style-name="P284"><text:span text:style-name="Strong_20_Emphasis">Synonyms</text:span>: Exhausted, Weary, Fatigued, Drained, Worn-out</text:p>
        </text:list-item>
        <text:list-item>
          <text:p text:style-name="P283"><text:span text:style-name="Strong_20_Emphasis">Antonyms</text:span>: Energetic, Refreshed, Lively, Vital, Alert</text:p>
        </text:list-item>
      </text:list>
      <text:h text:style-name="Heading_20_3" text:outline-level="3">42. <text:span text:style-name="Strong_20_Emphasis">Bright</text:span></text:h>
      <text:list text:style-name="L134">
        <text:list-item>
          <text:p text:style-name="P286"><text:span text:style-name="Strong_20_Emphasis">Synonyms</text:span>: Luminous, Radiant, Shiny, Brilliant, Vivid</text:p>
        </text:list-item>
        <text:list-item>
          <text:p text:style-name="P285"><text:span text:style-name="Strong_20_Emphasis">Antonyms</text:span>: Dim, Dull, Gloomy, Dark, Faint</text:p>
        </text:list-item>
      </text:list>
      <text:h text:style-name="Heading_20_3" text:outline-level="3"><text:soft-page-break/>43. <text:span text:style-name="Strong_20_Emphasis">Sweet</text:span></text:h>
      <text:list text:style-name="L135">
        <text:list-item>
          <text:p text:style-name="P288"><text:span text:style-name="Strong_20_Emphasis">Synonyms</text:span>: Sugary, Pleasant, Honeyed, Luscious, Delicious</text:p>
        </text:list-item>
        <text:list-item>
          <text:p text:style-name="P287"><text:span text:style-name="Strong_20_Emphasis">Antonyms</text:span>: Bitter, Sour, Tart, Unpleasant, Savory</text:p>
        </text:list-item>
      </text:list>
      <text:h text:style-name="Heading_20_3" text:outline-level="3">44. <text:span text:style-name="Strong_20_Emphasis">Brave</text:span></text:h>
      <text:list text:style-name="L136">
        <text:list-item>
          <text:p text:style-name="P290"><text:span text:style-name="Strong_20_Emphasis">Synonyms</text:span>: Courageous, Heroic, Bold, Fearless, Valiant</text:p>
        </text:list-item>
        <text:list-item>
          <text:p text:style-name="P289"><text:span text:style-name="Strong_20_Emphasis">Antonyms</text:span>: Cowardly, Timid, Afraid, Pusillanimous, Shy</text:p>
        </text:list-item>
      </text:list>
      <text:h text:style-name="Heading_20_3" text:outline-level="3">45. <text:span text:style-name="Strong_20_Emphasis">Quiet</text:span></text:h>
      <text:list text:style-name="L137">
        <text:list-item>
          <text:p text:style-name="P292"><text:span text:style-name="Strong_20_Emphasis">Synonyms</text:span>: Hushed, Silent, Calm, Peaceful, Still</text:p>
        </text:list-item>
        <text:list-item>
          <text:p text:style-name="P291"><text:span text:style-name="Strong_20_Emphasis">Antonyms</text:span>: Loud, Noisy, Boisterous, Clamorous, Raucous</text:p>
        </text:list-item>
      </text:list>
      <text:h text:style-name="Heading_20_3" text:outline-level="3">46. <text:span text:style-name="Strong_20_Emphasis">Polite</text:span></text:h>
      <text:list text:style-name="L138">
        <text:list-item>
          <text:p text:style-name="P294"><text:span text:style-name="Strong_20_Emphasis">Synonyms</text:span>: Respectful, Courteous, Civil, Gracious, Well-mannered</text:p>
        </text:list-item>
        <text:list-item>
          <text:p text:style-name="P293"><text:span text:style-name="Strong_20_Emphasis">Antonyms</text:span>: Rude, Impolite, Disrespectful, Insolent, Crude</text:p>
        </text:list-item>
      </text:list>
      <text:h text:style-name="Heading_20_3" text:outline-level="3">47. <text:span text:style-name="Strong_20_Emphasis">Expensive</text:span></text:h>
      <text:list text:style-name="L139">
        <text:list-item>
          <text:p text:style-name="P296"><text:span text:style-name="Strong_20_Emphasis">Synonyms</text:span>: Costly, Pricey, High-priced, Lavish, Dear</text:p>
        </text:list-item>
        <text:list-item>
          <text:p text:style-name="P295"><text:span text:style-name="Strong_20_Emphasis">Antonyms</text:span>: Cheap, Affordable, Inexpensive, Reasonable, Low-priced</text:p>
        </text:list-item>
      </text:list>
      <text:h text:style-name="Heading_20_3" text:outline-level="3">48. <text:span text:style-name="Strong_20_Emphasis">Soft</text:span></text:h>
      <text:list text:style-name="L140">
        <text:list-item>
          <text:p text:style-name="P298"><text:span text:style-name="Strong_20_Emphasis">Synonyms</text:span>: Gentle, Cushiony, Tender, Fluffy, Mellow</text:p>
        </text:list-item>
        <text:list-item>
          <text:p text:style-name="P297"><text:span text:style-name="Strong_20_Emphasis">Antonyms</text:span>: Hard, Rough, Stiff, Firm, Rigid</text:p>
        </text:list-item>
      </text:list>
      <text:h text:style-name="Heading_20_3" text:outline-level="3">49. <text:span text:style-name="Strong_20_Emphasis">Wide</text:span></text:h>
      <text:list text:style-name="L141">
        <text:list-item>
          <text:p text:style-name="P300"><text:span text:style-name="Strong_20_Emphasis">Synonyms</text:span>: Spacious, Broad, Extensive, Vast, Expansive</text:p>
        </text:list-item>
        <text:list-item>
          <text:p text:style-name="P299"><text:span text:style-name="Strong_20_Emphasis">Antonyms</text:span>: Narrow, Tight, Limited, Confined, Restricted</text:p>
        </text:list-item>
      </text:list>
      <text:h text:style-name="Heading_20_3" text:outline-level="3">50. <text:span text:style-name="Strong_20_Emphasis">Deep</text:span></text:h>
      <text:list text:style-name="L142">
        <text:list-item>
          <text:p text:style-name="P302"><text:span text:style-name="Strong_20_Emphasis">Synonyms</text:span>: Vast, Profound, Intense, Bottomless, Dense</text:p>
        </text:list-item>
        <text:list-item>
          <text:p text:style-name="P301"><text:span text:style-name="Strong_20_Emphasis">Antonyms</text:span>: Shallow, Superficial, Surface, Limited, Superficial</text:p>
        </text:list-item>
      </text:list>
      <text:h text:style-name="P4" text:outline-level="3">1. <text:span text:style-name="Strong_20_Emphasis">Begin</text:span></text:h>
      <text:list text:style-name="L143">
        <text:list-item>
          <text:p text:style-name="P304"><text:span text:style-name="Strong_20_Emphasis">Synonyms</text:span>: Start, Commence, Initiate, Embark, Launch</text:p>
        </text:list-item>
        <text:list-item>
          <text:p text:style-name="P303"><text:span text:style-name="Strong_20_Emphasis">Antonyms</text:span>: End, Finish, Cease, Conclude, Terminate</text:p>
        </text:list-item>
      </text:list>
      <text:h text:style-name="Heading_20_3" text:outline-level="3">2. <text:span text:style-name="Strong_20_Emphasis">Arrive</text:span></text:h>
      <text:list text:style-name="L144">
        <text:list-item>
          <text:p text:style-name="P306"><text:span text:style-name="Strong_20_Emphasis">Synonyms</text:span>: Reach, Get to, Land, Enter, Arrive at</text:p>
        </text:list-item>
        <text:list-item>
          <text:p text:style-name="P305"><text:span text:style-name="Strong_20_Emphasis">Antonyms</text:span>: Leave, Depart, Exit, Go, Withdraw</text:p>
        </text:list-item>
      </text:list>
      <text:h text:style-name="Heading_20_3" text:outline-level="3"><text:soft-page-break/>3. <text:span text:style-name="Strong_20_Emphasis">Allow</text:span></text:h>
      <text:list text:style-name="L145">
        <text:list-item>
          <text:p text:style-name="P308"><text:span text:style-name="Strong_20_Emphasis">Synonyms</text:span>: Permit, Authorize, Approve, Grant, Enable</text:p>
        </text:list-item>
        <text:list-item>
          <text:p text:style-name="P307"><text:span text:style-name="Strong_20_Emphasis">Antonyms</text:span>: Forbid, Prohibit, Ban, Restrict, Deny</text:p>
        </text:list-item>
      </text:list>
      <text:h text:style-name="Heading_20_3" text:outline-level="3">4. <text:span text:style-name="Strong_20_Emphasis">Buy</text:span></text:h>
      <text:list text:style-name="L146">
        <text:list-item>
          <text:p text:style-name="P310"><text:span text:style-name="Strong_20_Emphasis">Synonyms</text:span>: Purchase, Acquire, Obtain, Procure, Secure</text:p>
        </text:list-item>
        <text:list-item>
          <text:p text:style-name="P309"><text:span text:style-name="Strong_20_Emphasis">Antonyms</text:span>: Sell, Dispose, Offload, Relinquish, Divest</text:p>
        </text:list-item>
      </text:list>
      <text:h text:style-name="Heading_20_3" text:outline-level="3">5. <text:span text:style-name="Strong_20_Emphasis">Catch</text:span></text:h>
      <text:list text:style-name="L147">
        <text:list-item>
          <text:p text:style-name="P312"><text:span text:style-name="Strong_20_Emphasis">Synonyms</text:span>: Grab, Seize, Snatch, Capture, Apprehend</text:p>
        </text:list-item>
        <text:list-item>
          <text:p text:style-name="P311"><text:span text:style-name="Strong_20_Emphasis">Antonyms</text:span>: Release, Miss, Drop, Let go, Discard</text:p>
        </text:list-item>
      </text:list>
      <text:h text:style-name="Heading_20_3" text:outline-level="3">6. <text:span text:style-name="Strong_20_Emphasis">Choose</text:span></text:h>
      <text:list text:style-name="L148">
        <text:list-item>
          <text:p text:style-name="P314"><text:span text:style-name="Strong_20_Emphasis">Synonyms</text:span>: Select, Pick, Elect, Decide, Opt</text:p>
        </text:list-item>
        <text:list-item>
          <text:p text:style-name="P313"><text:span text:style-name="Strong_20_Emphasis">Antonyms</text:span>: Reject, Refuse, Dismiss, Decline, Discard</text:p>
        </text:list-item>
      </text:list>
      <text:h text:style-name="Heading_20_3" text:outline-level="3">7. <text:span text:style-name="Strong_20_Emphasis">Create</text:span></text:h>
      <text:list text:style-name="L149">
        <text:list-item>
          <text:p text:style-name="P316"><text:span text:style-name="Strong_20_Emphasis">Synonyms</text:span>: Invent, Produce, Develop, Form, Design</text:p>
        </text:list-item>
        <text:list-item>
          <text:p text:style-name="P315"><text:span text:style-name="Strong_20_Emphasis">Antonyms</text:span>: Destroy, Demolish, Ruin, Annihilate, Erase</text:p>
        </text:list-item>
      </text:list>
      <text:h text:style-name="Heading_20_3" text:outline-level="3">8. <text:span text:style-name="Strong_20_Emphasis">Cry</text:span></text:h>
      <text:list text:style-name="L150">
        <text:list-item>
          <text:p text:style-name="P318"><text:span text:style-name="Strong_20_Emphasis">Synonyms</text:span>: Weep, Sob, Bawl, Wail, Snivel</text:p>
        </text:list-item>
        <text:list-item>
          <text:p text:style-name="P317"><text:span text:style-name="Strong_20_Emphasis">Antonyms</text:span>: Laugh, Smile, Rejoice, Chuckle, Guffaw</text:p>
        </text:list-item>
      </text:list>
      <text:h text:style-name="Heading_20_3" text:outline-level="3">9. <text:span text:style-name="Strong_20_Emphasis">Decide</text:span></text:h>
      <text:list text:style-name="L151">
        <text:list-item>
          <text:p text:style-name="P320"><text:span text:style-name="Strong_20_Emphasis">Synonyms</text:span>: Determine, Resolve, Choose, Settle, Conclude</text:p>
        </text:list-item>
        <text:list-item>
          <text:p text:style-name="P319"><text:span text:style-name="Strong_20_Emphasis">Antonyms</text:span>: Hesitate, Waver, Vacillate, Indecisive, Delay</text:p>
        </text:list-item>
      </text:list>
      <text:h text:style-name="Heading_20_3" text:outline-level="3">10. <text:span text:style-name="Strong_20_Emphasis">Discover</text:span></text:h>
      <text:list text:style-name="L152">
        <text:list-item>
          <text:p text:style-name="P322"><text:span text:style-name="Strong_20_Emphasis">Synonyms</text:span>: Find, Uncover, Reveal, Detect, Explore</text:p>
        </text:list-item>
        <text:list-item>
          <text:p text:style-name="P321"><text:span text:style-name="Strong_20_Emphasis">Antonyms</text:span>: Lose, Miss, Conceal, Hide, Cover</text:p>
        </text:list-item>
      </text:list>
      <text:h text:style-name="Heading_20_3" text:outline-level="3">11. <text:span text:style-name="Strong_20_Emphasis">Divide</text:span></text:h>
      <text:list text:style-name="L153">
        <text:list-item>
          <text:p text:style-name="P324"><text:span text:style-name="Strong_20_Emphasis">Synonyms</text:span>: Separate, Split, Partition, Distribute, Segregate</text:p>
        </text:list-item>
        <text:list-item>
          <text:p text:style-name="P323"><text:span text:style-name="Strong_20_Emphasis">Antonyms</text:span>: Unite, Join, Merge, Combine, Converge</text:p>
        </text:list-item>
      </text:list>
      <text:h text:style-name="Heading_20_3" text:outline-level="3">12. <text:span text:style-name="Strong_20_Emphasis">Drive</text:span></text:h>
      <text:list text:style-name="L154">
        <text:list-item>
          <text:p text:style-name="P326"><text:span text:style-name="Strong_20_Emphasis">Synonyms</text:span>: Steer, Navigate, Propel, Operate, Guide</text:p>
        </text:list-item>
        <text:list-item>
          <text:p text:style-name="P325"><text:span text:style-name="Strong_20_Emphasis">Antonyms</text:span>: Park, Halt, Stop, Revert, Idle</text:p>
        </text:list-item>
      </text:list>
      <text:h text:style-name="Heading_20_3" text:outline-level="3"><text:soft-page-break/>13. <text:span text:style-name="Strong_20_Emphasis">Find</text:span></text:h>
      <text:list text:style-name="L155">
        <text:list-item>
          <text:p text:style-name="P328"><text:span text:style-name="Strong_20_Emphasis">Synonyms</text:span>: Locate, Discover, Identify, Unearth, Detect</text:p>
        </text:list-item>
        <text:list-item>
          <text:p text:style-name="P327"><text:span text:style-name="Strong_20_Emphasis">Antonyms</text:span>: Lose, Misplace, Hide, Overlook, Miss</text:p>
        </text:list-item>
      </text:list>
      <text:h text:style-name="Heading_20_3" text:outline-level="3">14. <text:span text:style-name="Strong_20_Emphasis">Fix</text:span></text:h>
      <text:list text:style-name="L156">
        <text:list-item>
          <text:p text:style-name="P330"><text:span text:style-name="Strong_20_Emphasis">Synonyms</text:span>: Repair, Mend, Correct, Restore, Adjust</text:p>
        </text:list-item>
        <text:list-item>
          <text:p text:style-name="P329"><text:span text:style-name="Strong_20_Emphasis">Antonyms</text:span>: Break, Damage, Ruin, Disorder, Disrepair</text:p>
        </text:list-item>
      </text:list>
      <text:h text:style-name="Heading_20_3" text:outline-level="3">15. <text:span text:style-name="Strong_20_Emphasis">Give</text:span></text:h>
      <text:list text:style-name="L157">
        <text:list-item>
          <text:p text:style-name="P332"><text:span text:style-name="Strong_20_Emphasis">Synonyms</text:span>: Offer, Provide, Deliver, Present, Grant</text:p>
        </text:list-item>
        <text:list-item>
          <text:p text:style-name="P331"><text:span text:style-name="Strong_20_Emphasis">Antonyms</text:span>: Take, Receive, Withhold, Retain, Deny</text:p>
        </text:list-item>
      </text:list>
      <text:h text:style-name="Heading_20_3" text:outline-level="3">16. <text:span text:style-name="Strong_20_Emphasis">Grow</text:span></text:h>
      <text:list text:style-name="L158">
        <text:list-item>
          <text:p text:style-name="P334"><text:span text:style-name="Strong_20_Emphasis">Synonyms</text:span>: Increase, Expand, Develop, Flourish, Rise</text:p>
        </text:list-item>
        <text:list-item>
          <text:p text:style-name="P333"><text:span text:style-name="Strong_20_Emphasis">Antonyms</text:span>: Shrink, Decrease, Diminish, Decline, Contract</text:p>
        </text:list-item>
      </text:list>
      <text:h text:style-name="Heading_20_3" text:outline-level="3">17. <text:span text:style-name="Strong_20_Emphasis">Hate</text:span></text:h>
      <text:list text:style-name="L159">
        <text:list-item>
          <text:p text:style-name="P336"><text:span text:style-name="Strong_20_Emphasis">Synonyms</text:span>: Despise, Detest, Loathe, Abhor, Disdain</text:p>
        </text:list-item>
        <text:list-item>
          <text:p text:style-name="P335"><text:span text:style-name="Strong_20_Emphasis">Antonyms</text:span>: Love, Adore, Like, Cherish, Respect</text:p>
        </text:list-item>
      </text:list>
      <text:h text:style-name="Heading_20_3" text:outline-level="3">18. <text:span text:style-name="Strong_20_Emphasis">Help</text:span></text:h>
      <text:list text:style-name="L160">
        <text:list-item>
          <text:p text:style-name="P338"><text:span text:style-name="Strong_20_Emphasis">Synonyms</text:span>: Assist, Aid, Support, Facilitate, Serve</text:p>
        </text:list-item>
        <text:list-item>
          <text:p text:style-name="P337"><text:span text:style-name="Strong_20_Emphasis">Antonyms</text:span>: Hinder, Obstruct, Impede, Block, Prevent</text:p>
        </text:list-item>
      </text:list>
      <text:h text:style-name="Heading_20_3" text:outline-level="3">19. <text:span text:style-name="Strong_20_Emphasis">Hide</text:span></text:h>
      <text:list text:style-name="L161">
        <text:list-item>
          <text:p text:style-name="P340"><text:span text:style-name="Strong_20_Emphasis">Synonyms</text:span>: Conceal, Cover, Shroud, Veil, Mask</text:p>
        </text:list-item>
        <text:list-item>
          <text:p text:style-name="P339"><text:span text:style-name="Strong_20_Emphasis">Antonyms</text:span>: Reveal, Expose, Uncover, Disclose, Show</text:p>
        </text:list-item>
      </text:list>
      <text:h text:style-name="Heading_20_3" text:outline-level="3">20. <text:span text:style-name="Strong_20_Emphasis">Imagine</text:span></text:h>
      <text:list text:style-name="L162">
        <text:list-item>
          <text:p text:style-name="P342"><text:span text:style-name="Strong_20_Emphasis">Synonyms</text:span>: Visualize, Envision, Dream, Suppose, Conceive</text:p>
        </text:list-item>
        <text:list-item>
          <text:p text:style-name="P341"><text:span text:style-name="Strong_20_Emphasis">Antonyms</text:span>: Ignore, Dismiss, Disregard, Overlook, Neglect</text:p>
        </text:list-item>
      </text:list>
      <text:h text:style-name="Heading_20_3" text:outline-level="3">21. <text:span text:style-name="Strong_20_Emphasis">Improve</text:span></text:h>
      <text:list text:style-name="L163">
        <text:list-item>
          <text:p text:style-name="P344"><text:span text:style-name="Strong_20_Emphasis">Synonyms</text:span>: Enhance, Better, Refine, Upgrade, Advance</text:p>
        </text:list-item>
        <text:list-item>
          <text:p text:style-name="P343"><text:span text:style-name="Strong_20_Emphasis">Antonyms</text:span>: Worsen, Deteriorate, Decline, Degrade, Fall</text:p>
        </text:list-item>
      </text:list>
      <text:h text:style-name="Heading_20_3" text:outline-level="3">22. <text:span text:style-name="Strong_20_Emphasis">Join</text:span></text:h>
      <text:list text:style-name="L164">
        <text:list-item>
          <text:p text:style-name="P346"><text:span text:style-name="Strong_20_Emphasis">Synonyms</text:span>: Unite, Connect, Attach, Combine, Merge</text:p>
        </text:list-item>
        <text:list-item>
          <text:p text:style-name="P345"><text:span text:style-name="Strong_20_Emphasis">Antonyms</text:span>: Separate, Disconnect, Detach, Isolate, Split</text:p>
        </text:list-item>
      </text:list>
      <text:h text:style-name="Heading_20_3" text:outline-level="3"><text:soft-page-break/>23. <text:span text:style-name="Strong_20_Emphasis">Keep</text:span></text:h>
      <text:list text:style-name="L165">
        <text:list-item>
          <text:p text:style-name="P348"><text:span text:style-name="Strong_20_Emphasis">Synonyms</text:span>: Hold, Retain, Maintain, Preserve, Guard</text:p>
        </text:list-item>
        <text:list-item>
          <text:p text:style-name="P347"><text:span text:style-name="Strong_20_Emphasis">Antonyms</text:span>: Release, Surrender, Discard, Abandon, Give</text:p>
        </text:list-item>
      </text:list>
      <text:h text:style-name="Heading_20_3" text:outline-level="3">24. <text:span text:style-name="Strong_20_Emphasis">Learn</text:span></text:h>
      <text:list text:style-name="L166">
        <text:list-item>
          <text:p text:style-name="P350"><text:span text:style-name="Strong_20_Emphasis">Synonyms</text:span>: Study, Understand, Master, Absorb, Acquire</text:p>
        </text:list-item>
        <text:list-item>
          <text:p text:style-name="P349"><text:span text:style-name="Strong_20_Emphasis">Antonyms</text:span>: Forget, Ignore, Overlook, Dismiss, Neglect</text:p>
        </text:list-item>
      </text:list>
      <text:h text:style-name="Heading_20_3" text:outline-level="3">25. <text:span text:style-name="Strong_20_Emphasis">Lift</text:span></text:h>
      <text:list text:style-name="L167">
        <text:list-item>
          <text:p text:style-name="P352"><text:span text:style-name="Strong_20_Emphasis">Synonyms</text:span>: Raise, Elevate, Hoist, Uplift, Boost</text:p>
        </text:list-item>
        <text:list-item>
          <text:p text:style-name="P351"><text:span text:style-name="Strong_20_Emphasis">Antonyms</text:span>: Lower, Drop, Descend, Reduce, Let down</text:p>
        </text:list-item>
      </text:list>
      <text:h text:style-name="Heading_20_3" text:outline-level="3">26. <text:span text:style-name="Strong_20_Emphasis">Listen</text:span></text:h>
      <text:list text:style-name="L168">
        <text:list-item>
          <text:p text:style-name="P354"><text:span text:style-name="Strong_20_Emphasis">Synonyms</text:span>: Hear, Attend, Pay attention, Monitor, Eavesdrop</text:p>
        </text:list-item>
        <text:list-item>
          <text:p text:style-name="P353"><text:span text:style-name="Strong_20_Emphasis">Antonyms</text:span>: Ignore, Disregard, Overlook, Neglect, Miss</text:p>
        </text:list-item>
      </text:list>
      <text:h text:style-name="Heading_20_3" text:outline-level="3">27. <text:span text:style-name="Strong_20_Emphasis">Love</text:span></text:h>
      <text:list text:style-name="L169">
        <text:list-item>
          <text:p text:style-name="P356"><text:span text:style-name="Strong_20_Emphasis">Synonyms</text:span>: Adore, Cherish, Appreciate, Care for, Esteem</text:p>
        </text:list-item>
        <text:list-item>
          <text:p text:style-name="P355"><text:span text:style-name="Strong_20_Emphasis">Antonyms</text:span>: Hate, Detest, Despise, Abhor, Dislike</text:p>
        </text:list-item>
      </text:list>
      <text:h text:style-name="Heading_20_3" text:outline-level="3">28. <text:span text:style-name="Strong_20_Emphasis">Make</text:span></text:h>
      <text:list text:style-name="L170">
        <text:list-item>
          <text:p text:style-name="P358"><text:span text:style-name="Strong_20_Emphasis">Synonyms</text:span>: Create, Produce, Construct, Form, Assemble</text:p>
        </text:list-item>
        <text:list-item>
          <text:p text:style-name="P357"><text:span text:style-name="Strong_20_Emphasis">Antonyms</text:span>: Destroy, Demolish, Ruin, Annihilate, Wreck</text:p>
        </text:list-item>
      </text:list>
      <text:h text:style-name="Heading_20_3" text:outline-level="3">29. <text:span text:style-name="Strong_20_Emphasis">Move</text:span></text:h>
      <text:list text:style-name="L171">
        <text:list-item>
          <text:p text:style-name="P360"><text:span text:style-name="Strong_20_Emphasis">Synonyms</text:span>: Shift, Relocate, Transport, Transfer, Advance</text:p>
        </text:list-item>
        <text:list-item>
          <text:p text:style-name="P359"><text:span text:style-name="Strong_20_Emphasis">Antonyms</text:span>: Stay, Remain, Halt, Freeze, Stop</text:p>
        </text:list-item>
      </text:list>
      <text:h text:style-name="Heading_20_3" text:outline-level="3">30. <text:span text:style-name="Strong_20_Emphasis">Open</text:span></text:h>
      <text:list text:style-name="L172">
        <text:list-item>
          <text:p text:style-name="P362"><text:span text:style-name="Strong_20_Emphasis">Synonyms</text:span>: Unlock, Uncover, Reveal, Access, Expose</text:p>
        </text:list-item>
        <text:list-item>
          <text:p text:style-name="P361"><text:span text:style-name="Strong_20_Emphasis">Antonyms</text:span>: Close, Lock, Conceal, Shut, Seal</text:p>
        </text:list-item>
      </text:list>
      <text:h text:style-name="Heading_20_3" text:outline-level="3">31. <text:span text:style-name="Strong_20_Emphasis">Play</text:span></text:h>
      <text:list text:style-name="L173">
        <text:list-item>
          <text:p text:style-name="P364"><text:span text:style-name="Strong_20_Emphasis">Synonyms</text:span>: Participate, Engage, Compete, Perform, Entertain</text:p>
        </text:list-item>
        <text:list-item>
          <text:p text:style-name="P363"><text:span text:style-name="Strong_20_Emphasis">Antonyms</text:span>: Work, Study, Labor, Ignore, Rest</text:p>
        </text:list-item>
      </text:list>
      <text:h text:style-name="Heading_20_3" text:outline-level="3">32. <text:span text:style-name="Strong_20_Emphasis">Pull</text:span></text:h>
      <text:list text:style-name="L174">
        <text:list-item>
          <text:p text:style-name="P366"><text:span text:style-name="Strong_20_Emphasis">Synonyms</text:span>: Tug, Draw, Yank, Haul, Drag</text:p>
        </text:list-item>
        <text:list-item>
          <text:p text:style-name="P365"><text:span text:style-name="Strong_20_Emphasis">Antonyms</text:span>: Push, Shove, Thrust, Repel, Eject</text:p>
        </text:list-item>
      </text:list>
      <text:h text:style-name="Heading_20_3" text:outline-level="3"><text:soft-page-break/>33. <text:span text:style-name="Strong_20_Emphasis">Push</text:span></text:h>
      <text:list text:style-name="L175">
        <text:list-item>
          <text:p text:style-name="P368"><text:span text:style-name="Strong_20_Emphasis">Synonyms</text:span>: Shove, Thrust, Press, Propel, Force</text:p>
        </text:list-item>
        <text:list-item>
          <text:p text:style-name="P367"><text:span text:style-name="Strong_20_Emphasis">Antonyms</text:span>: Pull, Draw, Tug, Recede, Eject</text:p>
        </text:list-item>
      </text:list>
      <text:h text:style-name="Heading_20_3" text:outline-level="3">34. <text:span text:style-name="Strong_20_Emphasis">Raise</text:span></text:h>
      <text:list text:style-name="L176">
        <text:list-item>
          <text:p text:style-name="P370"><text:span text:style-name="Strong_20_Emphasis">Synonyms</text:span>: Lift, Elevate, Boost, Increase, Uplift</text:p>
        </text:list-item>
        <text:list-item>
          <text:p text:style-name="P369"><text:span text:style-name="Strong_20_Emphasis">Antonyms</text:span>: Lower, Drop, Reduce, Descend, Diminish</text:p>
        </text:list-item>
      </text:list>
      <text:h text:style-name="Heading_20_3" text:outline-level="3">35. <text:span text:style-name="Strong_20_Emphasis">Read</text:span></text:h>
      <text:list text:style-name="L177">
        <text:list-item>
          <text:p text:style-name="P372"><text:span text:style-name="Strong_20_Emphasis">Synonyms</text:span>: Peruse, Study, Examine, Scan, Review</text:p>
        </text:list-item>
        <text:list-item>
          <text:p text:style-name="P371"><text:span text:style-name="Strong_20_Emphasis">Antonyms</text:span>: Ignore, Overlook, Skip, Disregard, Miss</text:p>
        </text:list-item>
      </text:list>
      <text:h text:style-name="Heading_20_3" text:outline-level="3">36. <text:span text:style-name="Strong_20_Emphasis">Receive</text:span></text:h>
      <text:list text:style-name="L178">
        <text:list-item>
          <text:p text:style-name="P374"><text:span text:style-name="Strong_20_Emphasis">Synonyms</text:span>: Accept, Get, Acquire, Obtain, Welcome</text:p>
        </text:list-item>
        <text:list-item>
          <text:p text:style-name="P373"><text:span text:style-name="Strong_20_Emphasis">Antonyms</text:span>: Send, Dispatch, Give, Reject, Refuse</text:p>
        </text:list-item>
      </text:list>
      <text:h text:style-name="Heading_20_3" text:outline-level="3">37. <text:span text:style-name="Strong_20_Emphasis">Remember</text:span></text:h>
      <text:list text:style-name="L179">
        <text:list-item>
          <text:p text:style-name="P376"><text:span text:style-name="Strong_20_Emphasis">Synonyms</text:span>: Recall, Recollect, Reminisce, Retain, Retrospect</text:p>
        </text:list-item>
        <text:list-item>
          <text:p text:style-name="P375"><text:span text:style-name="Strong_20_Emphasis">Antonyms</text:span>: Forget, Overlook, Disregard, Ignore, Lose</text:p>
        </text:list-item>
      </text:list>
      <text:h text:style-name="Heading_20_3" text:outline-level="3">38. <text:span text:style-name="Strong_20_Emphasis">Repair</text:span></text:h>
      <text:list text:style-name="L180">
        <text:list-item>
          <text:p text:style-name="P378"><text:span text:style-name="Strong_20_Emphasis">Synonyms</text:span>: Fix, Mend, Restore, Patch, Refurbish</text:p>
        </text:list-item>
        <text:list-item>
          <text:p text:style-name="P377"><text:span text:style-name="Strong_20_Emphasis">Antonyms</text:span>: Break, Damage, Ruin, Destroy, Neglect</text:p>
        </text:list-item>
      </text:list>
      <text:h text:style-name="Heading_20_3" text:outline-level="3">39. <text:span text:style-name="Strong_20_Emphasis">Run</text:span></text:h>
      <text:list text:style-name="L181">
        <text:list-item>
          <text:p text:style-name="P380"><text:span text:style-name="Strong_20_Emphasis">Synonyms</text:span>: Sprint, Jog, Dash, Race, Move quickly</text:p>
        </text:list-item>
        <text:list-item>
          <text:p text:style-name="P379"><text:span text:style-name="Strong_20_Emphasis">Antonyms</text:span>: Walk, Stroll, Amble, Loaf, Rest</text:p>
        </text:list-item>
      </text:list>
      <text:h text:style-name="Heading_20_3" text:outline-level="3">40. <text:span text:style-name="Strong_20_Emphasis">Say</text:span></text:h>
      <text:list text:style-name="L182">
        <text:list-item>
          <text:p text:style-name="P382"><text:span text:style-name="Strong_20_Emphasis">Synonyms</text:span>: Speak, Express, State, Declare, Utter</text:p>
        </text:list-item>
        <text:list-item>
          <text:p text:style-name="P381"><text:span text:style-name="Strong_20_Emphasis">Antonyms</text:span>: Listen, Mute, Silence, Conceal, Whisper</text:p>
        </text:list-item>
      </text:list>
      <text:h text:style-name="Heading_20_3" text:outline-level="3">41. <text:span text:style-name="Strong_20_Emphasis">See</text:span></text:h>
      <text:list text:style-name="L183">
        <text:list-item>
          <text:p text:style-name="P384"><text:span text:style-name="Strong_20_Emphasis">Synonyms</text:span>: View, Observe, Notice, Perceive, Spot</text:p>
        </text:list-item>
        <text:list-item>
          <text:p text:style-name="P383"><text:span text:style-name="Strong_20_Emphasis">Antonyms</text:span>: Miss, Overlook, Ignore, Disregard, Hide</text:p>
        </text:list-item>
      </text:list>
      <text:h text:style-name="Heading_20_3" text:outline-level="3">42. <text:span text:style-name="Strong_20_Emphasis">Send</text:span></text:h>
      <text:list text:style-name="L184">
        <text:list-item>
          <text:p text:style-name="P386"><text:span text:style-name="Strong_20_Emphasis">Synonyms</text:span>: Dispatch, Forward, Transmit, Deliver, Convey</text:p>
        </text:list-item>
        <text:list-item>
          <text:p text:style-name="P385"><text:span text:style-name="Strong_20_Emphasis">Antonyms</text:span>: Receive, Accept, Hold, Keep, Retain</text:p>
        </text:list-item>
      </text:list>
      <text:h text:style-name="Heading_20_3" text:outline-level="3"><text:soft-page-break/>43. <text:span text:style-name="Strong_20_Emphasis">Speak</text:span></text:h>
      <text:list text:style-name="L185">
        <text:list-item>
          <text:p text:style-name="P388"><text:span text:style-name="Strong_20_Emphasis">Synonyms</text:span>: Talk, Communicate, Converse, Address, Articulate</text:p>
        </text:list-item>
        <text:list-item>
          <text:p text:style-name="P387"><text:span text:style-name="Strong_20_Emphasis">Antonyms</text:span>: Listen, Mute, Silence, Whisper, Hush</text:p>
        </text:list-item>
      </text:list>
      <text:h text:style-name="Heading_20_3" text:outline-level="3">44. <text:span text:style-name="Strong_20_Emphasis">Stand</text:span></text:h>
      <text:list text:style-name="L186">
        <text:list-item>
          <text:p text:style-name="P390"><text:span text:style-name="Strong_20_Emphasis">Synonyms</text:span>: Rise, Upright, Erect, Remain, Endure</text:p>
        </text:list-item>
        <text:list-item>
          <text:p text:style-name="P389"><text:span text:style-name="Strong_20_Emphasis">Antonyms</text:span>: Sit, Kneel, Lie down, Fall, Collapse</text:p>
        </text:list-item>
      </text:list>
      <text:h text:style-name="Heading_20_3" text:outline-level="3">45. <text:span text:style-name="Strong_20_Emphasis">Start</text:span></text:h>
      <text:list text:style-name="L187">
        <text:list-item>
          <text:p text:style-name="P392"><text:span text:style-name="Strong_20_Emphasis">Synonyms</text:span>: Begin, Commence, Initiate, Launch, Embark</text:p>
        </text:list-item>
        <text:list-item>
          <text:p text:style-name="P391"><text:span text:style-name="Strong_20_Emphasis">Antonyms</text:span>: Stop, End, Cease, Finish, Terminate</text:p>
        </text:list-item>
      </text:list>
      <text:h text:style-name="Heading_20_3" text:outline-level="3">46. <text:span text:style-name="Strong_20_Emphasis">Stop</text:span></text:h>
      <text:list text:style-name="L188">
        <text:list-item>
          <text:p text:style-name="P394"><text:span text:style-name="Strong_20_Emphasis">Synonyms</text:span>: Halt, Cease, Pause, Arrest, Terminate</text:p>
        </text:list-item>
        <text:list-item>
          <text:p text:style-name="P393"><text:span text:style-name="Strong_20_Emphasis">Antonyms</text:span>: Start, Continue, Proceed, Resume, Go</text:p>
        </text:list-item>
      </text:list>
      <text:p text:style-name="P3"/>
      <text:p text:style-name="P3">========================================================================</text:p>
      <text:p text:style-name="P5"><text:span text:style-name="Strong_20_Emphasis">47. Teach</text:span></text:p>
      <text:list text:style-name="L189">
        <text:list-item>
          <text:p text:style-name="P396"><text:span text:style-name="Strong_20_Emphasis">Synonyms</text:span>: Instruct, Educate, Tutor, Train, Mentor</text:p>
        </text:list-item>
        <text:list-item>
          <text:p text:style-name="P395"><text:span text:style-name="Strong_20_Emphasis">Antonyms</text:span>: Learn, Mislead, Ignore, Neglect, Confuse</text:p>
        </text:list-item>
      </text:list>
      <text:p text:style-name="Text_20_body"><text:span text:style-name="Strong_20_Emphasis">Explanation</text:span>:</text:p>
      <text:list text:style-name="L190">
        <text:list-item>
          <text:p text:style-name="P398"><text:span text:style-name="Strong_20_Emphasis">Instruct</text:span> – To provide detailed information or direction.</text:p>
        </text:list-item>
        <text:list-item>
          <text:p text:style-name="P398"><text:span text:style-name="Strong_20_Emphasis">Educate</text:span> – To provide knowledge or training in a subject or skill.</text:p>
        </text:list-item>
        <text:list-item>
          <text:p text:style-name="P398"><text:span text:style-name="Strong_20_Emphasis">Tutor</text:span> – To teach or assist someone individually or in a small group.</text:p>
        </text:list-item>
        <text:list-item>
          <text:p text:style-name="P398"><text:span text:style-name="Strong_20_Emphasis">Train</text:span> – To teach a skill or behavior through practice.</text:p>
        </text:list-item>
        <text:list-item>
          <text:p text:style-name="P397"><text:span text:style-name="Strong_20_Emphasis">Mentor</text:span> – To guide or advise someone with less experience.</text:p>
        </text:list-item>
      </text:list>
      <text:p text:style-name="Text_20_body"><text:span text:style-name="Strong_20_Emphasis">Antonyms</text:span>:</text:p>
      <text:list text:style-name="L191">
        <text:list-item>
          <text:p text:style-name="P400"><text:span text:style-name="Strong_20_Emphasis">Learn</text:span> – To acquire knowledge or skill.</text:p>
        </text:list-item>
        <text:list-item>
          <text:p text:style-name="P400"><text:span text:style-name="Strong_20_Emphasis">Mislead</text:span> – To guide someone in the wrong direction or give false information.</text:p>
        </text:list-item>
        <text:list-item>
          <text:p text:style-name="P400"><text:span text:style-name="Strong_20_Emphasis">Ignore</text:span> – To disregard or pay no attention to something.</text:p>
        </text:list-item>
        <text:list-item>
          <text:p text:style-name="P400"><text:span text:style-name="Strong_20_Emphasis">Neglect</text:span> – To fail to care for or give attention to something.</text:p>
        </text:list-item>
        <text:list-item>
          <text:p text:style-name="P399"><text:span text:style-name="Strong_20_Emphasis">Confuse</text:span> – To cause someone to become bewildered or perplexed.</text:p>
        </text:list-item>
      </text:list>
      <text:p text:style-name="P3"/>
      <text:p text:style-name="P3">========================================================================</text:p>
      <text:p text:style-name="P3">========================================================================</text:p>
      <text:p text:style-name="P3">========================================================================</text:p>
      <text:p text:style-name="P3">========================================================================</text:p>
      <text:p text:style-name="P3">========================================================================</text:p>
      <text:p text:style-name="P3">========================================================================</text:p>
      <text:p text:style-name="P3"><text:soft-page-break/>========================================================================</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soft-page-break/>========================================================================</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soft-page-break/>================================================================================================================================================</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15T03:05:13.204771731</meta:creation-date>
    <dc:date>2024-09-15T22:26:45.641451446</dc:date>
    <meta:editing-duration>PT5H54M43S</meta:editing-duration>
    <meta:editing-cycles>61</meta:editing-cycles>
    <meta:generator>LibreOffice/24.2.4.2$Linux_X86_64 LibreOffice_project/420$Build-2</meta:generator>
    <meta:document-statistic meta:table-count="0" meta:image-count="0" meta:object-count="0" meta:page-count="31" meta:paragraph-count="1011" meta:word-count="5368" meta:character-count="43053" meta:non-whitespace-character-count="38921"/>
  </office:meta>
</office:document-meta>
</file>